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8.86pt"/>
    </style:style>
    <style:style style:name="co2" style:family="table-column">
      <style:table-column-properties fo:break-before="auto" style:column-width="43.09pt"/>
    </style:style>
    <style:style style:name="co3" style:family="table-column">
      <style:table-column-properties fo:break-before="auto" style:column-width="43.85pt"/>
    </style:style>
    <style:style style:name="co4" style:family="table-column">
      <style:table-column-properties fo:break-before="auto" style:column-width="26.59pt"/>
    </style:style>
    <style:style style:name="co5" style:family="table-column">
      <style:table-column-properties fo:break-before="auto" style:column-width="48.36pt"/>
    </style:style>
    <style:style style:name="co6" style:family="table-column">
      <style:table-column-properties fo:break-before="auto" style:column-width="32.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35.35pt"/>
    </style:style>
    <style:style style:name="co9" style:family="table-column">
      <style:table-column-properties fo:break-before="auto" style:column-width="133.09pt"/>
    </style:style>
    <style:style style:name="co10" style:family="table-column">
      <style:table-column-properties fo:break-before="auto" style:column-width="133.85pt"/>
    </style:style>
    <style:style style:name="co11" style:family="table-column">
      <style:table-column-properties fo:break-before="auto" style:column-width="134.59pt"/>
    </style:style>
    <style:style style:name="co12" style:family="table-column">
      <style:table-column-properties fo:break-before="auto" style:column-width="148.11pt"/>
    </style:style>
    <style:style style:name="co13" style:family="table-column">
      <style:table-column-properties fo:break-before="auto" style:column-width="137.59pt"/>
    </style:style>
    <style:style style:name="co14" style:family="table-column">
      <style:table-column-properties fo:break-before="auto" style:column-width="139.86pt"/>
    </style:style>
    <style:style style:name="co15" style:family="table-column">
      <style:table-column-properties fo:break-before="auto" style:column-width="132.35pt"/>
    </style:style>
    <style:style style:name="co16" style:family="table-column">
      <style:table-column-properties fo:break-before="auto" style:column-width="136.86pt"/>
    </style:style>
    <style:style style:name="co17" style:family="table-column">
      <style:table-column-properties fo:break-before="auto" style:column-width="127.11pt"/>
    </style:style>
    <style:style style:name="co18" style:family="table-column">
      <style:table-column-properties fo:break-before="auto" style:column-width="136.09pt"/>
    </style:style>
    <style:style style:name="co19" style:family="table-column">
      <style:table-column-properties fo:break-before="auto" style:column-width="143.6pt"/>
    </style:style>
    <style:style style:name="co20" style:family="table-column">
      <style:table-column-properties fo:break-before="auto" style:column-width="146.61pt"/>
    </style:style>
    <style:style style:name="co21" style:family="table-column">
      <style:table-column-properties fo:break-before="auto" style:column-width="139.1pt"/>
    </style:style>
    <style:style style:name="co22" style:family="table-column">
      <style:table-column-properties fo:break-before="auto" style:column-width="131.61pt"/>
    </style:style>
    <style:style style:name="co23" style:family="table-column">
      <style:table-column-properties fo:break-before="auto" style:column-width="142.1pt"/>
    </style:style>
    <style:style style:name="co24" style:family="table-column">
      <style:table-column-properties fo:break-before="auto" style:column-width="130.11pt"/>
    </style:style>
    <style:style style:name="co25" style:family="table-column">
      <style:table-column-properties fo:break-before="auto" style:column-width="148.85pt"/>
    </style:style>
    <style:style style:name="co26" style:family="table-column">
      <style:table-column-properties fo:break-before="auto" style:column-width="140.6pt"/>
    </style:style>
    <style:style style:name="co27" style:family="table-column">
      <style:table-column-properties fo:break-before="auto" style:column-width="145.11pt"/>
    </style:style>
    <style:style style:name="co28" style:family="table-column">
      <style:table-column-properties fo:break-before="auto" style:column-width="141.36pt"/>
    </style:style>
    <style:style style:name="co29" style:family="table-column">
      <style:table-column-properties fo:break-before="auto" style:column-width="138.36pt"/>
    </style:style>
    <style:style style:name="co30" style:family="table-column">
      <style:table-column-properties fo:break-before="auto" style:column-width="130.85pt"/>
    </style:style>
    <style:style style:name="co31" style:family="table-column">
      <style:table-column-properties fo:break-before="auto" style:column-width="147.34pt"/>
    </style:style>
    <style:style style:name="co32" style:family="table-column">
      <style:table-column-properties fo:break-before="auto" style:column-width="127.84pt"/>
    </style:style>
    <style:style style:name="co33" style:family="table-column">
      <style:table-column-properties fo:break-before="auto" style:column-width="125.6pt"/>
    </style:style>
    <style:style style:name="co34" style:family="table-column">
      <style:table-column-properties fo:break-before="auto" style:column-width="119.59pt"/>
    </style:style>
    <style:style style:name="co35" style:family="table-column">
      <style:table-column-properties fo:break-before="auto" style:column-width="121.1pt"/>
    </style:style>
    <style:style style:name="co36" style:family="table-column">
      <style:table-column-properties fo:break-before="auto" style:column-width="28.09pt"/>
    </style:style>
    <style:style style:name="co37" style:family="table-column">
      <style:table-column-properties fo:break-before="auto" style:column-width="25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table_rates" table:style-name="ta1">
        <table:table-source xlink:type="simple" xlink:href="../../../../logs/table_rates.txt" table:table-name="table_rates" table:filter-name="Text - txt - csv (StarCalc)" table:filter-options="44,34,76,1,,0,false,false"/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5" table:default-cell-style-name="Default"/>
        <table:table-column table:style-name="co5" table:default-cell-style-name="Default"/>
        <table:table-column table:style-name="co4" table:number-columns-repeated="34" table:default-cell-style-name="Default"/>
        <table:table-column table:style-name="co5" table:default-cell-style-name="Default"/>
        <table:table-column table:style-name="co4" table:number-columns-repeated="38" table:default-cell-style-name="Default"/>
        <table:table-column table:style-name="co2" table:default-cell-style-name="Default"/>
        <table:table-column table:style-name="co4" table:number-columns-repeated="26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ExchangeRate</text:p>
          </table:table-cell>
          <table:table-cell/>
          <table:table-cell office:value-type="string" calcext:value-type="string">
            <text:p>Binance</text:p>
          </table:table-cell>
          <table:table-cell table:number-columns-repeated="126"/>
          <table:table-cell office:value-type="string" calcext:value-type="string">
            <text:p>GDAX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18-05-17T02:11:07.172</text:p>
          </table:table-cell>
          <table:table-cell/>
          <table:table-cell office:value-type="string" calcext:value-type="string">
            <text:p>XEM</text:p>
          </table:table-cell>
          <table:table-cell office:value-type="string" calcext:value-type="string">
            <text:p>NA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XVG</text:p>
          </table:table-cell>
          <table:table-cell office:value-type="string" calcext:value-type="string">
            <text:p>TNB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STEEM</text:p>
          </table:table-cell>
          <table:table-cell office:value-type="string" calcext:value-type="string">
            <text:p>AION</text:p>
          </table:table-cell>
          <table:table-cell office:value-type="string" calcext:value-type="string">
            <text:p>BCPT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VIBE</text:p>
          </table:table-cell>
          <table:table-cell office:value-type="string" calcext:value-type="string">
            <text:p>DGD</text:p>
          </table:table-cell>
          <table:table-cell office:value-type="string" calcext:value-type="string">
            <text:p>ZRX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KMD</text:p>
          </table:table-cell>
          <table:table-cell office:value-type="string" calcext:value-type="string">
            <text:p>PO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IOS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OMG</text:p>
          </table:table-cell>
          <table:table-cell office:value-type="string" calcext:value-type="string">
            <text:p>CM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BTG</text:p>
          </table:table-cell>
          <table:table-cell office:value-type="string" calcext:value-type="string">
            <text:p>CND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TRIG</text:p>
          </table:table-cell>
          <table:table-cell office:value-type="string" calcext:value-type="string">
            <text:p>RCN</text:p>
          </table:table-cell>
          <table:table-cell office:value-type="string" calcext:value-type="string">
            <text:p>ARN</text:p>
          </table:table-cell>
          <table:table-cell office:value-type="string" calcext:value-type="string">
            <text:p>POWR</text:p>
          </table:table-cell>
          <table:table-cell office:value-type="string" calcext:value-type="string">
            <text:p>BTS</text:p>
          </table:table-cell>
          <table:table-cell office:value-type="string" calcext:value-type="string">
            <text:p>KNC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GNT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SNM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PPT</text:p>
          </table:table-cell>
          <table:table-cell office:value-type="string" calcext:value-type="string">
            <text:p>SNT</text:p>
          </table:table-cell>
          <table:table-cell office:value-type="string" calcext:value-type="string">
            <text:p>RDN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PIVX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SNGLS</text:p>
          </table:table-cell>
          <table:table-cell office:value-type="string" calcext:value-type="string">
            <text:p>NEBL</text:p>
          </table:table-cell>
          <table:table-cell office:value-type="string" calcext:value-type="string">
            <text:p>QSP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ICN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BNB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ZEC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APPC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STORJ</text:p>
          </table:table-cell>
          <table:table-cell office:value-type="string" calcext:value-type="string">
            <text:p>ICX</text:p>
          </table:table-cell>
          <table:table-cell office:value-type="string" calcext:value-type="string">
            <text:p>MTH</text:p>
          </table:table-cell>
          <table:table-cell office:value-type="string" calcext:value-type="string">
            <text:p>XZC</text:p>
          </table:table-cell>
          <table:table-cell office:value-type="string" calcext:value-type="string">
            <text:p>LOOM</text:p>
          </table:table-cell>
          <table:table-cell office:value-type="string" calcext:value-type="string">
            <text:p>GXS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YOYO</text:p>
          </table:table-cell>
          <table:table-cell office:value-type="string" calcext:value-type="string">
            <text:p>BNT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QLC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EDO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ADX</text:p>
          </table:table-cell>
          <table:table-cell office:value-type="string" calcext:value-type="string">
            <text:p>AMB</text:p>
          </table:table-cell>
          <table:table-cell office:value-type="string" calcext:value-type="string">
            <text:p>XRP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PR</text:p>
          </table:table-cell>
          <table:table-cell office:value-type="string" calcext:value-type="string">
            <text:p>TRX</text:p>
          </table:table-cell>
          <table:table-cell office:value-type="string" calcext:value-type="string">
            <text:p>LSK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NUL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WABI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ENJ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EVX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GRS</text:p>
          </table:table-cell>
          <table:table-cell office:value-type="string" calcext:value-type="string">
            <text:p>LEND</text:p>
          </table:table-cell>
          <table:table-cell office:value-type="string" calcext:value-type="string">
            <text:p>DLT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PX</text:p>
          </table:table-cell>
          <table:table-cell office:value-type="string" calcext:value-type="string">
            <text:p>QTUM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BQX</text:p>
          </table:table-cell>
          <table:table-cell office:value-type="string" calcext:value-type="string">
            <text:p>NCASH</text:p>
          </table:table-cell>
          <table:table-cell office:value-type="string" calcext:value-type="string">
            <text:p>VIB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BRD</text:p>
          </table:table-cell>
          <table:table-cell office:value-type="string" calcext:value-type="string">
            <text:p>XMR</text:p>
          </table:table-cell>
          <table:table-cell office:value-type="string" calcext:value-type="string">
            <text:p>ZIL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BCH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LTC</text:p>
          </table:table-cell>
        </table:table-row>
        <table:table-row table:style-name="ro1">
          <table:table-cell office:value-type="string" calcext:value-type="string">
            <text:p>Binance</text:p>
          </table:table-cell>
          <table:table-cell office:value-type="string" calcext:value-type="string">
            <text:p>XEM</text:p>
          </table:table-cell>
          <table:table-cell office:value-type="string" calcext:value-type="string">
            <text:p>\ \ \ 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NAV</text:p>
          </table:table-cell>
          <table:table-cell/>
          <table:table-cell office:value-type="string" calcext:value-type="string">
            <text:p>\ \ \ </text:p>
          </table:table-cell>
          <table:table-cell table:number-columns-repeated="24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GTO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WTC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22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XVG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21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TNB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DNT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DT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TEEM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ION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CPT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TNT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VIBE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DGD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ZRX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CD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CC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KMD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OA</text:p>
          </table:table-cell>
          <table:table-cell table:number-columns-repeated="19"/>
          <table:table-cell office:value-type="string" calcext:value-type="string">
            <text:p>\ \ \ 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E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IOST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OE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OMG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MT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CN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TC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string" calcext:value-type="string">
            <text:p>\ \ \ 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1.79649" calcext:value-type="float">
            <text:p>11.79649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60.1902" calcext:value-type="float">
            <text:p>60.190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OTA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office:value-type="string" calcext:value-type="string">
            <text:p>\ \ \ </text:p>
          </table:table-cell>
          <table:table-cell table:number-columns-repeated="32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TG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\ \ \ </text:p>
          </table:table-cell>
          <table:table-cell table:number-columns-repeated="32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ND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30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RK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TRIG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28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RC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27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R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27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OWR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25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T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24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KN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2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GV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WING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22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HA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21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RL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19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GN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18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LZ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17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NM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15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P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N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\ \ \ 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RD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12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FU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IV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10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S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LOAK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MANA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NGL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6"/>
          <table:table-cell office:value-type="string" calcext:value-type="string">
            <text:p>\ \ \ 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NEBL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7"/>
          <table:table-cell office:value-type="string" calcext:value-type="string">
            <text:p>\ \ \ 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QSP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8"/>
          <table:table-cell office:value-type="string" calcext:value-type="string">
            <text:p>\ \ \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9"/>
          <table:table-cell office:value-type="string" calcext:value-type="string">
            <text:p>\ \ \ 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TORM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0"/>
          <table:table-cell office:value-type="string" calcext:value-type="string">
            <text:p>\ \ \ 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IC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1"/>
          <table:table-cell office:value-type="string" calcext:value-type="string">
            <text:p>\ \ \ 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ET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2"/>
          <table:table-cell office:value-type="string" calcext:value-type="string">
            <text:p>\ \ \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N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084692" calcext:value-type="float">
            <text:p>0.08469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string" calcext:value-type="string">
            <text:p>\ \ \ </text:p>
          </table:table-cell>
          <table:table-cell table:number-columns-repeated="36" office:value-type="float" office:value="0" calcext:value-type="float">
            <text:p>0</text:p>
          </table:table-cell>
          <table:table-cell/>
          <table:table-cell table:number-columns-repeated="28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CO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\ \ \ </text:p>
          </table:table-cell>
          <table:table-cell table:number-columns-repeated="71"/>
        </table:table-row>
        <table:table-row table:style-name="ro1">
          <table:table-cell/>
          <table:table-cell office:value-type="string" calcext:value-type="string">
            <text:p>NEO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\ \ \ 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ZE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69"/>
        </table:table-row>
        <table:table-row table:style-name="ro1">
          <table:table-cell/>
          <table:table-cell office:value-type="string" calcext:value-type="string">
            <text:p>LR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68"/>
        </table:table-row>
        <table:table-row table:style-name="ro1">
          <table:table-cell/>
          <table:table-cell office:value-type="string" calcext:value-type="string">
            <text:p>APP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67"/>
        </table:table-row>
        <table:table-row table:style-name="ro1">
          <table:table-cell/>
          <table:table-cell office:value-type="string" calcext:value-type="string">
            <text:p>REP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66"/>
        </table:table-row>
        <table:table-row table:style-name="ro1">
          <table:table-cell/>
          <table:table-cell office:value-type="string" calcext:value-type="string">
            <text:p>VE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ADA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F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63"/>
        </table:table-row>
        <table:table-row table:style-name="ro1">
          <table:table-cell/>
          <table:table-cell office:value-type="string" calcext:value-type="string">
            <text:p>REQ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TORJ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IC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MTH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XZ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LOOM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GX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MTL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YOYO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BN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USDT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QL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MDA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DASH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NANO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EDO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WAVE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AD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26"/>
          <table:table-cell office:value-type="string" calcext:value-type="string">
            <text:p>\ \ \ 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AMB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27"/>
          <table:table-cell office:value-type="string" calcext:value-type="string">
            <text:p>\ \ \ 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XRP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FUEL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29"/>
          <table:table-cell office:value-type="string" calcext:value-type="string">
            <text:p>\ \ \ 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WPR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30"/>
          <table:table-cell office:value-type="string" calcext:value-type="string">
            <text:p>\ \ \ 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TR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31"/>
          <table:table-cell office:value-type="string" calcext:value-type="string">
            <text:p>\ \ \ 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LSK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32"/>
          <table:table-cell office:value-type="string" calcext:value-type="string">
            <text:p>\ \ \ 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HSR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33"/>
          <table:table-cell office:value-type="string" calcext:value-type="string">
            <text:p>\ \ \ 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NUL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34"/>
          <table:table-cell office:value-type="string" calcext:value-type="string">
            <text:p>\ \ \ 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SY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35"/>
          <table:table-cell office:value-type="string" calcext:value-type="string">
            <text:p>\ \ \ 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GA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71"/>
          <table:table-cell office:value-type="string" calcext:value-type="string">
            <text:p>\ \ \ 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WABI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37"/>
          <table:table-cell office:value-type="string" calcext:value-type="string">
            <text:p>\ \ \ 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table:number-columns-repeated="26"/>
          <table:table-cell office:value-type="float" office:value="0.016583" calcext:value-type="float">
            <text:p>0.016583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3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TRA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39"/>
          <table:table-cell office:value-type="string" calcext:value-type="string">
            <text:p>\ \ \ 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40"/>
          <table:table-cell office:value-type="string" calcext:value-type="string">
            <text:p>\ \ \ 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ENJ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41"/>
          <table:table-cell office:value-type="string" calcext:value-type="string">
            <text:p>\ \ \ 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WA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42"/>
          <table:table-cell office:value-type="string" calcext:value-type="string">
            <text:p>\ \ \ 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EV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43"/>
          <table:table-cell office:value-type="string" calcext:value-type="string">
            <text:p>\ \ \ 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OA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44"/>
          <table:table-cell office:value-type="string" calcext:value-type="string">
            <text:p>\ \ \ 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R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45"/>
          <table:table-cell office:value-type="string" calcext:value-type="string">
            <text:p>\ \ \ 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LEND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46"/>
          <table:table-cell office:value-type="string" calcext:value-type="string">
            <text:p>\ \ \ 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L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47"/>
          <table:table-cell office:value-type="string" calcext:value-type="string">
            <text:p>\ \ \ 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N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48"/>
          <table:table-cell office:value-type="string" calcext:value-type="string">
            <text:p>\ \ \ 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XLM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49"/>
          <table:table-cell office:value-type="string" calcext:value-type="string">
            <text:p>\ \ \ 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50"/>
          <table:table-cell office:value-type="string" calcext:value-type="string">
            <text:p>\ \ \ 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P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51"/>
          <table:table-cell office:value-type="string" calcext:value-type="string">
            <text:p>\ \ \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QTUM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32"/>
          <table:table-cell office:value-type="string" calcext:value-type="string">
            <text:p>\ \ \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OD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53"/>
          <table:table-cell office:value-type="string" calcext:value-type="string">
            <text:p>\ \ \ 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U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54"/>
          <table:table-cell office:value-type="string" calcext:value-type="string">
            <text:p>\ \ \ 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EO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55"/>
          <table:table-cell office:value-type="string" calcext:value-type="string">
            <text:p>\ \ \ 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Q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56"/>
          <table:table-cell office:value-type="string" calcext:value-type="string">
            <text:p>\ \ \ 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NCASH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57"/>
          <table:table-cell office:value-type="string" calcext:value-type="string">
            <text:p>\ \ \ 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VIB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58"/>
          <table:table-cell office:value-type="string" calcext:value-type="string">
            <text:p>\ \ \ 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IA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59"/>
          <table:table-cell office:value-type="string" calcext:value-type="string">
            <text:p>\ \ \ 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OS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60"/>
          <table:table-cell office:value-type="string" calcext:value-type="string">
            <text:p>\ \ \ 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A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61"/>
          <table:table-cell office:value-type="string" calcext:value-type="string">
            <text:p>\ \ \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RD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62"/>
          <table:table-cell office:value-type="string" calcext:value-type="string">
            <text:p>\ \ \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MR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63"/>
          <table:table-cell office:value-type="string" calcext:value-type="string">
            <text:p>\ \ \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L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64"/>
          <table:table-cell office:value-type="string" calcext:value-type="string">
            <text:p>\ \ \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DAX</text:p>
          </table:table-cell>
          <table:table-cell office:value-type="string" calcext:value-type="string">
            <text:p>BTC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00"/>
          <table:table-cell office:value-type="string" calcext:value-type="string">
            <text:p>\ \ \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.82" calcext:value-type="float">
            <text:p>11.82</text:p>
          </table:table-cell>
          <table:table-cell office:value-type="float" office:value="60.13" calcext:value-type="float">
            <text:p>60.13</text:p>
          </table:table-cell>
        </table:table-row>
        <table:table-row table:style-name="ro1">
          <table:table-cell/>
          <table:table-cell office:value-type="string" calcext:value-type="string">
            <text:p>EUR</text:p>
          </table:table-cell>
          <table:table-cell table:number-columns-repeated="127"/>
          <table:table-cell office:value-type="float" office:value="0" calcext:value-type="float">
            <text:p>0</text:p>
          </table:table-cell>
          <table:table-cell office:value-type="string" calcext:value-type="string">
            <text:p>\ \ \ 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BP</text:p>
          </table:table-cell>
          <table:table-cell table:number-columns-repeated="127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\ \ \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H</text:p>
          </table:table-cell>
          <table:table-cell table:number-columns-repeated="127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\ \ \ 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D</text:p>
          </table:table-cell>
          <table:table-cell table:number-columns-repeated="127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\ \ \ 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0.08462" calcext:value-type="float">
            <text:p>0.084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table:number-columns-repeated="100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0.01662" calcext:value-type="float">
            <text:p>0.016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table_edges" table:style-name="ta1">
        <table:table-source xlink:type="simple" xlink:href="../../../../logs/table_edges.txt" table:table-name="table_edges" table:filter-name="Text - txt - csv (StarCalc)" table:filter-options="44,34,76,1,,0,false,false"/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9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0" table:number-columns-repeated="3" table:default-cell-style-name="Default"/>
        <table:table-column table:style-name="co16" table:default-cell-style-name="Default"/>
        <table:table-column table:style-name="co10" table:number-columns-repeated="2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6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9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9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10" table:number-columns-repeated="2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9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9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5" table:default-cell-style-name="Default"/>
        <table:table-column table:style-name="co9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9" table:default-cell-style-name="Default"/>
        <table:table-column table:style-name="co16" table:default-cell-style-name="Default"/>
        <table:table-column table:style-name="co27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1" table:number-columns-repeated="2" table:default-cell-style-name="Default"/>
        <table:table-column table:style-name="co31" table:default-cell-style-name="Default"/>
        <table:table-column table:style-name="co24" table:number-columns-repeated="2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default-cell-style-name="Default"/>
        <table:table-column table:style-name="co1" table:number-columns-repeated="2" table:default-cell-style-name="Default"/>
        <table:table-column table:style-name="co33" table:default-cell-style-name="Default"/>
        <table:table-column table:style-name="co35" table:default-cell-style-name="Default"/>
        <table:table-row table:style-name="ro1">
          <table:table-cell office:value-type="string" calcext:value-type="string">
            <text:p>Edge</text:p>
          </table:table-cell>
          <table:table-cell/>
          <table:table-cell office:value-type="string" calcext:value-type="string">
            <text:p>Binance</text:p>
          </table:table-cell>
          <table:table-cell table:number-columns-repeated="126"/>
          <table:table-cell office:value-type="string" calcext:value-type="string">
            <text:p>GDAX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18-05-17T02:11:07.172</text:p>
          </table:table-cell>
          <table:table-cell/>
          <table:table-cell office:value-type="string" calcext:value-type="string">
            <text:p>XEM</text:p>
          </table:table-cell>
          <table:table-cell office:value-type="string" calcext:value-type="string">
            <text:p>NA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XVG</text:p>
          </table:table-cell>
          <table:table-cell office:value-type="string" calcext:value-type="string">
            <text:p>TNB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STEEM</text:p>
          </table:table-cell>
          <table:table-cell office:value-type="string" calcext:value-type="string">
            <text:p>AION</text:p>
          </table:table-cell>
          <table:table-cell office:value-type="string" calcext:value-type="string">
            <text:p>BCPT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VIBE</text:p>
          </table:table-cell>
          <table:table-cell office:value-type="string" calcext:value-type="string">
            <text:p>DGD</text:p>
          </table:table-cell>
          <table:table-cell office:value-type="string" calcext:value-type="string">
            <text:p>ZRX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KMD</text:p>
          </table:table-cell>
          <table:table-cell office:value-type="string" calcext:value-type="string">
            <text:p>PO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IOS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OMG</text:p>
          </table:table-cell>
          <table:table-cell office:value-type="string" calcext:value-type="string">
            <text:p>CM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BTG</text:p>
          </table:table-cell>
          <table:table-cell office:value-type="string" calcext:value-type="string">
            <text:p>CND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TRIG</text:p>
          </table:table-cell>
          <table:table-cell office:value-type="string" calcext:value-type="string">
            <text:p>RCN</text:p>
          </table:table-cell>
          <table:table-cell office:value-type="string" calcext:value-type="string">
            <text:p>ARN</text:p>
          </table:table-cell>
          <table:table-cell office:value-type="string" calcext:value-type="string">
            <text:p>POWR</text:p>
          </table:table-cell>
          <table:table-cell office:value-type="string" calcext:value-type="string">
            <text:p>BTS</text:p>
          </table:table-cell>
          <table:table-cell office:value-type="string" calcext:value-type="string">
            <text:p>KNC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GNT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SNM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PPT</text:p>
          </table:table-cell>
          <table:table-cell office:value-type="string" calcext:value-type="string">
            <text:p>SNT</text:p>
          </table:table-cell>
          <table:table-cell office:value-type="string" calcext:value-type="string">
            <text:p>RDN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PIVX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SNGLS</text:p>
          </table:table-cell>
          <table:table-cell office:value-type="string" calcext:value-type="string">
            <text:p>NEBL</text:p>
          </table:table-cell>
          <table:table-cell office:value-type="string" calcext:value-type="string">
            <text:p>QSP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ICN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BNB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ZEC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APPC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STORJ</text:p>
          </table:table-cell>
          <table:table-cell office:value-type="string" calcext:value-type="string">
            <text:p>ICX</text:p>
          </table:table-cell>
          <table:table-cell office:value-type="string" calcext:value-type="string">
            <text:p>MTH</text:p>
          </table:table-cell>
          <table:table-cell office:value-type="string" calcext:value-type="string">
            <text:p>XZC</text:p>
          </table:table-cell>
          <table:table-cell office:value-type="string" calcext:value-type="string">
            <text:p>LOOM</text:p>
          </table:table-cell>
          <table:table-cell office:value-type="string" calcext:value-type="string">
            <text:p>GXS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YOYO</text:p>
          </table:table-cell>
          <table:table-cell office:value-type="string" calcext:value-type="string">
            <text:p>BNT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QLC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EDO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ADX</text:p>
          </table:table-cell>
          <table:table-cell office:value-type="string" calcext:value-type="string">
            <text:p>AMB</text:p>
          </table:table-cell>
          <table:table-cell office:value-type="string" calcext:value-type="string">
            <text:p>XRP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PR</text:p>
          </table:table-cell>
          <table:table-cell office:value-type="string" calcext:value-type="string">
            <text:p>TRX</text:p>
          </table:table-cell>
          <table:table-cell office:value-type="string" calcext:value-type="string">
            <text:p>LSK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NUL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WABI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ENJ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EVX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GRS</text:p>
          </table:table-cell>
          <table:table-cell office:value-type="string" calcext:value-type="string">
            <text:p>LEND</text:p>
          </table:table-cell>
          <table:table-cell office:value-type="string" calcext:value-type="string">
            <text:p>DLT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PX</text:p>
          </table:table-cell>
          <table:table-cell office:value-type="string" calcext:value-type="string">
            <text:p>QTUM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BQX</text:p>
          </table:table-cell>
          <table:table-cell office:value-type="string" calcext:value-type="string">
            <text:p>NCASH</text:p>
          </table:table-cell>
          <table:table-cell office:value-type="string" calcext:value-type="string">
            <text:p>VIB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BRD</text:p>
          </table:table-cell>
          <table:table-cell office:value-type="string" calcext:value-type="string">
            <text:p>XMR</text:p>
          </table:table-cell>
          <table:table-cell office:value-type="string" calcext:value-type="string">
            <text:p>ZIL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BCH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LTC</text:p>
          </table:table-cell>
        </table:table-row>
        <table:table-row table:style-name="ro1">
          <table:table-cell office:value-type="string" calcext:value-type="string">
            <text:p>Binance</text:p>
          </table:table-cell>
          <table:table-cell office:value-type="string" calcext:value-type="string">
            <text:p>XEM</text:p>
          </table:table-cell>
          <table:table-cell office:value-type="string" calcext:value-type="string">
            <text:p>\ \ \ </text:p>
          </table:table-cell>
          <table:table-cell table:number-columns-repeated="25"/>
          <table:table-cell office:value-type="string" calcext:value-type="string">
            <text:p>Binance.XEM-&gt;Binance.BTC</text:p>
          </table:table-cell>
          <table:table-cell table:number-columns-repeated="33"/>
          <table:table-cell office:value-type="string" calcext:value-type="string">
            <text:p>Binance.XEM-&gt;Binance.BNB</text:p>
          </table:table-cell>
          <table:table-cell office:value-type="string" calcext:value-type="string">
            <text:p>Binance.XEM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NAV</text:p>
          </table:table-cell>
          <table:table-cell/>
          <table:table-cell office:value-type="string" calcext:value-type="string">
            <text:p>\ \ \ </text:p>
          </table:table-cell>
          <table:table-cell table:number-columns-repeated="24"/>
          <table:table-cell office:value-type="string" calcext:value-type="string">
            <text:p>Binance.NAV-&gt;Binance.BTC</text:p>
          </table:table-cell>
          <table:table-cell table:number-columns-repeated="33"/>
          <table:table-cell office:value-type="string" calcext:value-type="string">
            <text:p>Binance.NAV-&gt;Binance.BNB</text:p>
          </table:table-cell>
          <table:table-cell office:value-type="string" calcext:value-type="string">
            <text:p>Binance.NAV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GTO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23"/>
          <table:table-cell office:value-type="string" calcext:value-type="string">
            <text:p>Binance.GTO-&gt;Binance.BTC</text:p>
          </table:table-cell>
          <table:table-cell table:number-columns-repeated="33"/>
          <table:table-cell office:value-type="string" calcext:value-type="string">
            <text:p>Binance.GTO-&gt;Binance.BNB</text:p>
          </table:table-cell>
          <table:table-cell office:value-type="string" calcext:value-type="string">
            <text:p>Binance.GTO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WTC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22"/>
          <table:table-cell office:value-type="string" calcext:value-type="string">
            <text:p>Binance.WTC-&gt;Binance.BTC</text:p>
          </table:table-cell>
          <table:table-cell table:number-columns-repeated="33"/>
          <table:table-cell office:value-type="string" calcext:value-type="string">
            <text:p>Binance.WTC-&gt;Binance.BNB</text:p>
          </table:table-cell>
          <table:table-cell office:value-type="string" calcext:value-type="string">
            <text:p>Binance.WTC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XVG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21"/>
          <table:table-cell office:value-type="string" calcext:value-type="string">
            <text:p>Binance.XVG-&gt;Binance.BTC</text:p>
          </table:table-cell>
          <table:table-cell table:number-columns-repeated="34"/>
          <table:table-cell office:value-type="string" calcext:value-type="string">
            <text:p>Binance.XVG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TNB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20"/>
          <table:table-cell office:value-type="string" calcext:value-type="string">
            <text:p>Binance.TNB-&gt;Binance.BTC</text:p>
          </table:table-cell>
          <table:table-cell table:number-columns-repeated="34"/>
          <table:table-cell office:value-type="string" calcext:value-type="string">
            <text:p>Binance.TNB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DNT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19"/>
          <table:table-cell office:value-type="string" calcext:value-type="string">
            <text:p>Binance.DNT-&gt;Binance.BTC</text:p>
          </table:table-cell>
          <table:table-cell table:number-columns-repeated="34"/>
          <table:table-cell office:value-type="string" calcext:value-type="string">
            <text:p>Binance.DNT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DT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18"/>
          <table:table-cell office:value-type="string" calcext:value-type="string">
            <text:p>Binance.CDT-&gt;Binance.BTC</text:p>
          </table:table-cell>
          <table:table-cell table:number-columns-repeated="34"/>
          <table:table-cell office:value-type="string" calcext:value-type="string">
            <text:p>Binance.CDT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TEEM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17"/>
          <table:table-cell office:value-type="string" calcext:value-type="string">
            <text:p>Binance.STEEM-&gt;Binance.BTC</text:p>
          </table:table-cell>
          <table:table-cell table:number-columns-repeated="33"/>
          <table:table-cell office:value-type="string" calcext:value-type="string">
            <text:p>Binance.STEEM-&gt;Binance.BNB</text:p>
          </table:table-cell>
          <table:table-cell office:value-type="string" calcext:value-type="string">
            <text:p>Binance.STEEM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ION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16"/>
          <table:table-cell office:value-type="string" calcext:value-type="string">
            <text:p>Binance.AION-&gt;Binance.BTC</text:p>
          </table:table-cell>
          <table:table-cell table:number-columns-repeated="33"/>
          <table:table-cell office:value-type="string" calcext:value-type="string">
            <text:p>Binance.AION-&gt;Binance.BNB</text:p>
          </table:table-cell>
          <table:table-cell office:value-type="string" calcext:value-type="string">
            <text:p>Binance.AION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CPT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15"/>
          <table:table-cell office:value-type="string" calcext:value-type="string">
            <text:p>Binance.BCPT-&gt;Binance.BTC</text:p>
          </table:table-cell>
          <table:table-cell table:number-columns-repeated="33"/>
          <table:table-cell office:value-type="string" calcext:value-type="string">
            <text:p>Binance.BCPT-&gt;Binance.BNB</text:p>
          </table:table-cell>
          <table:table-cell office:value-type="string" calcext:value-type="string">
            <text:p>Binance.BCPT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TNT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14"/>
          <table:table-cell office:value-type="string" calcext:value-type="string">
            <text:p>Binance.TNT-&gt;Binance.BTC</text:p>
          </table:table-cell>
          <table:table-cell table:number-columns-repeated="34"/>
          <table:table-cell office:value-type="string" calcext:value-type="string">
            <text:p>Binance.TNT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VIBE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13"/>
          <table:table-cell office:value-type="string" calcext:value-type="string">
            <text:p>Binance.VIBE-&gt;Binance.BTC</text:p>
          </table:table-cell>
          <table:table-cell table:number-columns-repeated="34"/>
          <table:table-cell office:value-type="string" calcext:value-type="string">
            <text:p>Binance.VIBE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DGD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12"/>
          <table:table-cell office:value-type="string" calcext:value-type="string">
            <text:p>Binance.DGD-&gt;Binance.BTC</text:p>
          </table:table-cell>
          <table:table-cell table:number-columns-repeated="34"/>
          <table:table-cell office:value-type="string" calcext:value-type="string">
            <text:p>Binance.DGD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ZRX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11"/>
          <table:table-cell office:value-type="string" calcext:value-type="string">
            <text:p>Binance.ZRX-&gt;Binance.BTC</text:p>
          </table:table-cell>
          <table:table-cell table:number-columns-repeated="34"/>
          <table:table-cell office:value-type="string" calcext:value-type="string">
            <text:p>Binance.ZRX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10"/>
          <table:table-cell office:value-type="string" calcext:value-type="string">
            <text:p>Binance.SUB-&gt;Binance.BTC</text:p>
          </table:table-cell>
          <table:table-cell table:number-columns-repeated="34"/>
          <table:table-cell office:value-type="string" calcext:value-type="string">
            <text:p>Binance.SUB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CD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9"/>
          <table:table-cell office:value-type="string" calcext:value-type="string">
            <text:p>Binance.BCD-&gt;Binance.BTC</text:p>
          </table:table-cell>
          <table:table-cell table:number-columns-repeated="34"/>
          <table:table-cell office:value-type="string" calcext:value-type="string">
            <text:p>Binance.BCD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CC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8"/>
          <table:table-cell office:value-type="string" calcext:value-type="string">
            <text:p>Binance.BCC-&gt;Binance.BTC</text:p>
          </table:table-cell>
          <table:table-cell table:number-columns-repeated="33"/>
          <table:table-cell office:value-type="string" calcext:value-type="string">
            <text:p>Binance.BCC-&gt;Binance.BNB</text:p>
          </table:table-cell>
          <table:table-cell office:value-type="string" calcext:value-type="string">
            <text:p>Binance.BCC-&gt;Binance.ETH</text:p>
          </table:table-cell>
          <table:table-cell table:number-columns-repeated="19"/>
          <table:table-cell office:value-type="string" calcext:value-type="string">
            <text:p>Binance.BCC-&gt;Binance.USDT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KMD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7"/>
          <table:table-cell office:value-type="string" calcext:value-type="string">
            <text:p>Binance.KMD-&gt;Binance.BTC</text:p>
          </table:table-cell>
          <table:table-cell table:number-columns-repeated="34"/>
          <table:table-cell office:value-type="string" calcext:value-type="string">
            <text:p>Binance.KMD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OA</text:p>
          </table:table-cell>
          <table:table-cell table:number-columns-repeated="19"/>
          <table:table-cell office:value-type="string" calcext:value-type="string">
            <text:p>\ \ \ </text:p>
          </table:table-cell>
          <table:table-cell table:number-columns-repeated="6"/>
          <table:table-cell office:value-type="string" calcext:value-type="string">
            <text:p>Binance.POA-&gt;Binance.BTC</text:p>
          </table:table-cell>
          <table:table-cell table:number-columns-repeated="33"/>
          <table:table-cell office:value-type="string" calcext:value-type="string">
            <text:p>Binance.POA-&gt;Binance.BNB</text:p>
          </table:table-cell>
          <table:table-cell office:value-type="string" calcext:value-type="string">
            <text:p>Binance.POA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E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5"/>
          <table:table-cell office:value-type="string" calcext:value-type="string">
            <text:p>Binance.AE-&gt;Binance.BTC</text:p>
          </table:table-cell>
          <table:table-cell table:number-columns-repeated="33"/>
          <table:table-cell office:value-type="string" calcext:value-type="string">
            <text:p>Binance.AE-&gt;Binance.BNB</text:p>
          </table:table-cell>
          <table:table-cell office:value-type="string" calcext:value-type="string">
            <text:p>Binance.AE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IOST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4"/>
          <table:table-cell office:value-type="string" calcext:value-type="string">
            <text:p>Binance.IOST-&gt;Binance.BTC</text:p>
          </table:table-cell>
          <table:table-cell table:number-columns-repeated="34"/>
          <table:table-cell office:value-type="string" calcext:value-type="string">
            <text:p>Binance.IOST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OE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3"/>
          <table:table-cell office:value-type="string" calcext:value-type="string">
            <text:p>Binance.POE-&gt;Binance.BTC</text:p>
          </table:table-cell>
          <table:table-cell table:number-columns-repeated="34"/>
          <table:table-cell office:value-type="string" calcext:value-type="string">
            <text:p>Binance.POE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OMG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2"/>
          <table:table-cell office:value-type="string" calcext:value-type="string">
            <text:p>Binance.OMG-&gt;Binance.BTC</text:p>
          </table:table-cell>
          <table:table-cell table:number-columns-repeated="34"/>
          <table:table-cell office:value-type="string" calcext:value-type="string">
            <text:p>Binance.OMG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MT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/>
          <table:table-cell office:value-type="string" calcext:value-type="string">
            <text:p>Binance.CMT-&gt;Binance.BTC</text:p>
          </table:table-cell>
          <table:table-cell table:number-columns-repeated="33"/>
          <table:table-cell office:value-type="string" calcext:value-type="string">
            <text:p>Binance.CMT-&gt;Binance.BNB</text:p>
          </table:table-cell>
          <table:table-cell office:value-type="string" calcext:value-type="string">
            <text:p>Binance.CMT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CN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office:value-type="string" calcext:value-type="string">
            <text:p>Binance.BCN-&gt;Binance.BTC</text:p>
          </table:table-cell>
          <table:table-cell table:number-columns-repeated="33"/>
          <table:table-cell office:value-type="string" calcext:value-type="string">
            <text:p>Binance.BCN-&gt;Binance.BNB</text:p>
          </table:table-cell>
          <table:table-cell office:value-type="string" calcext:value-type="string">
            <text:p>Binance.BCN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TC</text:p>
          </table:table-cell>
          <table:table-cell office:value-type="string" calcext:value-type="string">
            <text:p>Binance.BTC-&gt;Binance.XEM</text:p>
          </table:table-cell>
          <table:table-cell office:value-type="string" calcext:value-type="string">
            <text:p>Binance.BTC-&gt;Binance.NAV</text:p>
          </table:table-cell>
          <table:table-cell office:value-type="string" calcext:value-type="string">
            <text:p>Binance.BTC-&gt;Binance.GTO</text:p>
          </table:table-cell>
          <table:table-cell office:value-type="string" calcext:value-type="string">
            <text:p>Binance.BTC-&gt;Binance.WTC</text:p>
          </table:table-cell>
          <table:table-cell office:value-type="string" calcext:value-type="string">
            <text:p>Binance.BTC-&gt;Binance.XVG</text:p>
          </table:table-cell>
          <table:table-cell office:value-type="string" calcext:value-type="string">
            <text:p>Binance.BTC-&gt;Binance.TNB</text:p>
          </table:table-cell>
          <table:table-cell office:value-type="string" calcext:value-type="string">
            <text:p>Binance.BTC-&gt;Binance.DNT</text:p>
          </table:table-cell>
          <table:table-cell office:value-type="string" calcext:value-type="string">
            <text:p>Binance.BTC-&gt;Binance.CDT</text:p>
          </table:table-cell>
          <table:table-cell office:value-type="string" calcext:value-type="string">
            <text:p>Binance.BTC-&gt;Binance.STEEM</text:p>
          </table:table-cell>
          <table:table-cell office:value-type="string" calcext:value-type="string">
            <text:p>Binance.BTC-&gt;Binance.AION</text:p>
          </table:table-cell>
          <table:table-cell office:value-type="string" calcext:value-type="string">
            <text:p>Binance.BTC-&gt;Binance.BCPT</text:p>
          </table:table-cell>
          <table:table-cell office:value-type="string" calcext:value-type="string">
            <text:p>Binance.BTC-&gt;Binance.TNT</text:p>
          </table:table-cell>
          <table:table-cell office:value-type="string" calcext:value-type="string">
            <text:p>Binance.BTC-&gt;Binance.VIBE</text:p>
          </table:table-cell>
          <table:table-cell office:value-type="string" calcext:value-type="string">
            <text:p>Binance.BTC-&gt;Binance.DGD</text:p>
          </table:table-cell>
          <table:table-cell office:value-type="string" calcext:value-type="string">
            <text:p>Binance.BTC-&gt;Binance.ZRX</text:p>
          </table:table-cell>
          <table:table-cell office:value-type="string" calcext:value-type="string">
            <text:p>Binance.BTC-&gt;Binance.SUB</text:p>
          </table:table-cell>
          <table:table-cell office:value-type="string" calcext:value-type="string">
            <text:p>Binance.BTC-&gt;Binance.BCD</text:p>
          </table:table-cell>
          <table:table-cell office:value-type="string" calcext:value-type="string">
            <text:p>Binance.BTC-&gt;Binance.BCC</text:p>
          </table:table-cell>
          <table:table-cell office:value-type="string" calcext:value-type="string">
            <text:p>Binance.BTC-&gt;Binance.KMD</text:p>
          </table:table-cell>
          <table:table-cell office:value-type="string" calcext:value-type="string">
            <text:p>Binance.BTC-&gt;Binance.POA</text:p>
          </table:table-cell>
          <table:table-cell office:value-type="string" calcext:value-type="string">
            <text:p>Binance.BTC-&gt;Binance.AE</text:p>
          </table:table-cell>
          <table:table-cell office:value-type="string" calcext:value-type="string">
            <text:p>Binance.BTC-&gt;Binance.IOST</text:p>
          </table:table-cell>
          <table:table-cell office:value-type="string" calcext:value-type="string">
            <text:p>Binance.BTC-&gt;Binance.POE</text:p>
          </table:table-cell>
          <table:table-cell office:value-type="string" calcext:value-type="string">
            <text:p>Binance.BTC-&gt;Binance.OMG</text:p>
          </table:table-cell>
          <table:table-cell office:value-type="string" calcext:value-type="string">
            <text:p>Binance.BTC-&gt;Binance.CMT</text:p>
          </table:table-cell>
          <table:table-cell office:value-type="string" calcext:value-type="string">
            <text:p>Binance.BTC-&gt;Binance.BCN</text:p>
          </table:table-cell>
          <table:table-cell office:value-type="string" calcext:value-type="string">
            <text:p>\ \ \ </text:p>
          </table:table-cell>
          <table:table-cell office:value-type="string" calcext:value-type="string">
            <text:p>Binance.BTC-&gt;Binance.IOTA</text:p>
          </table:table-cell>
          <table:table-cell office:value-type="string" calcext:value-type="string">
            <text:p>Binance.BTC-&gt;Binance.BTG</text:p>
          </table:table-cell>
          <table:table-cell office:value-type="string" calcext:value-type="string">
            <text:p>Binance.BTC-&gt;Binance.CND</text:p>
          </table:table-cell>
          <table:table-cell office:value-type="string" calcext:value-type="string">
            <text:p>Binance.BTC-&gt;Binance.ARK</text:p>
          </table:table-cell>
          <table:table-cell office:value-type="string" calcext:value-type="string">
            <text:p>Binance.BTC-&gt;Binance.TRIG</text:p>
          </table:table-cell>
          <table:table-cell office:value-type="string" calcext:value-type="string">
            <text:p>Binance.BTC-&gt;Binance.RCN</text:p>
          </table:table-cell>
          <table:table-cell office:value-type="string" calcext:value-type="string">
            <text:p>Binance.BTC-&gt;Binance.ARN</text:p>
          </table:table-cell>
          <table:table-cell office:value-type="string" calcext:value-type="string">
            <text:p>Binance.BTC-&gt;Binance.POWR</text:p>
          </table:table-cell>
          <table:table-cell office:value-type="string" calcext:value-type="string">
            <text:p>Binance.BTC-&gt;Binance.BTS</text:p>
          </table:table-cell>
          <table:table-cell office:value-type="string" calcext:value-type="string">
            <text:p>Binance.BTC-&gt;Binance.KNC</text:p>
          </table:table-cell>
          <table:table-cell office:value-type="string" calcext:value-type="string">
            <text:p>Binance.BTC-&gt;Binance.GVT</text:p>
          </table:table-cell>
          <table:table-cell office:value-type="string" calcext:value-type="string">
            <text:p>Binance.BTC-&gt;Binance.WINGS</text:p>
          </table:table-cell>
          <table:table-cell office:value-type="string" calcext:value-type="string">
            <text:p>Binance.BTC-&gt;Binance.CHAT</text:p>
          </table:table-cell>
          <table:table-cell office:value-type="string" calcext:value-type="string">
            <text:p>Binance.BTC-&gt;Binance.RLC</text:p>
          </table:table-cell>
          <table:table-cell office:value-type="string" calcext:value-type="string">
            <text:p>Binance.BTC-&gt;Binance.GNT</text:p>
          </table:table-cell>
          <table:table-cell office:value-type="string" calcext:value-type="string">
            <text:p>Binance.BTC-&gt;Binance.BLZ</text:p>
          </table:table-cell>
          <table:table-cell office:value-type="string" calcext:value-type="string">
            <text:p>Binance.BTC-&gt;Binance.SNM</text:p>
          </table:table-cell>
          <table:table-cell office:value-type="string" calcext:value-type="string">
            <text:p>Binance.BTC-&gt;Binance.ONT</text:p>
          </table:table-cell>
          <table:table-cell office:value-type="string" calcext:value-type="string">
            <text:p>Binance.BTC-&gt;Binance.PPT</text:p>
          </table:table-cell>
          <table:table-cell office:value-type="string" calcext:value-type="string">
            <text:p>Binance.BTC-&gt;Binance.SNT</text:p>
          </table:table-cell>
          <table:table-cell office:value-type="string" calcext:value-type="string">
            <text:p>Binance.BTC-&gt;Binance.RDN</text:p>
          </table:table-cell>
          <table:table-cell office:value-type="string" calcext:value-type="string">
            <text:p>Binance.BTC-&gt;Binance.FUN</text:p>
          </table:table-cell>
          <table:table-cell office:value-type="string" calcext:value-type="string">
            <text:p>Binance.BTC-&gt;Binance.PIVX</text:p>
          </table:table-cell>
          <table:table-cell office:value-type="string" calcext:value-type="string">
            <text:p>Binance.BTC-&gt;Binance.AST</text:p>
          </table:table-cell>
          <table:table-cell office:value-type="string" calcext:value-type="string">
            <text:p>Binance.BTC-&gt;Binance.CLOAK</text:p>
          </table:table-cell>
          <table:table-cell office:value-type="string" calcext:value-type="string">
            <text:p>Binance.BTC-&gt;Binance.MANA</text:p>
          </table:table-cell>
          <table:table-cell office:value-type="string" calcext:value-type="string">
            <text:p>Binance.BTC-&gt;Binance.SNGLS</text:p>
          </table:table-cell>
          <table:table-cell office:value-type="string" calcext:value-type="string">
            <text:p>Binance.BTC-&gt;Binance.NEBL</text:p>
          </table:table-cell>
          <table:table-cell office:value-type="string" calcext:value-type="string">
            <text:p>Binance.BTC-&gt;Binance.QSP</text:p>
          </table:table-cell>
          <table:table-cell office:value-type="string" calcext:value-type="string">
            <text:p>Binance.BTC-&gt;Binance.SALT</text:p>
          </table:table-cell>
          <table:table-cell office:value-type="string" calcext:value-type="string">
            <text:p>Binance.BTC-&gt;Binance.STORM</text:p>
          </table:table-cell>
          <table:table-cell office:value-type="string" calcext:value-type="string">
            <text:p>Binance.BTC-&gt;Binance.ICN</text:p>
          </table:table-cell>
          <table:table-cell office:value-type="string" calcext:value-type="string">
            <text:p>Binance.BTC-&gt;Binance.ETC</text:p>
          </table:table-cell>
          <table:table-cell office:value-type="string" calcext:value-type="string">
            <text:p>Binance.BTC-&gt;Binance.BNB</text:p>
          </table:table-cell>
          <table:table-cell office:value-type="string" calcext:value-type="string">
            <text:p>Binance.BTC-&gt;Binance.ETH</text:p>
          </table:table-cell>
          <table:table-cell office:value-type="string" calcext:value-type="string">
            <text:p>Binance.BTC-&gt;Binance.MCO</text:p>
          </table:table-cell>
          <table:table-cell office:value-type="string" calcext:value-type="string">
            <text:p>Binance.BTC-&gt;Binance.NEO</text:p>
          </table:table-cell>
          <table:table-cell office:value-type="string" calcext:value-type="string">
            <text:p>Binance.BTC-&gt;Binance.ZEC</text:p>
          </table:table-cell>
          <table:table-cell office:value-type="string" calcext:value-type="string">
            <text:p>Binance.BTC-&gt;Binance.LRC</text:p>
          </table:table-cell>
          <table:table-cell office:value-type="string" calcext:value-type="string">
            <text:p>Binance.BTC-&gt;Binance.APPC</text:p>
          </table:table-cell>
          <table:table-cell office:value-type="string" calcext:value-type="string">
            <text:p>Binance.BTC-&gt;Binance.REP</text:p>
          </table:table-cell>
          <table:table-cell office:value-type="string" calcext:value-type="string">
            <text:p>Binance.BTC-&gt;Binance.VEN</text:p>
          </table:table-cell>
          <table:table-cell office:value-type="string" calcext:value-type="string">
            <text:p>Binance.BTC-&gt;Binance.ADA</text:p>
          </table:table-cell>
          <table:table-cell office:value-type="string" calcext:value-type="string">
            <text:p>Binance.BTC-&gt;Binance.ELF</text:p>
          </table:table-cell>
          <table:table-cell office:value-type="string" calcext:value-type="string">
            <text:p>Binance.BTC-&gt;Binance.REQ</text:p>
          </table:table-cell>
          <table:table-cell office:value-type="string" calcext:value-type="string">
            <text:p>Binance.BTC-&gt;Binance.STORJ</text:p>
          </table:table-cell>
          <table:table-cell office:value-type="string" calcext:value-type="string">
            <text:p>Binance.BTC-&gt;Binance.ICX</text:p>
          </table:table-cell>
          <table:table-cell office:value-type="string" calcext:value-type="string">
            <text:p>Binance.BTC-&gt;Binance.MTH</text:p>
          </table:table-cell>
          <table:table-cell office:value-type="string" calcext:value-type="string">
            <text:p>Binance.BTC-&gt;Binance.XZC</text:p>
          </table:table-cell>
          <table:table-cell office:value-type="string" calcext:value-type="string">
            <text:p>Binance.BTC-&gt;Binance.LOOM</text:p>
          </table:table-cell>
          <table:table-cell office:value-type="string" calcext:value-type="string">
            <text:p>Binance.BTC-&gt;Binance.GXS</text:p>
          </table:table-cell>
          <table:table-cell office:value-type="string" calcext:value-type="string">
            <text:p>Binance.BTC-&gt;Binance.MTL</text:p>
          </table:table-cell>
          <table:table-cell office:value-type="string" calcext:value-type="string">
            <text:p>Binance.BTC-&gt;Binance.YOYO</text:p>
          </table:table-cell>
          <table:table-cell office:value-type="string" calcext:value-type="string">
            <text:p>Binance.BTC-&gt;Binance.BNT</text:p>
          </table:table-cell>
          <table:table-cell office:value-type="string" calcext:value-type="string">
            <text:p>Binance.BTC-&gt;Binance.USDT</text:p>
          </table:table-cell>
          <table:table-cell office:value-type="string" calcext:value-type="string">
            <text:p>Binance.BTC-&gt;Binance.QLC</text:p>
          </table:table-cell>
          <table:table-cell office:value-type="string" calcext:value-type="string">
            <text:p>Binance.BTC-&gt;Binance.MDA</text:p>
          </table:table-cell>
          <table:table-cell office:value-type="string" calcext:value-type="string">
            <text:p>Binance.BTC-&gt;Binance.DASH</text:p>
          </table:table-cell>
          <table:table-cell office:value-type="string" calcext:value-type="string">
            <text:p>Binance.BTC-&gt;Binance.NANO</text:p>
          </table:table-cell>
          <table:table-cell office:value-type="string" calcext:value-type="string">
            <text:p>Binance.BTC-&gt;Binance.EDO</text:p>
          </table:table-cell>
          <table:table-cell office:value-type="string" calcext:value-type="string">
            <text:p>Binance.BTC-&gt;Binance.WAVES</text:p>
          </table:table-cell>
          <table:table-cell office:value-type="string" calcext:value-type="string">
            <text:p>Binance.BTC-&gt;Binance.ADX</text:p>
          </table:table-cell>
          <table:table-cell office:value-type="string" calcext:value-type="string">
            <text:p>Binance.BTC-&gt;Binance.AMB</text:p>
          </table:table-cell>
          <table:table-cell office:value-type="string" calcext:value-type="string">
            <text:p>Binance.BTC-&gt;Binance.XRP</text:p>
          </table:table-cell>
          <table:table-cell office:value-type="string" calcext:value-type="string">
            <text:p>Binance.BTC-&gt;Binance.FUEL</text:p>
          </table:table-cell>
          <table:table-cell office:value-type="string" calcext:value-type="string">
            <text:p>Binance.BTC-&gt;Binance.WPR</text:p>
          </table:table-cell>
          <table:table-cell office:value-type="string" calcext:value-type="string">
            <text:p>Binance.BTC-&gt;Binance.TRX</text:p>
          </table:table-cell>
          <table:table-cell office:value-type="string" calcext:value-type="string">
            <text:p>Binance.BTC-&gt;Binance.LSK</text:p>
          </table:table-cell>
          <table:table-cell office:value-type="string" calcext:value-type="string">
            <text:p>Binance.BTC-&gt;Binance.HSR</text:p>
          </table:table-cell>
          <table:table-cell office:value-type="string" calcext:value-type="string">
            <text:p>Binance.BTC-&gt;Binance.NULS</text:p>
          </table:table-cell>
          <table:table-cell office:value-type="string" calcext:value-type="string">
            <text:p>Binance.BTC-&gt;Binance.SYS</text:p>
          </table:table-cell>
          <table:table-cell office:value-type="string" calcext:value-type="string">
            <text:p>Binance.BTC-&gt;Binance.GAS</text:p>
          </table:table-cell>
          <table:table-cell office:value-type="string" calcext:value-type="string">
            <text:p>Binance.BTC-&gt;Binance.WABI</text:p>
          </table:table-cell>
          <table:table-cell office:value-type="string" calcext:value-type="string">
            <text:p>Binance.BTC-&gt;Binance.LTC</text:p>
          </table:table-cell>
          <table:table-cell office:value-type="string" calcext:value-type="string">
            <text:p>Binance.BTC-&gt;Binance.STRAT</text:p>
          </table:table-cell>
          <table:table-cell office:value-type="string" calcext:value-type="string">
            <text:p>Binance.BTC-&gt;Binance.ENG</text:p>
          </table:table-cell>
          <table:table-cell office:value-type="string" calcext:value-type="string">
            <text:p>Binance.BTC-&gt;Binance.ENJ</text:p>
          </table:table-cell>
          <table:table-cell office:value-type="string" calcext:value-type="string">
            <text:p>Binance.BTC-&gt;Binance.WAN</text:p>
          </table:table-cell>
          <table:table-cell office:value-type="string" calcext:value-type="string">
            <text:p>Binance.BTC-&gt;Binance.EVX</text:p>
          </table:table-cell>
          <table:table-cell office:value-type="string" calcext:value-type="string">
            <text:p>Binance.BTC-&gt;Binance.OAX</text:p>
          </table:table-cell>
          <table:table-cell office:value-type="string" calcext:value-type="string">
            <text:p>Binance.BTC-&gt;Binance.GRS</text:p>
          </table:table-cell>
          <table:table-cell office:value-type="string" calcext:value-type="string">
            <text:p>Binance.BTC-&gt;Binance.LEND</text:p>
          </table:table-cell>
          <table:table-cell office:value-type="string" calcext:value-type="string">
            <text:p>Binance.BTC-&gt;Binance.DLT</text:p>
          </table:table-cell>
          <table:table-cell office:value-type="string" calcext:value-type="string">
            <text:p>Binance.BTC-&gt;Binance.INS</text:p>
          </table:table-cell>
          <table:table-cell office:value-type="string" calcext:value-type="string">
            <text:p>Binance.BTC-&gt;Binance.XLM</text:p>
          </table:table-cell>
          <table:table-cell office:value-type="string" calcext:value-type="string">
            <text:p>Binance.BTC-&gt;Binance.LINK</text:p>
          </table:table-cell>
          <table:table-cell office:value-type="string" calcext:value-type="string">
            <text:p>Binance.BTC-&gt;Binance.RPX</text:p>
          </table:table-cell>
          <table:table-cell office:value-type="string" calcext:value-type="string">
            <text:p>Binance.BTC-&gt;Binance.QTUM</text:p>
          </table:table-cell>
          <table:table-cell office:value-type="string" calcext:value-type="string">
            <text:p>Binance.BTC-&gt;Binance.MOD</text:p>
          </table:table-cell>
          <table:table-cell office:value-type="string" calcext:value-type="string">
            <text:p>Binance.BTC-&gt;Binance.LUN</text:p>
          </table:table-cell>
          <table:table-cell office:value-type="string" calcext:value-type="string">
            <text:p>Binance.BTC-&gt;Binance.EOS</text:p>
          </table:table-cell>
          <table:table-cell office:value-type="string" calcext:value-type="string">
            <text:p>Binance.BTC-&gt;Binance.BQX</text:p>
          </table:table-cell>
          <table:table-cell office:value-type="string" calcext:value-type="string">
            <text:p>Binance.BTC-&gt;Binance.NCASH</text:p>
          </table:table-cell>
          <table:table-cell office:value-type="string" calcext:value-type="string">
            <text:p>Binance.BTC-&gt;Binance.VIB</text:p>
          </table:table-cell>
          <table:table-cell office:value-type="string" calcext:value-type="string">
            <text:p>Binance.BTC-&gt;Binance.VIA</text:p>
          </table:table-cell>
          <table:table-cell office:value-type="string" calcext:value-type="string">
            <text:p>Binance.BTC-&gt;Binance.OST</text:p>
          </table:table-cell>
          <table:table-cell office:value-type="string" calcext:value-type="string">
            <text:p>Binance.BTC-&gt;Binance.BAT</text:p>
          </table:table-cell>
          <table:table-cell office:value-type="string" calcext:value-type="string">
            <text:p>Binance.BTC-&gt;Binance.BRD</text:p>
          </table:table-cell>
          <table:table-cell office:value-type="string" calcext:value-type="string">
            <text:p>Binance.BTC-&gt;Binance.XMR</text:p>
          </table:table-cell>
          <table:table-cell office:value-type="string" calcext:value-type="string">
            <text:p>Binance.BTC-&gt;Binance.ZIL</text:p>
          </table:table-cell>
          <table:table-cell office:value-type="string" calcext:value-type="string">
            <text:p>Binance.BTC-&gt;GDAX.BTC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OTA</text:p>
          </table:table-cell>
          <table:table-cell table:number-columns-repeated="26"/>
          <table:table-cell office:value-type="string" calcext:value-type="string">
            <text:p>Binance.IOTA-&gt;Binance.BTC</text:p>
          </table:table-cell>
          <table:table-cell office:value-type="string" calcext:value-type="string">
            <text:p>\ \ \ </text:p>
          </table:table-cell>
          <table:table-cell table:number-columns-repeated="32"/>
          <table:table-cell office:value-type="string" calcext:value-type="string">
            <text:p>Binance.IOTA-&gt;Binance.BNB</text:p>
          </table:table-cell>
          <table:table-cell office:value-type="string" calcext:value-type="string">
            <text:p>Binance.IOTA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TG</text:p>
          </table:table-cell>
          <table:table-cell table:number-columns-repeated="26"/>
          <table:table-cell office:value-type="string" calcext:value-type="string">
            <text:p>Binance.BTG-&gt;Binance.BTC</text:p>
          </table:table-cell>
          <table:table-cell/>
          <table:table-cell office:value-type="string" calcext:value-type="string">
            <text:p>\ \ \ </text:p>
          </table:table-cell>
          <table:table-cell table:number-columns-repeated="32"/>
          <table:table-cell office:value-type="string" calcext:value-type="string">
            <text:p>Binance.BTG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ND</text:p>
          </table:table-cell>
          <table:table-cell table:number-columns-repeated="26"/>
          <table:table-cell office:value-type="string" calcext:value-type="string">
            <text:p>Binance.CND-&gt;Binance.BTC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30"/>
          <table:table-cell office:value-type="string" calcext:value-type="string">
            <text:p>Binance.CND-&gt;Binance.BNB</text:p>
          </table:table-cell>
          <table:table-cell office:value-type="string" calcext:value-type="string">
            <text:p>Binance.CND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RK</text:p>
          </table:table-cell>
          <table:table-cell table:number-columns-repeated="26"/>
          <table:table-cell office:value-type="string" calcext:value-type="string">
            <text:p>Binance.ARK-&gt;Binance.BTC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30"/>
          <table:table-cell office:value-type="string" calcext:value-type="string">
            <text:p>Binance.ARK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TRIG</text:p>
          </table:table-cell>
          <table:table-cell table:number-columns-repeated="26"/>
          <table:table-cell office:value-type="string" calcext:value-type="string">
            <text:p>Binance.TRIG-&gt;Binance.BTC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28"/>
          <table:table-cell office:value-type="string" calcext:value-type="string">
            <text:p>Binance.TRIG-&gt;Binance.BNB</text:p>
          </table:table-cell>
          <table:table-cell office:value-type="string" calcext:value-type="string">
            <text:p>Binance.TRIG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RCN</text:p>
          </table:table-cell>
          <table:table-cell table:number-columns-repeated="26"/>
          <table:table-cell office:value-type="string" calcext:value-type="string">
            <text:p>Binance.RCN-&gt;Binance.BTC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27"/>
          <table:table-cell office:value-type="string" calcext:value-type="string">
            <text:p>Binance.RCN-&gt;Binance.BNB</text:p>
          </table:table-cell>
          <table:table-cell office:value-type="string" calcext:value-type="string">
            <text:p>Binance.RCN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RN</text:p>
          </table:table-cell>
          <table:table-cell table:number-columns-repeated="26"/>
          <table:table-cell office:value-type="string" calcext:value-type="string">
            <text:p>Binance.ARN-&gt;Binance.BTC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27"/>
          <table:table-cell office:value-type="string" calcext:value-type="string">
            <text:p>Binance.ARN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OWR</text:p>
          </table:table-cell>
          <table:table-cell table:number-columns-repeated="26"/>
          <table:table-cell office:value-type="string" calcext:value-type="string">
            <text:p>Binance.POWR-&gt;Binance.BTC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25"/>
          <table:table-cell office:value-type="string" calcext:value-type="string">
            <text:p>Binance.POWR-&gt;Binance.BNB</text:p>
          </table:table-cell>
          <table:table-cell office:value-type="string" calcext:value-type="string">
            <text:p>Binance.POWR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TS</text:p>
          </table:table-cell>
          <table:table-cell table:number-columns-repeated="26"/>
          <table:table-cell office:value-type="string" calcext:value-type="string">
            <text:p>Binance.BTS-&gt;Binance.BTC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24"/>
          <table:table-cell office:value-type="string" calcext:value-type="string">
            <text:p>Binance.BTS-&gt;Binance.BNB</text:p>
          </table:table-cell>
          <table:table-cell office:value-type="string" calcext:value-type="string">
            <text:p>Binance.BTS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KNC</text:p>
          </table:table-cell>
          <table:table-cell table:number-columns-repeated="26"/>
          <table:table-cell office:value-type="string" calcext:value-type="string">
            <text:p>Binance.KNC-&gt;Binance.BTC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24"/>
          <table:table-cell office:value-type="string" calcext:value-type="string">
            <text:p>Binance.KNC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GVT</text:p>
          </table:table-cell>
          <table:table-cell table:number-columns-repeated="26"/>
          <table:table-cell office:value-type="string" calcext:value-type="string">
            <text:p>Binance.GVT-&gt;Binance.BTC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23"/>
          <table:table-cell office:value-type="string" calcext:value-type="string">
            <text:p>Binance.GVT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WINGS</text:p>
          </table:table-cell>
          <table:table-cell table:number-columns-repeated="26"/>
          <table:table-cell office:value-type="string" calcext:value-type="string">
            <text:p>Binance.WINGS-&gt;Binance.BTC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22"/>
          <table:table-cell office:value-type="string" calcext:value-type="string">
            <text:p>Binance.WINGS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HAT</text:p>
          </table:table-cell>
          <table:table-cell table:number-columns-repeated="26"/>
          <table:table-cell office:value-type="string" calcext:value-type="string">
            <text:p>Binance.CHAT-&gt;Binance.BTC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21"/>
          <table:table-cell office:value-type="string" calcext:value-type="string">
            <text:p>Binance.CHAT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RLC</text:p>
          </table:table-cell>
          <table:table-cell table:number-columns-repeated="26"/>
          <table:table-cell office:value-type="string" calcext:value-type="string">
            <text:p>Binance.RLC-&gt;Binance.BTC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19"/>
          <table:table-cell office:value-type="string" calcext:value-type="string">
            <text:p>Binance.RLC-&gt;Binance.BNB</text:p>
          </table:table-cell>
          <table:table-cell office:value-type="string" calcext:value-type="string">
            <text:p>Binance.RLC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GNT</text:p>
          </table:table-cell>
          <table:table-cell table:number-columns-repeated="26"/>
          <table:table-cell office:value-type="string" calcext:value-type="string">
            <text:p>Binance.GNT-&gt;Binance.BTC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18"/>
          <table:table-cell office:value-type="string" calcext:value-type="string">
            <text:p>Binance.GNT-&gt;Binance.BNB</text:p>
          </table:table-cell>
          <table:table-cell office:value-type="string" calcext:value-type="string">
            <text:p>Binance.GNT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LZ</text:p>
          </table:table-cell>
          <table:table-cell table:number-columns-repeated="26"/>
          <table:table-cell office:value-type="string" calcext:value-type="string">
            <text:p>Binance.BLZ-&gt;Binance.BTC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17"/>
          <table:table-cell office:value-type="string" calcext:value-type="string">
            <text:p>Binance.BLZ-&gt;Binance.BNB</text:p>
          </table:table-cell>
          <table:table-cell office:value-type="string" calcext:value-type="string">
            <text:p>Binance.BLZ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NM</text:p>
          </table:table-cell>
          <table:table-cell table:number-columns-repeated="26"/>
          <table:table-cell office:value-type="string" calcext:value-type="string">
            <text:p>Binance.SNM-&gt;Binance.BTC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17"/>
          <table:table-cell office:value-type="string" calcext:value-type="string">
            <text:p>Binance.SNM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table:number-columns-repeated="26"/>
          <table:table-cell office:value-type="string" calcext:value-type="string">
            <text:p>Binance.ONT-&gt;Binance.BTC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15"/>
          <table:table-cell office:value-type="string" calcext:value-type="string">
            <text:p>Binance.ONT-&gt;Binance.BNB</text:p>
          </table:table-cell>
          <table:table-cell office:value-type="string" calcext:value-type="string">
            <text:p>Binance.ONT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PT</text:p>
          </table:table-cell>
          <table:table-cell table:number-columns-repeated="26"/>
          <table:table-cell office:value-type="string" calcext:value-type="string">
            <text:p>Binance.PPT-&gt;Binance.BTC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15"/>
          <table:table-cell office:value-type="string" calcext:value-type="string">
            <text:p>Binance.PPT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NT</text:p>
          </table:table-cell>
          <table:table-cell table:number-columns-repeated="26"/>
          <table:table-cell office:value-type="string" calcext:value-type="string">
            <text:p>Binance.SNT-&gt;Binance.BTC</text:p>
          </table:table-cell>
          <table:table-cell table:number-columns-repeated="19"/>
          <table:table-cell office:value-type="string" calcext:value-type="string">
            <text:p>\ \ \ </text:p>
          </table:table-cell>
          <table:table-cell table:number-columns-repeated="14"/>
          <table:table-cell office:value-type="string" calcext:value-type="string">
            <text:p>Binance.SNT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RDN</text:p>
          </table:table-cell>
          <table:table-cell table:number-columns-repeated="26"/>
          <table:table-cell office:value-type="string" calcext:value-type="string">
            <text:p>Binance.RDN-&gt;Binance.BTC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12"/>
          <table:table-cell office:value-type="string" calcext:value-type="string">
            <text:p>Binance.RDN-&gt;Binance.BNB</text:p>
          </table:table-cell>
          <table:table-cell office:value-type="string" calcext:value-type="string">
            <text:p>Binance.RDN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FUN</text:p>
          </table:table-cell>
          <table:table-cell table:number-columns-repeated="26"/>
          <table:table-cell office:value-type="string" calcext:value-type="string">
            <text:p>Binance.FUN-&gt;Binance.BTC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12"/>
          <table:table-cell office:value-type="string" calcext:value-type="string">
            <text:p>Binance.FUN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IVX</text:p>
          </table:table-cell>
          <table:table-cell table:number-columns-repeated="26"/>
          <table:table-cell office:value-type="string" calcext:value-type="string">
            <text:p>Binance.PIVX-&gt;Binance.BTC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10"/>
          <table:table-cell office:value-type="string" calcext:value-type="string">
            <text:p>Binance.PIVX-&gt;Binance.BNB</text:p>
          </table:table-cell>
          <table:table-cell office:value-type="string" calcext:value-type="string">
            <text:p>Binance.PIVX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ST</text:p>
          </table:table-cell>
          <table:table-cell table:number-columns-repeated="26"/>
          <table:table-cell office:value-type="string" calcext:value-type="string">
            <text:p>Binance.AST-&gt;Binance.BTC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10"/>
          <table:table-cell office:value-type="string" calcext:value-type="string">
            <text:p>Binance.AST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LOAK</text:p>
          </table:table-cell>
          <table:table-cell table:number-columns-repeated="26"/>
          <table:table-cell office:value-type="string" calcext:value-type="string">
            <text:p>Binance.CLOAK-&gt;Binance.BTC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 table:number-columns-repeated="9"/>
          <table:table-cell office:value-type="string" calcext:value-type="string">
            <text:p>Binance.CLOAK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MANA</text:p>
          </table:table-cell>
          <table:table-cell table:number-columns-repeated="26"/>
          <table:table-cell office:value-type="string" calcext:value-type="string">
            <text:p>Binance.MANA-&gt;Binance.BTC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table:number-columns-repeated="8"/>
          <table:table-cell office:value-type="string" calcext:value-type="string">
            <text:p>Binance.MANA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NGLS</text:p>
          </table:table-cell>
          <table:table-cell table:number-columns-repeated="26"/>
          <table:table-cell office:value-type="string" calcext:value-type="string">
            <text:p>Binance.SNGLS-&gt;Binance.BTC</text:p>
          </table:table-cell>
          <table:table-cell table:number-columns-repeated="26"/>
          <table:table-cell office:value-type="string" calcext:value-type="string">
            <text:p>\ \ \ </text:p>
          </table:table-cell>
          <table:table-cell table:number-columns-repeated="7"/>
          <table:table-cell office:value-type="string" calcext:value-type="string">
            <text:p>Binance.SNGLS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NEBL</text:p>
          </table:table-cell>
          <table:table-cell table:number-columns-repeated="26"/>
          <table:table-cell office:value-type="string" calcext:value-type="string">
            <text:p>Binance.NEBL-&gt;Binance.BTC</text:p>
          </table:table-cell>
          <table:table-cell table:number-columns-repeated="27"/>
          <table:table-cell office:value-type="string" calcext:value-type="string">
            <text:p>\ \ \ </text:p>
          </table:table-cell>
          <table:table-cell table:number-columns-repeated="5"/>
          <table:table-cell office:value-type="string" calcext:value-type="string">
            <text:p>Binance.NEBL-&gt;Binance.BNB</text:p>
          </table:table-cell>
          <table:table-cell office:value-type="string" calcext:value-type="string">
            <text:p>Binance.NEBL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QSP</text:p>
          </table:table-cell>
          <table:table-cell table:number-columns-repeated="26"/>
          <table:table-cell office:value-type="string" calcext:value-type="string">
            <text:p>Binance.QSP-&gt;Binance.BTC</text:p>
          </table:table-cell>
          <table:table-cell table:number-columns-repeated="28"/>
          <table:table-cell office:value-type="string" calcext:value-type="string">
            <text:p>\ \ \ </text:p>
          </table:table-cell>
          <table:table-cell table:number-columns-repeated="4"/>
          <table:table-cell office:value-type="string" calcext:value-type="string">
            <text:p>Binance.QSP-&gt;Binance.BNB</text:p>
          </table:table-cell>
          <table:table-cell office:value-type="string" calcext:value-type="string">
            <text:p>Binance.QSP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table:number-columns-repeated="26"/>
          <table:table-cell office:value-type="string" calcext:value-type="string">
            <text:p>Binance.SALT-&gt;Binance.BTC</text:p>
          </table:table-cell>
          <table:table-cell table:number-columns-repeated="29"/>
          <table:table-cell office:value-type="string" calcext:value-type="string">
            <text:p>\ \ \ </text:p>
          </table:table-cell>
          <table:table-cell table:number-columns-repeated="4"/>
          <table:table-cell office:value-type="string" calcext:value-type="string">
            <text:p>Binance.SALT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TORM</text:p>
          </table:table-cell>
          <table:table-cell table:number-columns-repeated="26"/>
          <table:table-cell office:value-type="string" calcext:value-type="string">
            <text:p>Binance.STORM-&gt;Binance.BTC</text:p>
          </table:table-cell>
          <table:table-cell table:number-columns-repeated="30"/>
          <table:table-cell office:value-type="string" calcext:value-type="string">
            <text:p>\ \ \ </text:p>
          </table:table-cell>
          <table:table-cell table:number-columns-repeated="2"/>
          <table:table-cell office:value-type="string" calcext:value-type="string">
            <text:p>Binance.STORM-&gt;Binance.BNB</text:p>
          </table:table-cell>
          <table:table-cell office:value-type="string" calcext:value-type="string">
            <text:p>Binance.STORM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ICN</text:p>
          </table:table-cell>
          <table:table-cell table:number-columns-repeated="26"/>
          <table:table-cell office:value-type="string" calcext:value-type="string">
            <text:p>Binance.ICN-&gt;Binance.BTC</text:p>
          </table:table-cell>
          <table:table-cell table:number-columns-repeated="31"/>
          <table:table-cell office:value-type="string" calcext:value-type="string">
            <text:p>\ \ \ </text:p>
          </table:table-cell>
          <table:table-cell table:number-columns-repeated="2"/>
          <table:table-cell office:value-type="string" calcext:value-type="string">
            <text:p>Binance.ICN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ETC</text:p>
          </table:table-cell>
          <table:table-cell table:number-columns-repeated="26"/>
          <table:table-cell office:value-type="string" calcext:value-type="string">
            <text:p>Binance.ETC-&gt;Binance.BTC</text:p>
          </table:table-cell>
          <table:table-cell table:number-columns-repeated="32"/>
          <table:table-cell office:value-type="string" calcext:value-type="string">
            <text:p>\ \ \ </text:p>
          </table:table-cell>
          <table:table-cell/>
          <table:table-cell office:value-type="string" calcext:value-type="string">
            <text:p>Binance.ETC-&gt;Binance.ETH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NB</text:p>
          </table:table-cell>
          <table:table-cell office:value-type="string" calcext:value-type="string">
            <text:p>Binance.BNB-&gt;Binance.XEM</text:p>
          </table:table-cell>
          <table:table-cell office:value-type="string" calcext:value-type="string">
            <text:p>Binance.BNB-&gt;Binance.NAV</text:p>
          </table:table-cell>
          <table:table-cell office:value-type="string" calcext:value-type="string">
            <text:p>Binance.BNB-&gt;Binance.GTO</text:p>
          </table:table-cell>
          <table:table-cell office:value-type="string" calcext:value-type="string">
            <text:p>Binance.BNB-&gt;Binance.WTC</text:p>
          </table:table-cell>
          <table:table-cell table:number-columns-repeated="4"/>
          <table:table-cell office:value-type="string" calcext:value-type="string">
            <text:p>Binance.BNB-&gt;Binance.STEEM</text:p>
          </table:table-cell>
          <table:table-cell office:value-type="string" calcext:value-type="string">
            <text:p>Binance.BNB-&gt;Binance.AION</text:p>
          </table:table-cell>
          <table:table-cell office:value-type="string" calcext:value-type="string">
            <text:p>Binance.BNB-&gt;Binance.BCPT</text:p>
          </table:table-cell>
          <table:table-cell table:number-columns-repeated="6"/>
          <table:table-cell office:value-type="string" calcext:value-type="string">
            <text:p>Binance.BNB-&gt;Binance.BCC</text:p>
          </table:table-cell>
          <table:table-cell/>
          <table:table-cell office:value-type="string" calcext:value-type="string">
            <text:p>Binance.BNB-&gt;Binance.POA</text:p>
          </table:table-cell>
          <table:table-cell office:value-type="string" calcext:value-type="string">
            <text:p>Binance.BNB-&gt;Binance.AE</text:p>
          </table:table-cell>
          <table:table-cell table:number-columns-repeated="3"/>
          <table:table-cell office:value-type="string" calcext:value-type="string">
            <text:p>Binance.BNB-&gt;Binance.CMT</text:p>
          </table:table-cell>
          <table:table-cell office:value-type="string" calcext:value-type="string">
            <text:p>Binance.BNB-&gt;Binance.BCN</text:p>
          </table:table-cell>
          <table:table-cell office:value-type="string" calcext:value-type="string">
            <text:p>Binance.BNB-&gt;Binance.BTC</text:p>
          </table:table-cell>
          <table:table-cell office:value-type="string" calcext:value-type="string">
            <text:p>Binance.BNB-&gt;Binance.IOTA</text:p>
          </table:table-cell>
          <table:table-cell/>
          <table:table-cell office:value-type="string" calcext:value-type="string">
            <text:p>Binance.BNB-&gt;Binance.CND</text:p>
          </table:table-cell>
          <table:table-cell/>
          <table:table-cell office:value-type="string" calcext:value-type="string">
            <text:p>Binance.BNB-&gt;Binance.TRIG</text:p>
          </table:table-cell>
          <table:table-cell office:value-type="string" calcext:value-type="string">
            <text:p>Binance.BNB-&gt;Binance.RCN</text:p>
          </table:table-cell>
          <table:table-cell/>
          <table:table-cell office:value-type="string" calcext:value-type="string">
            <text:p>Binance.BNB-&gt;Binance.POWR</text:p>
          </table:table-cell>
          <table:table-cell office:value-type="string" calcext:value-type="string">
            <text:p>Binance.BNB-&gt;Binance.BTS</text:p>
          </table:table-cell>
          <table:table-cell table:number-columns-repeated="4"/>
          <table:table-cell office:value-type="string" calcext:value-type="string">
            <text:p>Binance.BNB-&gt;Binance.RLC</text:p>
          </table:table-cell>
          <table:table-cell office:value-type="string" calcext:value-type="string">
            <text:p>Binance.BNB-&gt;Binance.GNT</text:p>
          </table:table-cell>
          <table:table-cell office:value-type="string" calcext:value-type="string">
            <text:p>Binance.BNB-&gt;Binance.BLZ</text:p>
          </table:table-cell>
          <table:table-cell/>
          <table:table-cell office:value-type="string" calcext:value-type="string">
            <text:p>Binance.BNB-&gt;Binance.ONT</text:p>
          </table:table-cell>
          <table:table-cell table:number-columns-repeated="2"/>
          <table:table-cell office:value-type="string" calcext:value-type="string">
            <text:p>Binance.BNB-&gt;Binance.RDN</text:p>
          </table:table-cell>
          <table:table-cell/>
          <table:table-cell office:value-type="string" calcext:value-type="string">
            <text:p>Binance.BNB-&gt;Binance.PIVX</text:p>
          </table:table-cell>
          <table:table-cell table:number-columns-repeated="4"/>
          <table:table-cell office:value-type="string" calcext:value-type="string">
            <text:p>Binance.BNB-&gt;Binance.NEBL</text:p>
          </table:table-cell>
          <table:table-cell office:value-type="string" calcext:value-type="string">
            <text:p>Binance.BNB-&gt;Binance.QSP</text:p>
          </table:table-cell>
          <table:table-cell/>
          <table:table-cell office:value-type="string" calcext:value-type="string">
            <text:p>Binance.BNB-&gt;Binance.STORM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office:value-type="string" calcext:value-type="string">
            <text:p>Binance.BNB-&gt;Binance.ETH</text:p>
          </table:table-cell>
          <table:table-cell office:value-type="string" calcext:value-type="string">
            <text:p>Binance.BNB-&gt;Binance.MCO</text:p>
          </table:table-cell>
          <table:table-cell office:value-type="string" calcext:value-type="string">
            <text:p>Binance.BNB-&gt;Binance.NEO</text:p>
          </table:table-cell>
          <table:table-cell table:number-columns-repeated="2"/>
          <table:table-cell office:value-type="string" calcext:value-type="string">
            <text:p>Binance.BNB-&gt;Binance.APPC</text:p>
          </table:table-cell>
          <table:table-cell office:value-type="string" calcext:value-type="string">
            <text:p>Binance.BNB-&gt;Binance.REP</text:p>
          </table:table-cell>
          <table:table-cell office:value-type="string" calcext:value-type="string">
            <text:p>Binance.BNB-&gt;Binance.VEN</text:p>
          </table:table-cell>
          <table:table-cell office:value-type="string" calcext:value-type="string">
            <text:p>Binance.BNB-&gt;Binance.ADA</text:p>
          </table:table-cell>
          <table:table-cell table:number-columns-repeated="3"/>
          <table:table-cell office:value-type="string" calcext:value-type="string">
            <text:p>Binance.BNB-&gt;Binance.ICX</text:p>
          </table:table-cell>
          <table:table-cell/>
          <table:table-cell office:value-type="string" calcext:value-type="string">
            <text:p>Binance.BNB-&gt;Binance.XZC</text:p>
          </table:table-cell>
          <table:table-cell office:value-type="string" calcext:value-type="string">
            <text:p>Binance.BNB-&gt;Binance.LOOM</text:p>
          </table:table-cell>
          <table:table-cell table:number-columns-repeated="2"/>
          <table:table-cell office:value-type="string" calcext:value-type="string">
            <text:p>Binance.BNB-&gt;Binance.YOYO</text:p>
          </table:table-cell>
          <table:table-cell/>
          <table:table-cell office:value-type="string" calcext:value-type="string">
            <text:p>Binance.BNB-&gt;Binance.USDT</text:p>
          </table:table-cell>
          <table:table-cell office:value-type="string" calcext:value-type="string">
            <text:p>Binance.BNB-&gt;Binance.QLC</text:p>
          </table:table-cell>
          <table:table-cell table:number-columns-repeated="2"/>
          <table:table-cell office:value-type="string" calcext:value-type="string">
            <text:p>Binance.BNB-&gt;Binance.NANO</text:p>
          </table:table-cell>
          <table:table-cell/>
          <table:table-cell office:value-type="string" calcext:value-type="string">
            <text:p>Binance.BNB-&gt;Binance.WAVES</text:p>
          </table:table-cell>
          <table:table-cell office:value-type="string" calcext:value-type="string">
            <text:p>Binance.BNB-&gt;Binance.ADX</text:p>
          </table:table-cell>
          <table:table-cell office:value-type="string" calcext:value-type="string">
            <text:p>Binance.BNB-&gt;Binance.AMB</text:p>
          </table:table-cell>
          <table:table-cell table:number-columns-repeated="4"/>
          <table:table-cell office:value-type="string" calcext:value-type="string">
            <text:p>Binance.BNB-&gt;Binance.LSK</text:p>
          </table:table-cell>
          <table:table-cell/>
          <table:table-cell office:value-type="string" calcext:value-type="string">
            <text:p>Binance.BNB-&gt;Binance.NULS</text:p>
          </table:table-cell>
          <table:table-cell office:value-type="string" calcext:value-type="string">
            <text:p>Binance.BNB-&gt;Binance.SYS</text:p>
          </table:table-cell>
          <table:table-cell/>
          <table:table-cell office:value-type="string" calcext:value-type="string">
            <text:p>Binance.BNB-&gt;Binance.WABI</text:p>
          </table:table-cell>
          <table:table-cell office:value-type="string" calcext:value-type="string">
            <text:p>Binance.BNB-&gt;Binance.LTC</text:p>
          </table:table-cell>
          <table:table-cell table:number-columns-repeated="3"/>
          <table:table-cell office:value-type="string" calcext:value-type="string">
            <text:p>Binance.BNB-&gt;Binance.WAN</text:p>
          </table:table-cell>
          <table:table-cell table:number-columns-repeated="4"/>
          <table:table-cell office:value-type="string" calcext:value-type="string">
            <text:p>Binance.BNB-&gt;Binance.DLT</text:p>
          </table:table-cell>
          <table:table-cell/>
          <table:table-cell office:value-type="string" calcext:value-type="string">
            <text:p>Binance.BNB-&gt;Binance.XLM</text:p>
          </table:table-cell>
          <table:table-cell/>
          <table:table-cell office:value-type="string" calcext:value-type="string">
            <text:p>Binance.BNB-&gt;Binance.RPX</text:p>
          </table:table-cell>
          <table:table-cell office:value-type="string" calcext:value-type="string">
            <text:p>Binance.BNB-&gt;Binance.QTUM</text:p>
          </table:table-cell>
          <table:table-cell table:number-columns-repeated="4"/>
          <table:table-cell office:value-type="string" calcext:value-type="string">
            <text:p>Binance.BNB-&gt;Binance.NCASH</text:p>
          </table:table-cell>
          <table:table-cell/>
          <table:table-cell office:value-type="string" calcext:value-type="string">
            <text:p>Binance.BNB-&gt;Binance.VIA</text:p>
          </table:table-cell>
          <table:table-cell office:value-type="string" calcext:value-type="string">
            <text:p>Binance.BNB-&gt;Binance.OST</text:p>
          </table:table-cell>
          <table:table-cell office:value-type="string" calcext:value-type="string">
            <text:p>Binance.BNB-&gt;Binance.BAT</text:p>
          </table:table-cell>
          <table:table-cell office:value-type="string" calcext:value-type="string">
            <text:p>Binance.BNB-&gt;Binance.BRD</text:p>
          </table:table-cell>
          <table:table-cell/>
          <table:table-cell office:value-type="string" calcext:value-type="string">
            <text:p>Binance.BNB-&gt;Binance.Z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office:value-type="string" calcext:value-type="string">
            <text:p>Binance.ETH-&gt;Binance.XEM</text:p>
          </table:table-cell>
          <table:table-cell office:value-type="string" calcext:value-type="string">
            <text:p>Binance.ETH-&gt;Binance.NAV</text:p>
          </table:table-cell>
          <table:table-cell office:value-type="string" calcext:value-type="string">
            <text:p>Binance.ETH-&gt;Binance.GTO</text:p>
          </table:table-cell>
          <table:table-cell office:value-type="string" calcext:value-type="string">
            <text:p>Binance.ETH-&gt;Binance.WTC</text:p>
          </table:table-cell>
          <table:table-cell office:value-type="string" calcext:value-type="string">
            <text:p>Binance.ETH-&gt;Binance.XVG</text:p>
          </table:table-cell>
          <table:table-cell office:value-type="string" calcext:value-type="string">
            <text:p>Binance.ETH-&gt;Binance.TNB</text:p>
          </table:table-cell>
          <table:table-cell office:value-type="string" calcext:value-type="string">
            <text:p>Binance.ETH-&gt;Binance.DNT</text:p>
          </table:table-cell>
          <table:table-cell office:value-type="string" calcext:value-type="string">
            <text:p>Binance.ETH-&gt;Binance.CDT</text:p>
          </table:table-cell>
          <table:table-cell office:value-type="string" calcext:value-type="string">
            <text:p>Binance.ETH-&gt;Binance.STEEM</text:p>
          </table:table-cell>
          <table:table-cell office:value-type="string" calcext:value-type="string">
            <text:p>Binance.ETH-&gt;Binance.AION</text:p>
          </table:table-cell>
          <table:table-cell office:value-type="string" calcext:value-type="string">
            <text:p>Binance.ETH-&gt;Binance.BCPT</text:p>
          </table:table-cell>
          <table:table-cell office:value-type="string" calcext:value-type="string">
            <text:p>Binance.ETH-&gt;Binance.TNT</text:p>
          </table:table-cell>
          <table:table-cell office:value-type="string" calcext:value-type="string">
            <text:p>Binance.ETH-&gt;Binance.VIBE</text:p>
          </table:table-cell>
          <table:table-cell office:value-type="string" calcext:value-type="string">
            <text:p>Binance.ETH-&gt;Binance.DGD</text:p>
          </table:table-cell>
          <table:table-cell office:value-type="string" calcext:value-type="string">
            <text:p>Binance.ETH-&gt;Binance.ZRX</text:p>
          </table:table-cell>
          <table:table-cell office:value-type="string" calcext:value-type="string">
            <text:p>Binance.ETH-&gt;Binance.SUB</text:p>
          </table:table-cell>
          <table:table-cell office:value-type="string" calcext:value-type="string">
            <text:p>Binance.ETH-&gt;Binance.BCD</text:p>
          </table:table-cell>
          <table:table-cell office:value-type="string" calcext:value-type="string">
            <text:p>Binance.ETH-&gt;Binance.BCC</text:p>
          </table:table-cell>
          <table:table-cell office:value-type="string" calcext:value-type="string">
            <text:p>Binance.ETH-&gt;Binance.KMD</text:p>
          </table:table-cell>
          <table:table-cell office:value-type="string" calcext:value-type="string">
            <text:p>Binance.ETH-&gt;Binance.POA</text:p>
          </table:table-cell>
          <table:table-cell office:value-type="string" calcext:value-type="string">
            <text:p>Binance.ETH-&gt;Binance.AE</text:p>
          </table:table-cell>
          <table:table-cell office:value-type="string" calcext:value-type="string">
            <text:p>Binance.ETH-&gt;Binance.IOST</text:p>
          </table:table-cell>
          <table:table-cell office:value-type="string" calcext:value-type="string">
            <text:p>Binance.ETH-&gt;Binance.POE</text:p>
          </table:table-cell>
          <table:table-cell office:value-type="string" calcext:value-type="string">
            <text:p>Binance.ETH-&gt;Binance.OMG</text:p>
          </table:table-cell>
          <table:table-cell office:value-type="string" calcext:value-type="string">
            <text:p>Binance.ETH-&gt;Binance.CMT</text:p>
          </table:table-cell>
          <table:table-cell office:value-type="string" calcext:value-type="string">
            <text:p>Binance.ETH-&gt;Binance.BCN</text:p>
          </table:table-cell>
          <table:table-cell office:value-type="string" calcext:value-type="string">
            <text:p>Binance.ETH-&gt;Binance.BTC</text:p>
          </table:table-cell>
          <table:table-cell office:value-type="string" calcext:value-type="string">
            <text:p>Binance.ETH-&gt;Binance.IOTA</text:p>
          </table:table-cell>
          <table:table-cell office:value-type="string" calcext:value-type="string">
            <text:p>Binance.ETH-&gt;Binance.BTG</text:p>
          </table:table-cell>
          <table:table-cell office:value-type="string" calcext:value-type="string">
            <text:p>Binance.ETH-&gt;Binance.CND</text:p>
          </table:table-cell>
          <table:table-cell office:value-type="string" calcext:value-type="string">
            <text:p>Binance.ETH-&gt;Binance.ARK</text:p>
          </table:table-cell>
          <table:table-cell office:value-type="string" calcext:value-type="string">
            <text:p>Binance.ETH-&gt;Binance.TRIG</text:p>
          </table:table-cell>
          <table:table-cell office:value-type="string" calcext:value-type="string">
            <text:p>Binance.ETH-&gt;Binance.RCN</text:p>
          </table:table-cell>
          <table:table-cell office:value-type="string" calcext:value-type="string">
            <text:p>Binance.ETH-&gt;Binance.ARN</text:p>
          </table:table-cell>
          <table:table-cell office:value-type="string" calcext:value-type="string">
            <text:p>Binance.ETH-&gt;Binance.POWR</text:p>
          </table:table-cell>
          <table:table-cell office:value-type="string" calcext:value-type="string">
            <text:p>Binance.ETH-&gt;Binance.BTS</text:p>
          </table:table-cell>
          <table:table-cell office:value-type="string" calcext:value-type="string">
            <text:p>Binance.ETH-&gt;Binance.KNC</text:p>
          </table:table-cell>
          <table:table-cell office:value-type="string" calcext:value-type="string">
            <text:p>Binance.ETH-&gt;Binance.GVT</text:p>
          </table:table-cell>
          <table:table-cell office:value-type="string" calcext:value-type="string">
            <text:p>Binance.ETH-&gt;Binance.WINGS</text:p>
          </table:table-cell>
          <table:table-cell office:value-type="string" calcext:value-type="string">
            <text:p>Binance.ETH-&gt;Binance.CHAT</text:p>
          </table:table-cell>
          <table:table-cell office:value-type="string" calcext:value-type="string">
            <text:p>Binance.ETH-&gt;Binance.RLC</text:p>
          </table:table-cell>
          <table:table-cell office:value-type="string" calcext:value-type="string">
            <text:p>Binance.ETH-&gt;Binance.GNT</text:p>
          </table:table-cell>
          <table:table-cell office:value-type="string" calcext:value-type="string">
            <text:p>Binance.ETH-&gt;Binance.BLZ</text:p>
          </table:table-cell>
          <table:table-cell office:value-type="string" calcext:value-type="string">
            <text:p>Binance.ETH-&gt;Binance.SNM</text:p>
          </table:table-cell>
          <table:table-cell office:value-type="string" calcext:value-type="string">
            <text:p>Binance.ETH-&gt;Binance.ONT</text:p>
          </table:table-cell>
          <table:table-cell office:value-type="string" calcext:value-type="string">
            <text:p>Binance.ETH-&gt;Binance.PPT</text:p>
          </table:table-cell>
          <table:table-cell office:value-type="string" calcext:value-type="string">
            <text:p>Binance.ETH-&gt;Binance.SNT</text:p>
          </table:table-cell>
          <table:table-cell office:value-type="string" calcext:value-type="string">
            <text:p>Binance.ETH-&gt;Binance.RDN</text:p>
          </table:table-cell>
          <table:table-cell office:value-type="string" calcext:value-type="string">
            <text:p>Binance.ETH-&gt;Binance.FUN</text:p>
          </table:table-cell>
          <table:table-cell office:value-type="string" calcext:value-type="string">
            <text:p>Binance.ETH-&gt;Binance.PIVX</text:p>
          </table:table-cell>
          <table:table-cell office:value-type="string" calcext:value-type="string">
            <text:p>Binance.ETH-&gt;Binance.AST</text:p>
          </table:table-cell>
          <table:table-cell office:value-type="string" calcext:value-type="string">
            <text:p>Binance.ETH-&gt;Binance.CLOAK</text:p>
          </table:table-cell>
          <table:table-cell office:value-type="string" calcext:value-type="string">
            <text:p>Binance.ETH-&gt;Binance.MANA</text:p>
          </table:table-cell>
          <table:table-cell office:value-type="string" calcext:value-type="string">
            <text:p>Binance.ETH-&gt;Binance.SNGLS</text:p>
          </table:table-cell>
          <table:table-cell office:value-type="string" calcext:value-type="string">
            <text:p>Binance.ETH-&gt;Binance.NEBL</text:p>
          </table:table-cell>
          <table:table-cell office:value-type="string" calcext:value-type="string">
            <text:p>Binance.ETH-&gt;Binance.QSP</text:p>
          </table:table-cell>
          <table:table-cell office:value-type="string" calcext:value-type="string">
            <text:p>Binance.ETH-&gt;Binance.SALT</text:p>
          </table:table-cell>
          <table:table-cell office:value-type="string" calcext:value-type="string">
            <text:p>Binance.ETH-&gt;Binance.STORM</text:p>
          </table:table-cell>
          <table:table-cell office:value-type="string" calcext:value-type="string">
            <text:p>Binance.ETH-&gt;Binance.ICN</text:p>
          </table:table-cell>
          <table:table-cell office:value-type="string" calcext:value-type="string">
            <text:p>Binance.ETH-&gt;Binance.ETC</text:p>
          </table:table-cell>
          <table:table-cell office:value-type="string" calcext:value-type="string">
            <text:p>Binance.ETH-&gt;Binance.BNB</text:p>
          </table:table-cell>
          <table:table-cell office:value-type="string" calcext:value-type="string">
            <text:p>\ \ \ </text:p>
          </table:table-cell>
          <table:table-cell office:value-type="string" calcext:value-type="string">
            <text:p>Binance.ETH-&gt;Binance.MCO</text:p>
          </table:table-cell>
          <table:table-cell office:value-type="string" calcext:value-type="string">
            <text:p>Binance.ETH-&gt;Binance.NEO</text:p>
          </table:table-cell>
          <table:table-cell office:value-type="string" calcext:value-type="string">
            <text:p>Binance.ETH-&gt;Binance.ZEC</text:p>
          </table:table-cell>
          <table:table-cell office:value-type="string" calcext:value-type="string">
            <text:p>Binance.ETH-&gt;Binance.LRC</text:p>
          </table:table-cell>
          <table:table-cell office:value-type="string" calcext:value-type="string">
            <text:p>Binance.ETH-&gt;Binance.APPC</text:p>
          </table:table-cell>
          <table:table-cell office:value-type="string" calcext:value-type="string">
            <text:p>Binance.ETH-&gt;Binance.REP</text:p>
          </table:table-cell>
          <table:table-cell office:value-type="string" calcext:value-type="string">
            <text:p>Binance.ETH-&gt;Binance.VEN</text:p>
          </table:table-cell>
          <table:table-cell office:value-type="string" calcext:value-type="string">
            <text:p>Binance.ETH-&gt;Binance.ADA</text:p>
          </table:table-cell>
          <table:table-cell office:value-type="string" calcext:value-type="string">
            <text:p>Binance.ETH-&gt;Binance.ELF</text:p>
          </table:table-cell>
          <table:table-cell office:value-type="string" calcext:value-type="string">
            <text:p>Binance.ETH-&gt;Binance.REQ</text:p>
          </table:table-cell>
          <table:table-cell office:value-type="string" calcext:value-type="string">
            <text:p>Binance.ETH-&gt;Binance.STORJ</text:p>
          </table:table-cell>
          <table:table-cell office:value-type="string" calcext:value-type="string">
            <text:p>Binance.ETH-&gt;Binance.ICX</text:p>
          </table:table-cell>
          <table:table-cell office:value-type="string" calcext:value-type="string">
            <text:p>Binance.ETH-&gt;Binance.MTH</text:p>
          </table:table-cell>
          <table:table-cell office:value-type="string" calcext:value-type="string">
            <text:p>Binance.ETH-&gt;Binance.XZC</text:p>
          </table:table-cell>
          <table:table-cell office:value-type="string" calcext:value-type="string">
            <text:p>Binance.ETH-&gt;Binance.LOOM</text:p>
          </table:table-cell>
          <table:table-cell office:value-type="string" calcext:value-type="string">
            <text:p>Binance.ETH-&gt;Binance.GXS</text:p>
          </table:table-cell>
          <table:table-cell office:value-type="string" calcext:value-type="string">
            <text:p>Binance.ETH-&gt;Binance.MTL</text:p>
          </table:table-cell>
          <table:table-cell office:value-type="string" calcext:value-type="string">
            <text:p>Binance.ETH-&gt;Binance.YOYO</text:p>
          </table:table-cell>
          <table:table-cell office:value-type="string" calcext:value-type="string">
            <text:p>Binance.ETH-&gt;Binance.BNT</text:p>
          </table:table-cell>
          <table:table-cell office:value-type="string" calcext:value-type="string">
            <text:p>Binance.ETH-&gt;Binance.USDT</text:p>
          </table:table-cell>
          <table:table-cell office:value-type="string" calcext:value-type="string">
            <text:p>Binance.ETH-&gt;Binance.QLC</text:p>
          </table:table-cell>
          <table:table-cell office:value-type="string" calcext:value-type="string">
            <text:p>Binance.ETH-&gt;Binance.MDA</text:p>
          </table:table-cell>
          <table:table-cell office:value-type="string" calcext:value-type="string">
            <text:p>Binance.ETH-&gt;Binance.DASH</text:p>
          </table:table-cell>
          <table:table-cell office:value-type="string" calcext:value-type="string">
            <text:p>Binance.ETH-&gt;Binance.NANO</text:p>
          </table:table-cell>
          <table:table-cell office:value-type="string" calcext:value-type="string">
            <text:p>Binance.ETH-&gt;Binance.EDO</text:p>
          </table:table-cell>
          <table:table-cell office:value-type="string" calcext:value-type="string">
            <text:p>Binance.ETH-&gt;Binance.WAVES</text:p>
          </table:table-cell>
          <table:table-cell office:value-type="string" calcext:value-type="string">
            <text:p>Binance.ETH-&gt;Binance.ADX</text:p>
          </table:table-cell>
          <table:table-cell office:value-type="string" calcext:value-type="string">
            <text:p>Binance.ETH-&gt;Binance.AMB</text:p>
          </table:table-cell>
          <table:table-cell office:value-type="string" calcext:value-type="string">
            <text:p>Binance.ETH-&gt;Binance.XRP</text:p>
          </table:table-cell>
          <table:table-cell office:value-type="string" calcext:value-type="string">
            <text:p>Binance.ETH-&gt;Binance.FUEL</text:p>
          </table:table-cell>
          <table:table-cell office:value-type="string" calcext:value-type="string">
            <text:p>Binance.ETH-&gt;Binance.WPR</text:p>
          </table:table-cell>
          <table:table-cell office:value-type="string" calcext:value-type="string">
            <text:p>Binance.ETH-&gt;Binance.TRX</text:p>
          </table:table-cell>
          <table:table-cell office:value-type="string" calcext:value-type="string">
            <text:p>Binance.ETH-&gt;Binance.LSK</text:p>
          </table:table-cell>
          <table:table-cell office:value-type="string" calcext:value-type="string">
            <text:p>Binance.ETH-&gt;Binance.HSR</text:p>
          </table:table-cell>
          <table:table-cell office:value-type="string" calcext:value-type="string">
            <text:p>Binance.ETH-&gt;Binance.NULS</text:p>
          </table:table-cell>
          <table:table-cell office:value-type="string" calcext:value-type="string">
            <text:p>Binance.ETH-&gt;Binance.SYS</text:p>
          </table:table-cell>
          <table:table-cell/>
          <table:table-cell office:value-type="string" calcext:value-type="string">
            <text:p>Binance.ETH-&gt;Binance.WABI</text:p>
          </table:table-cell>
          <table:table-cell office:value-type="string" calcext:value-type="string">
            <text:p>Binance.ETH-&gt;Binance.LTC</text:p>
          </table:table-cell>
          <table:table-cell office:value-type="string" calcext:value-type="string">
            <text:p>Binance.ETH-&gt;Binance.STRAT</text:p>
          </table:table-cell>
          <table:table-cell office:value-type="string" calcext:value-type="string">
            <text:p>Binance.ETH-&gt;Binance.ENG</text:p>
          </table:table-cell>
          <table:table-cell office:value-type="string" calcext:value-type="string">
            <text:p>Binance.ETH-&gt;Binance.ENJ</text:p>
          </table:table-cell>
          <table:table-cell office:value-type="string" calcext:value-type="string">
            <text:p>Binance.ETH-&gt;Binance.WAN</text:p>
          </table:table-cell>
          <table:table-cell office:value-type="string" calcext:value-type="string">
            <text:p>Binance.ETH-&gt;Binance.EVX</text:p>
          </table:table-cell>
          <table:table-cell office:value-type="string" calcext:value-type="string">
            <text:p>Binance.ETH-&gt;Binance.OAX</text:p>
          </table:table-cell>
          <table:table-cell office:value-type="string" calcext:value-type="string">
            <text:p>Binance.ETH-&gt;Binance.GRS</text:p>
          </table:table-cell>
          <table:table-cell office:value-type="string" calcext:value-type="string">
            <text:p>Binance.ETH-&gt;Binance.LEND</text:p>
          </table:table-cell>
          <table:table-cell office:value-type="string" calcext:value-type="string">
            <text:p>Binance.ETH-&gt;Binance.DLT</text:p>
          </table:table-cell>
          <table:table-cell office:value-type="string" calcext:value-type="string">
            <text:p>Binance.ETH-&gt;Binance.INS</text:p>
          </table:table-cell>
          <table:table-cell office:value-type="string" calcext:value-type="string">
            <text:p>Binance.ETH-&gt;Binance.XLM</text:p>
          </table:table-cell>
          <table:table-cell office:value-type="string" calcext:value-type="string">
            <text:p>Binance.ETH-&gt;Binance.LINK</text:p>
          </table:table-cell>
          <table:table-cell office:value-type="string" calcext:value-type="string">
            <text:p>Binance.ETH-&gt;Binance.RPX</text:p>
          </table:table-cell>
          <table:table-cell office:value-type="string" calcext:value-type="string">
            <text:p>Binance.ETH-&gt;Binance.QTUM</text:p>
          </table:table-cell>
          <table:table-cell office:value-type="string" calcext:value-type="string">
            <text:p>Binance.ETH-&gt;Binance.MOD</text:p>
          </table:table-cell>
          <table:table-cell office:value-type="string" calcext:value-type="string">
            <text:p>Binance.ETH-&gt;Binance.LUN</text:p>
          </table:table-cell>
          <table:table-cell office:value-type="string" calcext:value-type="string">
            <text:p>Binance.ETH-&gt;Binance.EOS</text:p>
          </table:table-cell>
          <table:table-cell office:value-type="string" calcext:value-type="string">
            <text:p>Binance.ETH-&gt;Binance.BQX</text:p>
          </table:table-cell>
          <table:table-cell office:value-type="string" calcext:value-type="string">
            <text:p>Binance.ETH-&gt;Binance.NCASH</text:p>
          </table:table-cell>
          <table:table-cell office:value-type="string" calcext:value-type="string">
            <text:p>Binance.ETH-&gt;Binance.VIB</text:p>
          </table:table-cell>
          <table:table-cell office:value-type="string" calcext:value-type="string">
            <text:p>Binance.ETH-&gt;Binance.VIA</text:p>
          </table:table-cell>
          <table:table-cell office:value-type="string" calcext:value-type="string">
            <text:p>Binance.ETH-&gt;Binance.OST</text:p>
          </table:table-cell>
          <table:table-cell office:value-type="string" calcext:value-type="string">
            <text:p>Binance.ETH-&gt;Binance.BAT</text:p>
          </table:table-cell>
          <table:table-cell office:value-type="string" calcext:value-type="string">
            <text:p>Binance.ETH-&gt;Binance.BRD</text:p>
          </table:table-cell>
          <table:table-cell office:value-type="string" calcext:value-type="string">
            <text:p>Binance.ETH-&gt;Binance.XMR</text:p>
          </table:table-cell>
          <table:table-cell office:value-type="string" calcext:value-type="string">
            <text:p>Binance.ETH-&gt;Binance.ZIL</text:p>
          </table:table-cell>
          <table:table-cell table:number-columns-repeated="5"/>
          <table:table-cell office:value-type="string" calcext:value-type="string">
            <text:p>Binance.ETH-&gt;GDAX.E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CO</text:p>
          </table:table-cell>
          <table:table-cell table:number-columns-repeated="26"/>
          <table:table-cell office:value-type="string" calcext:value-type="string">
            <text:p>Binance.MCO-&gt;Binance.BTC</text:p>
          </table:table-cell>
          <table:table-cell table:number-columns-repeated="33"/>
          <table:table-cell office:value-type="string" calcext:value-type="string">
            <text:p>Binance.MCO-&gt;Binance.BNB</text:p>
          </table:table-cell>
          <table:table-cell office:value-type="string" calcext:value-type="string">
            <text:p>Binance.MCO-&gt;Binance.ETH</text:p>
          </table:table-cell>
          <table:table-cell office:value-type="string" calcext:value-type="string">
            <text:p>\ \ \ </text:p>
          </table:table-cell>
          <table:table-cell table:number-columns-repeated="71"/>
        </table:table-row>
        <table:table-row table:style-name="ro1">
          <table:table-cell/>
          <table:table-cell office:value-type="string" calcext:value-type="string">
            <text:p>NEO</text:p>
          </table:table-cell>
          <table:table-cell table:number-columns-repeated="26"/>
          <table:table-cell office:value-type="string" calcext:value-type="string">
            <text:p>Binance.NEO-&gt;Binance.BTC</text:p>
          </table:table-cell>
          <table:table-cell table:number-columns-repeated="33"/>
          <table:table-cell office:value-type="string" calcext:value-type="string">
            <text:p>Binance.NEO-&gt;Binance.BNB</text:p>
          </table:table-cell>
          <table:table-cell office:value-type="string" calcext:value-type="string">
            <text:p>Binance.NEO-&gt;Binance.ETH</text:p>
          </table:table-cell>
          <table:table-cell/>
          <table:table-cell office:value-type="string" calcext:value-type="string">
            <text:p>\ \ \ </text:p>
          </table:table-cell>
          <table:table-cell table:number-columns-repeated="17"/>
          <table:table-cell office:value-type="string" calcext:value-type="string">
            <text:p>Binance.NEO-&gt;Binance.USDT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ZEC</text:p>
          </table:table-cell>
          <table:table-cell table:number-columns-repeated="26"/>
          <table:table-cell office:value-type="string" calcext:value-type="string">
            <text:p>Binance.ZEC-&gt;Binance.BTC</text:p>
          </table:table-cell>
          <table:table-cell table:number-columns-repeated="34"/>
          <table:table-cell office:value-type="string" calcext:value-type="string">
            <text:p>Binance.ZEC-&gt;Binance.ETH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69"/>
        </table:table-row>
        <table:table-row table:style-name="ro1">
          <table:table-cell/>
          <table:table-cell office:value-type="string" calcext:value-type="string">
            <text:p>LRC</text:p>
          </table:table-cell>
          <table:table-cell table:number-columns-repeated="26"/>
          <table:table-cell office:value-type="string" calcext:value-type="string">
            <text:p>Binance.LRC-&gt;Binance.BTC</text:p>
          </table:table-cell>
          <table:table-cell table:number-columns-repeated="34"/>
          <table:table-cell office:value-type="string" calcext:value-type="string">
            <text:p>Binance.LRC-&gt;Binance.ETH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68"/>
        </table:table-row>
        <table:table-row table:style-name="ro1">
          <table:table-cell/>
          <table:table-cell office:value-type="string" calcext:value-type="string">
            <text:p>APPC</text:p>
          </table:table-cell>
          <table:table-cell table:number-columns-repeated="26"/>
          <table:table-cell office:value-type="string" calcext:value-type="string">
            <text:p>Binance.APPC-&gt;Binance.BTC</text:p>
          </table:table-cell>
          <table:table-cell table:number-columns-repeated="33"/>
          <table:table-cell office:value-type="string" calcext:value-type="string">
            <text:p>Binance.APPC-&gt;Binance.BNB</text:p>
          </table:table-cell>
          <table:table-cell office:value-type="string" calcext:value-type="string">
            <text:p>Binance.APPC-&gt;Binance.ETH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67"/>
        </table:table-row>
        <table:table-row table:style-name="ro1">
          <table:table-cell/>
          <table:table-cell office:value-type="string" calcext:value-type="string">
            <text:p>REP</text:p>
          </table:table-cell>
          <table:table-cell table:number-columns-repeated="26"/>
          <table:table-cell office:value-type="string" calcext:value-type="string">
            <text:p>Binance.REP-&gt;Binance.BTC</text:p>
          </table:table-cell>
          <table:table-cell table:number-columns-repeated="33"/>
          <table:table-cell office:value-type="string" calcext:value-type="string">
            <text:p>Binance.REP-&gt;Binance.BNB</text:p>
          </table:table-cell>
          <table:table-cell office:value-type="string" calcext:value-type="string">
            <text:p>Binance.REP-&gt;Binance.ETH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66"/>
        </table:table-row>
        <table:table-row table:style-name="ro1">
          <table:table-cell/>
          <table:table-cell office:value-type="string" calcext:value-type="string">
            <text:p>VEN</text:p>
          </table:table-cell>
          <table:table-cell table:number-columns-repeated="26"/>
          <table:table-cell office:value-type="string" calcext:value-type="string">
            <text:p>Binance.VEN-&gt;Binance.BTC</text:p>
          </table:table-cell>
          <table:table-cell table:number-columns-repeated="33"/>
          <table:table-cell office:value-type="string" calcext:value-type="string">
            <text:p>Binance.VEN-&gt;Binance.BNB</text:p>
          </table:table-cell>
          <table:table-cell office:value-type="string" calcext:value-type="string">
            <text:p>Binance.VEN-&gt;Binance.ETH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ADA</text:p>
          </table:table-cell>
          <table:table-cell table:number-columns-repeated="26"/>
          <table:table-cell office:value-type="string" calcext:value-type="string">
            <text:p>Binance.ADA-&gt;Binance.BTC</text:p>
          </table:table-cell>
          <table:table-cell table:number-columns-repeated="33"/>
          <table:table-cell office:value-type="string" calcext:value-type="string">
            <text:p>Binance.ADA-&gt;Binance.BNB</text:p>
          </table:table-cell>
          <table:table-cell office:value-type="string" calcext:value-type="string">
            <text:p>Binance.ADA-&gt;Binance.ETH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11"/>
          <table:table-cell office:value-type="string" calcext:value-type="string">
            <text:p>Binance.ADA-&gt;Binance.USDT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F</text:p>
          </table:table-cell>
          <table:table-cell table:number-columns-repeated="26"/>
          <table:table-cell office:value-type="string" calcext:value-type="string">
            <text:p>Binance.ELF-&gt;Binance.BTC</text:p>
          </table:table-cell>
          <table:table-cell table:number-columns-repeated="34"/>
          <table:table-cell office:value-type="string" calcext:value-type="string">
            <text:p>Binance.ELF-&gt;Binance.ETH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63"/>
        </table:table-row>
        <table:table-row table:style-name="ro1">
          <table:table-cell/>
          <table:table-cell office:value-type="string" calcext:value-type="string">
            <text:p>REQ</text:p>
          </table:table-cell>
          <table:table-cell table:number-columns-repeated="26"/>
          <table:table-cell office:value-type="string" calcext:value-type="string">
            <text:p>Binance.REQ-&gt;Binance.BTC</text:p>
          </table:table-cell>
          <table:table-cell table:number-columns-repeated="34"/>
          <table:table-cell office:value-type="string" calcext:value-type="string">
            <text:p>Binance.REQ-&gt;Binance.ETH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TORJ</text:p>
          </table:table-cell>
          <table:table-cell table:number-columns-repeated="26"/>
          <table:table-cell office:value-type="string" calcext:value-type="string">
            <text:p>Binance.STORJ-&gt;Binance.BTC</text:p>
          </table:table-cell>
          <table:table-cell table:number-columns-repeated="34"/>
          <table:table-cell office:value-type="string" calcext:value-type="string">
            <text:p>Binance.STORJ-&gt;Binance.ETH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ICX</text:p>
          </table:table-cell>
          <table:table-cell table:number-columns-repeated="26"/>
          <table:table-cell office:value-type="string" calcext:value-type="string">
            <text:p>Binance.ICX-&gt;Binance.BTC</text:p>
          </table:table-cell>
          <table:table-cell table:number-columns-repeated="33"/>
          <table:table-cell office:value-type="string" calcext:value-type="string">
            <text:p>Binance.ICX-&gt;Binance.BNB</text:p>
          </table:table-cell>
          <table:table-cell office:value-type="string" calcext:value-type="string">
            <text:p>Binance.ICX-&gt;Binance.ETH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MTH</text:p>
          </table:table-cell>
          <table:table-cell table:number-columns-repeated="26"/>
          <table:table-cell office:value-type="string" calcext:value-type="string">
            <text:p>Binance.MTH-&gt;Binance.BTC</text:p>
          </table:table-cell>
          <table:table-cell table:number-columns-repeated="34"/>
          <table:table-cell office:value-type="string" calcext:value-type="string">
            <text:p>Binance.MTH-&gt;Binance.ETH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XZC</text:p>
          </table:table-cell>
          <table:table-cell table:number-columns-repeated="26"/>
          <table:table-cell office:value-type="string" calcext:value-type="string">
            <text:p>Binance.XZC-&gt;Binance.BTC</text:p>
          </table:table-cell>
          <table:table-cell table:number-columns-repeated="33"/>
          <table:table-cell office:value-type="string" calcext:value-type="string">
            <text:p>Binance.XZC-&gt;Binance.BNB</text:p>
          </table:table-cell>
          <table:table-cell office:value-type="string" calcext:value-type="string">
            <text:p>Binance.XZC-&gt;Binance.ETH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LOOM</text:p>
          </table:table-cell>
          <table:table-cell table:number-columns-repeated="26"/>
          <table:table-cell office:value-type="string" calcext:value-type="string">
            <text:p>Binance.LOOM-&gt;Binance.BTC</text:p>
          </table:table-cell>
          <table:table-cell table:number-columns-repeated="33"/>
          <table:table-cell office:value-type="string" calcext:value-type="string">
            <text:p>Binance.LOOM-&gt;Binance.BNB</text:p>
          </table:table-cell>
          <table:table-cell office:value-type="string" calcext:value-type="string">
            <text:p>Binance.LOOM-&gt;Binance.ETH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GXS</text:p>
          </table:table-cell>
          <table:table-cell table:number-columns-repeated="26"/>
          <table:table-cell office:value-type="string" calcext:value-type="string">
            <text:p>Binance.GXS-&gt;Binance.BTC</text:p>
          </table:table-cell>
          <table:table-cell table:number-columns-repeated="34"/>
          <table:table-cell office:value-type="string" calcext:value-type="string">
            <text:p>Binance.GXS-&gt;Binance.ETH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MTL</text:p>
          </table:table-cell>
          <table:table-cell table:number-columns-repeated="26"/>
          <table:table-cell office:value-type="string" calcext:value-type="string">
            <text:p>Binance.MTL-&gt;Binance.BTC</text:p>
          </table:table-cell>
          <table:table-cell table:number-columns-repeated="34"/>
          <table:table-cell office:value-type="string" calcext:value-type="string">
            <text:p>Binance.MTL-&gt;Binance.ETH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YOYO</text:p>
          </table:table-cell>
          <table:table-cell table:number-columns-repeated="26"/>
          <table:table-cell office:value-type="string" calcext:value-type="string">
            <text:p>Binance.YOYO-&gt;Binance.BTC</text:p>
          </table:table-cell>
          <table:table-cell table:number-columns-repeated="33"/>
          <table:table-cell office:value-type="string" calcext:value-type="string">
            <text:p>Binance.YOYO-&gt;Binance.BNB</text:p>
          </table:table-cell>
          <table:table-cell office:value-type="string" calcext:value-type="string">
            <text:p>Binance.YOYO-&gt;Binance.ETH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BNT</text:p>
          </table:table-cell>
          <table:table-cell table:number-columns-repeated="26"/>
          <table:table-cell office:value-type="string" calcext:value-type="string">
            <text:p>Binance.BNT-&gt;Binance.BTC</text:p>
          </table:table-cell>
          <table:table-cell table:number-columns-repeated="34"/>
          <table:table-cell office:value-type="string" calcext:value-type="string">
            <text:p>Binance.BNT-&gt;Binance.ETH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USDT</text:p>
          </table:table-cell>
          <table:table-cell table:number-columns-repeated="17"/>
          <table:table-cell office:value-type="string" calcext:value-type="string">
            <text:p>Binance.USDT-&gt;Binance.BCC</text:p>
          </table:table-cell>
          <table:table-cell table:number-columns-repeated="8"/>
          <table:table-cell office:value-type="string" calcext:value-type="string">
            <text:p>Binance.USDT-&gt;Binance.BTC</text:p>
          </table:table-cell>
          <table:table-cell table:number-columns-repeated="33"/>
          <table:table-cell office:value-type="string" calcext:value-type="string">
            <text:p>Binance.USDT-&gt;Binance.BNB</text:p>
          </table:table-cell>
          <table:table-cell office:value-type="string" calcext:value-type="string">
            <text:p>Binance.USDT-&gt;Binance.ETH</text:p>
          </table:table-cell>
          <table:table-cell/>
          <table:table-cell office:value-type="string" calcext:value-type="string">
            <text:p>Binance.USDT-&gt;Binance.NEO</text:p>
          </table:table-cell>
          <table:table-cell table:number-columns-repeated="5"/>
          <table:table-cell office:value-type="string" calcext:value-type="string">
            <text:p>Binance.USDT-&gt;Binance.ADA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8"/>
          <table:table-cell office:value-type="string" calcext:value-type="string">
            <text:p>Binance.USDT-&gt;Binance.XRP</text:p>
          </table:table-cell>
          <table:table-cell table:number-columns-repeated="9"/>
          <table:table-cell office:value-type="string" calcext:value-type="string">
            <text:p>Binance.USDT-&gt;Binance.LTC</text:p>
          </table:table-cell>
          <table:table-cell table:number-columns-repeated="13"/>
          <table:table-cell office:value-type="string" calcext:value-type="string">
            <text:p>Binance.USDT-&gt;Binance.QTUM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QLC</text:p>
          </table:table-cell>
          <table:table-cell table:number-columns-repeated="26"/>
          <table:table-cell office:value-type="string" calcext:value-type="string">
            <text:p>Binance.QLC-&gt;Binance.BTC</text:p>
          </table:table-cell>
          <table:table-cell table:number-columns-repeated="33"/>
          <table:table-cell office:value-type="string" calcext:value-type="string">
            <text:p>Binance.QLC-&gt;Binance.BNB</text:p>
          </table:table-cell>
          <table:table-cell office:value-type="string" calcext:value-type="string">
            <text:p>Binance.QLC-&gt;Binance.ETH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MDA</text:p>
          </table:table-cell>
          <table:table-cell table:number-columns-repeated="26"/>
          <table:table-cell office:value-type="string" calcext:value-type="string">
            <text:p>Binance.MDA-&gt;Binance.BTC</text:p>
          </table:table-cell>
          <table:table-cell table:number-columns-repeated="34"/>
          <table:table-cell office:value-type="string" calcext:value-type="string">
            <text:p>Binance.MDA-&gt;Binance.ETH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DASH</text:p>
          </table:table-cell>
          <table:table-cell table:number-columns-repeated="26"/>
          <table:table-cell office:value-type="string" calcext:value-type="string">
            <text:p>Binance.DASH-&gt;Binance.BTC</text:p>
          </table:table-cell>
          <table:table-cell table:number-columns-repeated="34"/>
          <table:table-cell office:value-type="string" calcext:value-type="string">
            <text:p>Binance.DASH-&gt;Binance.ETH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NANO</text:p>
          </table:table-cell>
          <table:table-cell table:number-columns-repeated="26"/>
          <table:table-cell office:value-type="string" calcext:value-type="string">
            <text:p>Binance.NANO-&gt;Binance.BTC</text:p>
          </table:table-cell>
          <table:table-cell table:number-columns-repeated="33"/>
          <table:table-cell office:value-type="string" calcext:value-type="string">
            <text:p>Binance.NANO-&gt;Binance.BNB</text:p>
          </table:table-cell>
          <table:table-cell office:value-type="string" calcext:value-type="string">
            <text:p>Binance.NANO-&gt;Binance.ETH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EDO</text:p>
          </table:table-cell>
          <table:table-cell table:number-columns-repeated="26"/>
          <table:table-cell office:value-type="string" calcext:value-type="string">
            <text:p>Binance.EDO-&gt;Binance.BTC</text:p>
          </table:table-cell>
          <table:table-cell table:number-columns-repeated="34"/>
          <table:table-cell office:value-type="string" calcext:value-type="string">
            <text:p>Binance.EDO-&gt;Binance.ETH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WAVES</text:p>
          </table:table-cell>
          <table:table-cell table:number-columns-repeated="26"/>
          <table:table-cell office:value-type="string" calcext:value-type="string">
            <text:p>Binance.WAVES-&gt;Binance.BTC</text:p>
          </table:table-cell>
          <table:table-cell table:number-columns-repeated="33"/>
          <table:table-cell office:value-type="string" calcext:value-type="string">
            <text:p>Binance.WAVES-&gt;Binance.BNB</text:p>
          </table:table-cell>
          <table:table-cell office:value-type="string" calcext:value-type="string">
            <text:p>Binance.WAVES-&gt;Binance.ETH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ADX</text:p>
          </table:table-cell>
          <table:table-cell table:number-columns-repeated="26"/>
          <table:table-cell office:value-type="string" calcext:value-type="string">
            <text:p>Binance.ADX-&gt;Binance.BTC</text:p>
          </table:table-cell>
          <table:table-cell table:number-columns-repeated="33"/>
          <table:table-cell office:value-type="string" calcext:value-type="string">
            <text:p>Binance.ADX-&gt;Binance.BNB</text:p>
          </table:table-cell>
          <table:table-cell office:value-type="string" calcext:value-type="string">
            <text:p>Binance.ADX-&gt;Binance.ETH</text:p>
          </table:table-cell>
          <table:table-cell table:number-columns-repeated="26"/>
          <table:table-cell office:value-type="string" calcext:value-type="string">
            <text:p>\ \ \ 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AMB</text:p>
          </table:table-cell>
          <table:table-cell table:number-columns-repeated="26"/>
          <table:table-cell office:value-type="string" calcext:value-type="string">
            <text:p>Binance.AMB-&gt;Binance.BTC</text:p>
          </table:table-cell>
          <table:table-cell table:number-columns-repeated="33"/>
          <table:table-cell office:value-type="string" calcext:value-type="string">
            <text:p>Binance.AMB-&gt;Binance.BNB</text:p>
          </table:table-cell>
          <table:table-cell office:value-type="string" calcext:value-type="string">
            <text:p>Binance.AMB-&gt;Binance.ETH</text:p>
          </table:table-cell>
          <table:table-cell table:number-columns-repeated="27"/>
          <table:table-cell office:value-type="string" calcext:value-type="string">
            <text:p>\ \ \ 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XRP</text:p>
          </table:table-cell>
          <table:table-cell table:number-columns-repeated="26"/>
          <table:table-cell office:value-type="string" calcext:value-type="string">
            <text:p>Binance.XRP-&gt;Binance.BTC</text:p>
          </table:table-cell>
          <table:table-cell table:number-columns-repeated="34"/>
          <table:table-cell office:value-type="string" calcext:value-type="string">
            <text:p>Binance.XRP-&gt;Binance.ETH</text:p>
          </table:table-cell>
          <table:table-cell table:number-columns-repeated="19"/>
          <table:table-cell office:value-type="string" calcext:value-type="string">
            <text:p>Binance.XRP-&gt;Binance.USDT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FUEL</text:p>
          </table:table-cell>
          <table:table-cell table:number-columns-repeated="26"/>
          <table:table-cell office:value-type="string" calcext:value-type="string">
            <text:p>Binance.FUEL-&gt;Binance.BTC</text:p>
          </table:table-cell>
          <table:table-cell table:number-columns-repeated="34"/>
          <table:table-cell office:value-type="string" calcext:value-type="string">
            <text:p>Binance.FUEL-&gt;Binance.ETH</text:p>
          </table:table-cell>
          <table:table-cell table:number-columns-repeated="29"/>
          <table:table-cell office:value-type="string" calcext:value-type="string">
            <text:p>\ \ \ 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WPR</text:p>
          </table:table-cell>
          <table:table-cell table:number-columns-repeated="26"/>
          <table:table-cell office:value-type="string" calcext:value-type="string">
            <text:p>Binance.WPR-&gt;Binance.BTC</text:p>
          </table:table-cell>
          <table:table-cell table:number-columns-repeated="34"/>
          <table:table-cell office:value-type="string" calcext:value-type="string">
            <text:p>Binance.WPR-&gt;Binance.ETH</text:p>
          </table:table-cell>
          <table:table-cell table:number-columns-repeated="30"/>
          <table:table-cell office:value-type="string" calcext:value-type="string">
            <text:p>\ \ \ 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TRX</text:p>
          </table:table-cell>
          <table:table-cell table:number-columns-repeated="26"/>
          <table:table-cell office:value-type="string" calcext:value-type="string">
            <text:p>Binance.TRX-&gt;Binance.BTC</text:p>
          </table:table-cell>
          <table:table-cell table:number-columns-repeated="34"/>
          <table:table-cell office:value-type="string" calcext:value-type="string">
            <text:p>Binance.TRX-&gt;Binance.ETH</text:p>
          </table:table-cell>
          <table:table-cell table:number-columns-repeated="31"/>
          <table:table-cell office:value-type="string" calcext:value-type="string">
            <text:p>\ \ \ 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LSK</text:p>
          </table:table-cell>
          <table:table-cell table:number-columns-repeated="26"/>
          <table:table-cell office:value-type="string" calcext:value-type="string">
            <text:p>Binance.LSK-&gt;Binance.BTC</text:p>
          </table:table-cell>
          <table:table-cell table:number-columns-repeated="33"/>
          <table:table-cell office:value-type="string" calcext:value-type="string">
            <text:p>Binance.LSK-&gt;Binance.BNB</text:p>
          </table:table-cell>
          <table:table-cell office:value-type="string" calcext:value-type="string">
            <text:p>Binance.LSK-&gt;Binance.ETH</text:p>
          </table:table-cell>
          <table:table-cell table:number-columns-repeated="32"/>
          <table:table-cell office:value-type="string" calcext:value-type="string">
            <text:p>\ \ \ 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HSR</text:p>
          </table:table-cell>
          <table:table-cell table:number-columns-repeated="26"/>
          <table:table-cell office:value-type="string" calcext:value-type="string">
            <text:p>Binance.HSR-&gt;Binance.BTC</text:p>
          </table:table-cell>
          <table:table-cell table:number-columns-repeated="34"/>
          <table:table-cell office:value-type="string" calcext:value-type="string">
            <text:p>Binance.HSR-&gt;Binance.ETH</text:p>
          </table:table-cell>
          <table:table-cell table:number-columns-repeated="33"/>
          <table:table-cell office:value-type="string" calcext:value-type="string">
            <text:p>\ \ \ 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NULS</text:p>
          </table:table-cell>
          <table:table-cell table:number-columns-repeated="26"/>
          <table:table-cell office:value-type="string" calcext:value-type="string">
            <text:p>Binance.NULS-&gt;Binance.BTC</text:p>
          </table:table-cell>
          <table:table-cell table:number-columns-repeated="33"/>
          <table:table-cell office:value-type="string" calcext:value-type="string">
            <text:p>Binance.NULS-&gt;Binance.BNB</text:p>
          </table:table-cell>
          <table:table-cell office:value-type="string" calcext:value-type="string">
            <text:p>Binance.NULS-&gt;Binance.ETH</text:p>
          </table:table-cell>
          <table:table-cell table:number-columns-repeated="34"/>
          <table:table-cell office:value-type="string" calcext:value-type="string">
            <text:p>\ \ \ 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SYS</text:p>
          </table:table-cell>
          <table:table-cell table:number-columns-repeated="26"/>
          <table:table-cell office:value-type="string" calcext:value-type="string">
            <text:p>Binance.SYS-&gt;Binance.BTC</text:p>
          </table:table-cell>
          <table:table-cell table:number-columns-repeated="33"/>
          <table:table-cell office:value-type="string" calcext:value-type="string">
            <text:p>Binance.SYS-&gt;Binance.BNB</text:p>
          </table:table-cell>
          <table:table-cell office:value-type="string" calcext:value-type="string">
            <text:p>Binance.SYS-&gt;Binance.ETH</text:p>
          </table:table-cell>
          <table:table-cell table:number-columns-repeated="35"/>
          <table:table-cell office:value-type="string" calcext:value-type="string">
            <text:p>\ \ \ 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GAS</text:p>
          </table:table-cell>
          <table:table-cell table:number-columns-repeated="26"/>
          <table:table-cell office:value-type="string" calcext:value-type="string">
            <text:p>Binance.GAS-&gt;Binance.BTC</text:p>
          </table:table-cell>
          <table:table-cell table:number-columns-repeated="71"/>
          <table:table-cell office:value-type="string" calcext:value-type="string">
            <text:p>\ \ \ 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WABI</text:p>
          </table:table-cell>
          <table:table-cell table:number-columns-repeated="26"/>
          <table:table-cell office:value-type="string" calcext:value-type="string">
            <text:p>Binance.WABI-&gt;Binance.BTC</text:p>
          </table:table-cell>
          <table:table-cell table:number-columns-repeated="33"/>
          <table:table-cell office:value-type="string" calcext:value-type="string">
            <text:p>Binance.WABI-&gt;Binance.BNB</text:p>
          </table:table-cell>
          <table:table-cell office:value-type="string" calcext:value-type="string">
            <text:p>Binance.WABI-&gt;Binance.ETH</text:p>
          </table:table-cell>
          <table:table-cell table:number-columns-repeated="37"/>
          <table:table-cell office:value-type="string" calcext:value-type="string">
            <text:p>\ \ \ 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table:number-columns-repeated="26"/>
          <table:table-cell office:value-type="string" calcext:value-type="string">
            <text:p>Binance.LTC-&gt;Binance.BTC</text:p>
          </table:table-cell>
          <table:table-cell table:number-columns-repeated="33"/>
          <table:table-cell office:value-type="string" calcext:value-type="string">
            <text:p>Binance.LTC-&gt;Binance.BNB</text:p>
          </table:table-cell>
          <table:table-cell office:value-type="string" calcext:value-type="string">
            <text:p>Binance.LTC-&gt;Binance.ETH</text:p>
          </table:table-cell>
          <table:table-cell table:number-columns-repeated="19"/>
          <table:table-cell office:value-type="string" calcext:value-type="string">
            <text:p>Binance.LTC-&gt;Binance.USDT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32"/>
          <table:table-cell office:value-type="string" calcext:value-type="string">
            <text:p>Binance.LTC-&gt;GDAX.LTC</text:p>
          </table:table-cell>
        </table:table-row>
        <table:table-row table:style-name="ro1">
          <table:table-cell/>
          <table:table-cell office:value-type="string" calcext:value-type="string">
            <text:p>STRAT</text:p>
          </table:table-cell>
          <table:table-cell table:number-columns-repeated="26"/>
          <table:table-cell office:value-type="string" calcext:value-type="string">
            <text:p>Binance.STRAT-&gt;Binance.BTC</text:p>
          </table:table-cell>
          <table:table-cell table:number-columns-repeated="34"/>
          <table:table-cell office:value-type="string" calcext:value-type="string">
            <text:p>Binance.STRAT-&gt;Binance.ETH</text:p>
          </table:table-cell>
          <table:table-cell table:number-columns-repeated="39"/>
          <table:table-cell office:value-type="string" calcext:value-type="string">
            <text:p>\ \ \ 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6"/>
          <table:table-cell office:value-type="string" calcext:value-type="string">
            <text:p>Binance.ENG-&gt;Binance.BTC</text:p>
          </table:table-cell>
          <table:table-cell table:number-columns-repeated="34"/>
          <table:table-cell office:value-type="string" calcext:value-type="string">
            <text:p>Binance.ENG-&gt;Binance.ETH</text:p>
          </table:table-cell>
          <table:table-cell table:number-columns-repeated="40"/>
          <table:table-cell office:value-type="string" calcext:value-type="string">
            <text:p>\ \ \ 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ENJ</text:p>
          </table:table-cell>
          <table:table-cell table:number-columns-repeated="26"/>
          <table:table-cell office:value-type="string" calcext:value-type="string">
            <text:p>Binance.ENJ-&gt;Binance.BTC</text:p>
          </table:table-cell>
          <table:table-cell table:number-columns-repeated="34"/>
          <table:table-cell office:value-type="string" calcext:value-type="string">
            <text:p>Binance.ENJ-&gt;Binance.ETH</text:p>
          </table:table-cell>
          <table:table-cell table:number-columns-repeated="41"/>
          <table:table-cell office:value-type="string" calcext:value-type="string">
            <text:p>\ \ \ 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WAN</text:p>
          </table:table-cell>
          <table:table-cell table:number-columns-repeated="26"/>
          <table:table-cell office:value-type="string" calcext:value-type="string">
            <text:p>Binance.WAN-&gt;Binance.BTC</text:p>
          </table:table-cell>
          <table:table-cell table:number-columns-repeated="33"/>
          <table:table-cell office:value-type="string" calcext:value-type="string">
            <text:p>Binance.WAN-&gt;Binance.BNB</text:p>
          </table:table-cell>
          <table:table-cell office:value-type="string" calcext:value-type="string">
            <text:p>Binance.WAN-&gt;Binance.ETH</text:p>
          </table:table-cell>
          <table:table-cell table:number-columns-repeated="42"/>
          <table:table-cell office:value-type="string" calcext:value-type="string">
            <text:p>\ \ \ 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EVX</text:p>
          </table:table-cell>
          <table:table-cell table:number-columns-repeated="26"/>
          <table:table-cell office:value-type="string" calcext:value-type="string">
            <text:p>Binance.EVX-&gt;Binance.BTC</text:p>
          </table:table-cell>
          <table:table-cell table:number-columns-repeated="34"/>
          <table:table-cell office:value-type="string" calcext:value-type="string">
            <text:p>Binance.EVX-&gt;Binance.ETH</text:p>
          </table:table-cell>
          <table:table-cell table:number-columns-repeated="43"/>
          <table:table-cell office:value-type="string" calcext:value-type="string">
            <text:p>\ \ \ 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OAX</text:p>
          </table:table-cell>
          <table:table-cell table:number-columns-repeated="26"/>
          <table:table-cell office:value-type="string" calcext:value-type="string">
            <text:p>Binance.OAX-&gt;Binance.BTC</text:p>
          </table:table-cell>
          <table:table-cell table:number-columns-repeated="34"/>
          <table:table-cell office:value-type="string" calcext:value-type="string">
            <text:p>Binance.OAX-&gt;Binance.ETH</text:p>
          </table:table-cell>
          <table:table-cell table:number-columns-repeated="44"/>
          <table:table-cell office:value-type="string" calcext:value-type="string">
            <text:p>\ \ \ 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RS</text:p>
          </table:table-cell>
          <table:table-cell table:number-columns-repeated="26"/>
          <table:table-cell office:value-type="string" calcext:value-type="string">
            <text:p>Binance.GRS-&gt;Binance.BTC</text:p>
          </table:table-cell>
          <table:table-cell table:number-columns-repeated="34"/>
          <table:table-cell office:value-type="string" calcext:value-type="string">
            <text:p>Binance.GRS-&gt;Binance.ETH</text:p>
          </table:table-cell>
          <table:table-cell table:number-columns-repeated="45"/>
          <table:table-cell office:value-type="string" calcext:value-type="string">
            <text:p>\ \ \ 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LEND</text:p>
          </table:table-cell>
          <table:table-cell table:number-columns-repeated="26"/>
          <table:table-cell office:value-type="string" calcext:value-type="string">
            <text:p>Binance.LEND-&gt;Binance.BTC</text:p>
          </table:table-cell>
          <table:table-cell table:number-columns-repeated="34"/>
          <table:table-cell office:value-type="string" calcext:value-type="string">
            <text:p>Binance.LEND-&gt;Binance.ETH</text:p>
          </table:table-cell>
          <table:table-cell table:number-columns-repeated="46"/>
          <table:table-cell office:value-type="string" calcext:value-type="string">
            <text:p>\ \ \ 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LT</text:p>
          </table:table-cell>
          <table:table-cell table:number-columns-repeated="26"/>
          <table:table-cell office:value-type="string" calcext:value-type="string">
            <text:p>Binance.DLT-&gt;Binance.BTC</text:p>
          </table:table-cell>
          <table:table-cell table:number-columns-repeated="33"/>
          <table:table-cell office:value-type="string" calcext:value-type="string">
            <text:p>Binance.DLT-&gt;Binance.BNB</text:p>
          </table:table-cell>
          <table:table-cell office:value-type="string" calcext:value-type="string">
            <text:p>Binance.DLT-&gt;Binance.ETH</text:p>
          </table:table-cell>
          <table:table-cell table:number-columns-repeated="47"/>
          <table:table-cell office:value-type="string" calcext:value-type="string">
            <text:p>\ \ \ 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NS</text:p>
          </table:table-cell>
          <table:table-cell table:number-columns-repeated="26"/>
          <table:table-cell office:value-type="string" calcext:value-type="string">
            <text:p>Binance.INS-&gt;Binance.BTC</text:p>
          </table:table-cell>
          <table:table-cell table:number-columns-repeated="34"/>
          <table:table-cell office:value-type="string" calcext:value-type="string">
            <text:p>Binance.INS-&gt;Binance.ETH</text:p>
          </table:table-cell>
          <table:table-cell table:number-columns-repeated="48"/>
          <table:table-cell office:value-type="string" calcext:value-type="string">
            <text:p>\ \ \ 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XLM</text:p>
          </table:table-cell>
          <table:table-cell table:number-columns-repeated="26"/>
          <table:table-cell office:value-type="string" calcext:value-type="string">
            <text:p>Binance.XLM-&gt;Binance.BTC</text:p>
          </table:table-cell>
          <table:table-cell table:number-columns-repeated="33"/>
          <table:table-cell office:value-type="string" calcext:value-type="string">
            <text:p>Binance.XLM-&gt;Binance.BNB</text:p>
          </table:table-cell>
          <table:table-cell office:value-type="string" calcext:value-type="string">
            <text:p>Binance.XLM-&gt;Binance.ETH</text:p>
          </table:table-cell>
          <table:table-cell table:number-columns-repeated="49"/>
          <table:table-cell office:value-type="string" calcext:value-type="string">
            <text:p>\ \ \ 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 table:number-columns-repeated="26"/>
          <table:table-cell office:value-type="string" calcext:value-type="string">
            <text:p>Binance.LINK-&gt;Binance.BTC</text:p>
          </table:table-cell>
          <table:table-cell table:number-columns-repeated="34"/>
          <table:table-cell office:value-type="string" calcext:value-type="string">
            <text:p>Binance.LINK-&gt;Binance.ETH</text:p>
          </table:table-cell>
          <table:table-cell table:number-columns-repeated="50"/>
          <table:table-cell office:value-type="string" calcext:value-type="string">
            <text:p>\ \ \ 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PX</text:p>
          </table:table-cell>
          <table:table-cell table:number-columns-repeated="26"/>
          <table:table-cell office:value-type="string" calcext:value-type="string">
            <text:p>Binance.RPX-&gt;Binance.BTC</text:p>
          </table:table-cell>
          <table:table-cell table:number-columns-repeated="33"/>
          <table:table-cell office:value-type="string" calcext:value-type="string">
            <text:p>Binance.RPX-&gt;Binance.BNB</text:p>
          </table:table-cell>
          <table:table-cell office:value-type="string" calcext:value-type="string">
            <text:p>Binance.RPX-&gt;Binance.ETH</text:p>
          </table:table-cell>
          <table:table-cell table:number-columns-repeated="51"/>
          <table:table-cell office:value-type="string" calcext:value-type="string">
            <text:p>\ \ \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QTUM</text:p>
          </table:table-cell>
          <table:table-cell table:number-columns-repeated="26"/>
          <table:table-cell office:value-type="string" calcext:value-type="string">
            <text:p>Binance.QTUM-&gt;Binance.BTC</text:p>
          </table:table-cell>
          <table:table-cell table:number-columns-repeated="33"/>
          <table:table-cell office:value-type="string" calcext:value-type="string">
            <text:p>Binance.QTUM-&gt;Binance.BNB</text:p>
          </table:table-cell>
          <table:table-cell office:value-type="string" calcext:value-type="string">
            <text:p>Binance.QTUM-&gt;Binance.ETH</text:p>
          </table:table-cell>
          <table:table-cell table:number-columns-repeated="19"/>
          <table:table-cell office:value-type="string" calcext:value-type="string">
            <text:p>Binance.QTUM-&gt;Binance.USDT</text:p>
          </table:table-cell>
          <table:table-cell table:number-columns-repeated="32"/>
          <table:table-cell office:value-type="string" calcext:value-type="string">
            <text:p>\ \ \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OD</text:p>
          </table:table-cell>
          <table:table-cell table:number-columns-repeated="26"/>
          <table:table-cell office:value-type="string" calcext:value-type="string">
            <text:p>Binance.MOD-&gt;Binance.BTC</text:p>
          </table:table-cell>
          <table:table-cell table:number-columns-repeated="34"/>
          <table:table-cell office:value-type="string" calcext:value-type="string">
            <text:p>Binance.MOD-&gt;Binance.ETH</text:p>
          </table:table-cell>
          <table:table-cell table:number-columns-repeated="53"/>
          <table:table-cell office:value-type="string" calcext:value-type="string">
            <text:p>\ \ \ 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UN</text:p>
          </table:table-cell>
          <table:table-cell table:number-columns-repeated="26"/>
          <table:table-cell office:value-type="string" calcext:value-type="string">
            <text:p>Binance.LUN-&gt;Binance.BTC</text:p>
          </table:table-cell>
          <table:table-cell table:number-columns-repeated="34"/>
          <table:table-cell office:value-type="string" calcext:value-type="string">
            <text:p>Binance.LUN-&gt;Binance.ETH</text:p>
          </table:table-cell>
          <table:table-cell table:number-columns-repeated="54"/>
          <table:table-cell office:value-type="string" calcext:value-type="string">
            <text:p>\ \ \ 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EOS</text:p>
          </table:table-cell>
          <table:table-cell table:number-columns-repeated="26"/>
          <table:table-cell office:value-type="string" calcext:value-type="string">
            <text:p>Binance.EOS-&gt;Binance.BTC</text:p>
          </table:table-cell>
          <table:table-cell table:number-columns-repeated="34"/>
          <table:table-cell office:value-type="string" calcext:value-type="string">
            <text:p>Binance.EOS-&gt;Binance.ETH</text:p>
          </table:table-cell>
          <table:table-cell table:number-columns-repeated="55"/>
          <table:table-cell office:value-type="string" calcext:value-type="string">
            <text:p>\ \ \ 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QX</text:p>
          </table:table-cell>
          <table:table-cell table:number-columns-repeated="26"/>
          <table:table-cell office:value-type="string" calcext:value-type="string">
            <text:p>Binance.BQX-&gt;Binance.BTC</text:p>
          </table:table-cell>
          <table:table-cell table:number-columns-repeated="34"/>
          <table:table-cell office:value-type="string" calcext:value-type="string">
            <text:p>Binance.BQX-&gt;Binance.ETH</text:p>
          </table:table-cell>
          <table:table-cell table:number-columns-repeated="56"/>
          <table:table-cell office:value-type="string" calcext:value-type="string">
            <text:p>\ \ \ 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NCASH</text:p>
          </table:table-cell>
          <table:table-cell table:number-columns-repeated="26"/>
          <table:table-cell office:value-type="string" calcext:value-type="string">
            <text:p>Binance.NCASH-&gt;Binance.BTC</text:p>
          </table:table-cell>
          <table:table-cell table:number-columns-repeated="33"/>
          <table:table-cell office:value-type="string" calcext:value-type="string">
            <text:p>Binance.NCASH-&gt;Binance.BNB</text:p>
          </table:table-cell>
          <table:table-cell office:value-type="string" calcext:value-type="string">
            <text:p>Binance.NCASH-&gt;Binance.ETH</text:p>
          </table:table-cell>
          <table:table-cell table:number-columns-repeated="57"/>
          <table:table-cell office:value-type="string" calcext:value-type="string">
            <text:p>\ \ \ 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VIB</text:p>
          </table:table-cell>
          <table:table-cell table:number-columns-repeated="26"/>
          <table:table-cell office:value-type="string" calcext:value-type="string">
            <text:p>Binance.VIB-&gt;Binance.BTC</text:p>
          </table:table-cell>
          <table:table-cell table:number-columns-repeated="34"/>
          <table:table-cell office:value-type="string" calcext:value-type="string">
            <text:p>Binance.VIB-&gt;Binance.ETH</text:p>
          </table:table-cell>
          <table:table-cell table:number-columns-repeated="58"/>
          <table:table-cell office:value-type="string" calcext:value-type="string">
            <text:p>\ \ \ 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IA</text:p>
          </table:table-cell>
          <table:table-cell table:number-columns-repeated="26"/>
          <table:table-cell office:value-type="string" calcext:value-type="string">
            <text:p>Binance.VIA-&gt;Binance.BTC</text:p>
          </table:table-cell>
          <table:table-cell table:number-columns-repeated="33"/>
          <table:table-cell office:value-type="string" calcext:value-type="string">
            <text:p>Binance.VIA-&gt;Binance.BNB</text:p>
          </table:table-cell>
          <table:table-cell office:value-type="string" calcext:value-type="string">
            <text:p>Binance.VIA-&gt;Binance.ETH</text:p>
          </table:table-cell>
          <table:table-cell table:number-columns-repeated="59"/>
          <table:table-cell office:value-type="string" calcext:value-type="string">
            <text:p>\ \ \ 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OST</text:p>
          </table:table-cell>
          <table:table-cell table:number-columns-repeated="26"/>
          <table:table-cell office:value-type="string" calcext:value-type="string">
            <text:p>Binance.OST-&gt;Binance.BTC</text:p>
          </table:table-cell>
          <table:table-cell table:number-columns-repeated="33"/>
          <table:table-cell office:value-type="string" calcext:value-type="string">
            <text:p>Binance.OST-&gt;Binance.BNB</text:p>
          </table:table-cell>
          <table:table-cell office:value-type="string" calcext:value-type="string">
            <text:p>Binance.OST-&gt;Binance.ETH</text:p>
          </table:table-cell>
          <table:table-cell table:number-columns-repeated="60"/>
          <table:table-cell office:value-type="string" calcext:value-type="string">
            <text:p>\ \ \ 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AT</text:p>
          </table:table-cell>
          <table:table-cell table:number-columns-repeated="26"/>
          <table:table-cell office:value-type="string" calcext:value-type="string">
            <text:p>Binance.BAT-&gt;Binance.BTC</text:p>
          </table:table-cell>
          <table:table-cell table:number-columns-repeated="33"/>
          <table:table-cell office:value-type="string" calcext:value-type="string">
            <text:p>Binance.BAT-&gt;Binance.BNB</text:p>
          </table:table-cell>
          <table:table-cell office:value-type="string" calcext:value-type="string">
            <text:p>Binance.BAT-&gt;Binance.ETH</text:p>
          </table:table-cell>
          <table:table-cell table:number-columns-repeated="61"/>
          <table:table-cell office:value-type="string" calcext:value-type="string">
            <text:p>\ \ \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RD</text:p>
          </table:table-cell>
          <table:table-cell table:number-columns-repeated="26"/>
          <table:table-cell office:value-type="string" calcext:value-type="string">
            <text:p>Binance.BRD-&gt;Binance.BTC</text:p>
          </table:table-cell>
          <table:table-cell table:number-columns-repeated="33"/>
          <table:table-cell office:value-type="string" calcext:value-type="string">
            <text:p>Binance.BRD-&gt;Binance.BNB</text:p>
          </table:table-cell>
          <table:table-cell office:value-type="string" calcext:value-type="string">
            <text:p>Binance.BRD-&gt;Binance.ETH</text:p>
          </table:table-cell>
          <table:table-cell table:number-columns-repeated="62"/>
          <table:table-cell office:value-type="string" calcext:value-type="string">
            <text:p>\ \ \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MR</text:p>
          </table:table-cell>
          <table:table-cell table:number-columns-repeated="26"/>
          <table:table-cell office:value-type="string" calcext:value-type="string">
            <text:p>Binance.XMR-&gt;Binance.BTC</text:p>
          </table:table-cell>
          <table:table-cell table:number-columns-repeated="34"/>
          <table:table-cell office:value-type="string" calcext:value-type="string">
            <text:p>Binance.XMR-&gt;Binance.ETH</text:p>
          </table:table-cell>
          <table:table-cell table:number-columns-repeated="63"/>
          <table:table-cell office:value-type="string" calcext:value-type="string">
            <text:p>\ \ \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L</text:p>
          </table:table-cell>
          <table:table-cell table:number-columns-repeated="26"/>
          <table:table-cell office:value-type="string" calcext:value-type="string">
            <text:p>Binance.ZIL-&gt;Binance.BTC</text:p>
          </table:table-cell>
          <table:table-cell table:number-columns-repeated="33"/>
          <table:table-cell office:value-type="string" calcext:value-type="string">
            <text:p>Binance.ZIL-&gt;Binance.BNB</text:p>
          </table:table-cell>
          <table:table-cell office:value-type="string" calcext:value-type="string">
            <text:p>Binance.ZIL-&gt;Binance.ETH</text:p>
          </table:table-cell>
          <table:table-cell table:number-columns-repeated="64"/>
          <table:table-cell office:value-type="string" calcext:value-type="string">
            <text:p>\ \ \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DAX</text:p>
          </table:table-cell>
          <table:table-cell office:value-type="string" calcext:value-type="string">
            <text:p>BTC</text:p>
          </table:table-cell>
          <table:table-cell table:number-columns-repeated="26"/>
          <table:table-cell office:value-type="string" calcext:value-type="string">
            <text:p>GDAX.BTC-&gt;Binance.BTC</text:p>
          </table:table-cell>
          <table:table-cell table:number-columns-repeated="100"/>
          <table:table-cell office:value-type="string" calcext:value-type="string">
            <text:p>\ \ \ </text:p>
          </table:table-cell>
          <table:table-cell office:value-type="string" calcext:value-type="string">
            <text:p>GDAX.BTC-&gt;GDAX.EUR</text:p>
          </table:table-cell>
          <table:table-cell office:value-type="string" calcext:value-type="string">
            <text:p>GDAX.BTC-&gt;GDAX.GBP</text:p>
          </table:table-cell>
          <table:table-cell office:value-type="string" calcext:value-type="string">
            <text:p>GDAX.BTC-&gt;GDAX.BCH</text:p>
          </table:table-cell>
          <table:table-cell office:value-type="string" calcext:value-type="string">
            <text:p>GDAX.BTC-&gt;GDAX.USD</text:p>
          </table:table-cell>
          <table:table-cell office:value-type="string" calcext:value-type="string">
            <text:p>GDAX.BTC-&gt;GDAX.ETH</text:p>
          </table:table-cell>
          <table:table-cell office:value-type="string" calcext:value-type="string">
            <text:p>GDAX.BTC-&gt;GDAX.LTC</text:p>
          </table:table-cell>
        </table:table-row>
        <table:table-row table:style-name="ro1">
          <table:table-cell/>
          <table:table-cell office:value-type="string" calcext:value-type="string">
            <text:p>EUR</text:p>
          </table:table-cell>
          <table:table-cell table:number-columns-repeated="127"/>
          <table:table-cell office:value-type="string" calcext:value-type="string">
            <text:p>GDAX.EUR-&gt;GDAX.BTC</text:p>
          </table:table-cell>
          <table:table-cell office:value-type="string" calcext:value-type="string">
            <text:p>\ \ \ </text:p>
          </table:table-cell>
          <table:table-cell/>
          <table:table-cell office:value-type="string" calcext:value-type="string">
            <text:p>GDAX.EUR-&gt;GDAX.BCH</text:p>
          </table:table-cell>
          <table:table-cell/>
          <table:table-cell office:value-type="string" calcext:value-type="string">
            <text:p>GDAX.EUR-&gt;GDAX.ETH</text:p>
          </table:table-cell>
          <table:table-cell office:value-type="string" calcext:value-type="string">
            <text:p>GDAX.EUR-&gt;GDAX.LTC</text:p>
          </table:table-cell>
        </table:table-row>
        <table:table-row table:style-name="ro1">
          <table:table-cell/>
          <table:table-cell office:value-type="string" calcext:value-type="string">
            <text:p>GBP</text:p>
          </table:table-cell>
          <table:table-cell table:number-columns-repeated="127"/>
          <table:table-cell office:value-type="string" calcext:value-type="string">
            <text:p>GDAX.GBP-&gt;GDAX.BTC</text:p>
          </table:table-cell>
          <table:table-cell/>
          <table:table-cell office:value-type="string" calcext:value-type="string">
            <text:p>\ \ \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H</text:p>
          </table:table-cell>
          <table:table-cell table:number-columns-repeated="127"/>
          <table:table-cell office:value-type="string" calcext:value-type="string">
            <text:p>GDAX.BCH-&gt;GDAX.BTC</text:p>
          </table:table-cell>
          <table:table-cell office:value-type="string" calcext:value-type="string">
            <text:p>GDAX.BCH-&gt;GDAX.EUR</text:p>
          </table:table-cell>
          <table:table-cell/>
          <table:table-cell office:value-type="string" calcext:value-type="string">
            <text:p>\ \ \ </text:p>
          </table:table-cell>
          <table:table-cell office:value-type="string" calcext:value-type="string">
            <text:p>GDAX.BCH-&gt;GDAX.US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D</text:p>
          </table:table-cell>
          <table:table-cell table:number-columns-repeated="127"/>
          <table:table-cell office:value-type="string" calcext:value-type="string">
            <text:p>GDAX.USD-&gt;GDAX.BTC</text:p>
          </table:table-cell>
          <table:table-cell table:number-columns-repeated="2"/>
          <table:table-cell office:value-type="string" calcext:value-type="string">
            <text:p>GDAX.USD-&gt;GDAX.BCH</text:p>
          </table:table-cell>
          <table:table-cell office:value-type="string" calcext:value-type="string">
            <text:p>\ \ \ </text:p>
          </table:table-cell>
          <table:table-cell office:value-type="string" calcext:value-type="string">
            <text:p>GDAX.USD-&gt;GDAX.ETH</text:p>
          </table:table-cell>
          <table:table-cell office:value-type="string" calcext:value-type="string">
            <text:p>GDAX.USD-&gt;GDAX.LTC</text:p>
          </table:table-cell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table:number-columns-repeated="61"/>
          <table:table-cell office:value-type="string" calcext:value-type="string">
            <text:p>GDAX.ETH-&gt;Binance.ETH</text:p>
          </table:table-cell>
          <table:table-cell table:number-columns-repeated="65"/>
          <table:table-cell office:value-type="string" calcext:value-type="string">
            <text:p>GDAX.ETH-&gt;GDAX.BTC</text:p>
          </table:table-cell>
          <table:table-cell office:value-type="string" calcext:value-type="string">
            <text:p>GDAX.ETH-&gt;GDAX.EUR</text:p>
          </table:table-cell>
          <table:table-cell table:number-columns-repeated="2"/>
          <table:table-cell office:value-type="string" calcext:value-type="string">
            <text:p>GDAX.ETH-&gt;GDAX.US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table:number-columns-repeated="100"/>
          <table:table-cell office:value-type="string" calcext:value-type="string">
            <text:p>GDAX.LTC-&gt;Binance.LTC</text:p>
          </table:table-cell>
          <table:table-cell table:number-columns-repeated="26"/>
          <table:table-cell office:value-type="string" calcext:value-type="string">
            <text:p>GDAX.LTC-&gt;GDAX.BTC</text:p>
          </table:table-cell>
          <table:table-cell office:value-type="string" calcext:value-type="string">
            <text:p>GDAX.LTC-&gt;GDAX.EUR</text:p>
          </table:table-cell>
          <table:table-cell table:number-columns-repeated="2"/>
          <table:table-cell office:value-type="string" calcext:value-type="string">
            <text:p>GDAX.LTC-&gt;GDAX.USD</text:p>
          </table:table-cell>
          <table:table-cell table:number-columns-repeated="2"/>
        </table:table-row>
      </table:table>
      <table:table table:name="table_costs" table:style-name="ta1">
        <table:table-source xlink:type="simple" xlink:href="../../../../logs/table_costs.txt" table:table-name="table_costs" table:filter-name="Text - txt - csv (StarCalc)" table:filter-options="44,34,76,1,,0,false,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31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Binance</text:p>
          </table:table-cell>
          <table:table-cell table:number-columns-repeated="126"/>
          <table:table-cell office:value-type="string" calcext:value-type="string">
            <text:p>GDAX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18-05-17T02:11:07.172</text:p>
          </table:table-cell>
          <table:table-cell/>
          <table:table-cell office:value-type="string" calcext:value-type="string">
            <text:p>XEM</text:p>
          </table:table-cell>
          <table:table-cell office:value-type="string" calcext:value-type="string">
            <text:p>NA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XVG</text:p>
          </table:table-cell>
          <table:table-cell office:value-type="string" calcext:value-type="string">
            <text:p>TNB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STEEM</text:p>
          </table:table-cell>
          <table:table-cell office:value-type="string" calcext:value-type="string">
            <text:p>AION</text:p>
          </table:table-cell>
          <table:table-cell office:value-type="string" calcext:value-type="string">
            <text:p>BCPT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VIBE</text:p>
          </table:table-cell>
          <table:table-cell office:value-type="string" calcext:value-type="string">
            <text:p>DGD</text:p>
          </table:table-cell>
          <table:table-cell office:value-type="string" calcext:value-type="string">
            <text:p>ZRX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KMD</text:p>
          </table:table-cell>
          <table:table-cell office:value-type="string" calcext:value-type="string">
            <text:p>PO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IOS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OMG</text:p>
          </table:table-cell>
          <table:table-cell office:value-type="string" calcext:value-type="string">
            <text:p>CM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BTG</text:p>
          </table:table-cell>
          <table:table-cell office:value-type="string" calcext:value-type="string">
            <text:p>CND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TRIG</text:p>
          </table:table-cell>
          <table:table-cell office:value-type="string" calcext:value-type="string">
            <text:p>RCN</text:p>
          </table:table-cell>
          <table:table-cell office:value-type="string" calcext:value-type="string">
            <text:p>ARN</text:p>
          </table:table-cell>
          <table:table-cell office:value-type="string" calcext:value-type="string">
            <text:p>POWR</text:p>
          </table:table-cell>
          <table:table-cell office:value-type="string" calcext:value-type="string">
            <text:p>BTS</text:p>
          </table:table-cell>
          <table:table-cell office:value-type="string" calcext:value-type="string">
            <text:p>KNC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GNT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SNM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PPT</text:p>
          </table:table-cell>
          <table:table-cell office:value-type="string" calcext:value-type="string">
            <text:p>SNT</text:p>
          </table:table-cell>
          <table:table-cell office:value-type="string" calcext:value-type="string">
            <text:p>RDN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PIVX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SNGLS</text:p>
          </table:table-cell>
          <table:table-cell office:value-type="string" calcext:value-type="string">
            <text:p>NEBL</text:p>
          </table:table-cell>
          <table:table-cell office:value-type="string" calcext:value-type="string">
            <text:p>QSP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ICN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BNB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ZEC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APPC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STORJ</text:p>
          </table:table-cell>
          <table:table-cell office:value-type="string" calcext:value-type="string">
            <text:p>ICX</text:p>
          </table:table-cell>
          <table:table-cell office:value-type="string" calcext:value-type="string">
            <text:p>MTH</text:p>
          </table:table-cell>
          <table:table-cell office:value-type="string" calcext:value-type="string">
            <text:p>XZC</text:p>
          </table:table-cell>
          <table:table-cell office:value-type="string" calcext:value-type="string">
            <text:p>LOOM</text:p>
          </table:table-cell>
          <table:table-cell office:value-type="string" calcext:value-type="string">
            <text:p>GXS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YOYO</text:p>
          </table:table-cell>
          <table:table-cell office:value-type="string" calcext:value-type="string">
            <text:p>BNT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QLC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EDO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ADX</text:p>
          </table:table-cell>
          <table:table-cell office:value-type="string" calcext:value-type="string">
            <text:p>AMB</text:p>
          </table:table-cell>
          <table:table-cell office:value-type="string" calcext:value-type="string">
            <text:p>XRP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PR</text:p>
          </table:table-cell>
          <table:table-cell office:value-type="string" calcext:value-type="string">
            <text:p>TRX</text:p>
          </table:table-cell>
          <table:table-cell office:value-type="string" calcext:value-type="string">
            <text:p>LSK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NUL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WABI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ENJ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EVX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GRS</text:p>
          </table:table-cell>
          <table:table-cell office:value-type="string" calcext:value-type="string">
            <text:p>LEND</text:p>
          </table:table-cell>
          <table:table-cell office:value-type="string" calcext:value-type="string">
            <text:p>DLT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PX</text:p>
          </table:table-cell>
          <table:table-cell office:value-type="string" calcext:value-type="string">
            <text:p>QTUM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BQX</text:p>
          </table:table-cell>
          <table:table-cell office:value-type="string" calcext:value-type="string">
            <text:p>NCASH</text:p>
          </table:table-cell>
          <table:table-cell office:value-type="string" calcext:value-type="string">
            <text:p>VIB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BRD</text:p>
          </table:table-cell>
          <table:table-cell office:value-type="string" calcext:value-type="string">
            <text:p>XMR</text:p>
          </table:table-cell>
          <table:table-cell office:value-type="string" calcext:value-type="string">
            <text:p>ZIL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BCH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LTC</text:p>
          </table:table-cell>
        </table:table-row>
        <table:table-row table:style-name="ro1">
          <table:table-cell office:value-type="string" calcext:value-type="string">
            <text:p>Binance</text:p>
          </table:table-cell>
          <table:table-cell office:value-type="string" calcext:value-type="string">
            <text:p>XEM</text:p>
          </table:table-cell>
          <table:table-cell office:value-type="string" calcext:value-type="string">
            <text:p>\ \ \ 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NAV</text:p>
          </table:table-cell>
          <table:table-cell/>
          <table:table-cell office:value-type="string" calcext:value-type="string">
            <text:p>\ \ \ </text:p>
          </table:table-cell>
          <table:table-cell table:number-columns-repeated="24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GTO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WTC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22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XVG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21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TNB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DNT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DT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TEEM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ION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CPT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TNT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VIBE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DGD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ZRX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CD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CC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KMD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OA</text:p>
          </table:table-cell>
          <table:table-cell table:number-columns-repeated="19"/>
          <table:table-cell office:value-type="string" calcext:value-type="string">
            <text:p>\ \ \ 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E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IOST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OE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OMG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MT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CN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TC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string" calcext:value-type="string">
            <text:p>\ \ \ 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OTA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office:value-type="string" calcext:value-type="string">
            <text:p>\ \ \ </text:p>
          </table:table-cell>
          <table:table-cell table:number-columns-repeated="32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TG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\ \ \ </text:p>
          </table:table-cell>
          <table:table-cell table:number-columns-repeated="32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ND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30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RK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TRIG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28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RC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27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R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27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OWR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25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T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24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KN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2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GV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WING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22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HA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21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RL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19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GN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18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LZ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17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NM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15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P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N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\ \ \ 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RD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12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FU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IV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10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S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LOAK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MANA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NGL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6"/>
          <table:table-cell office:value-type="string" calcext:value-type="string">
            <text:p>\ \ \ 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NEBL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7"/>
          <table:table-cell office:value-type="string" calcext:value-type="string">
            <text:p>\ \ \ 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QSP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8"/>
          <table:table-cell office:value-type="string" calcext:value-type="string">
            <text:p>\ \ \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9"/>
          <table:table-cell office:value-type="string" calcext:value-type="string">
            <text:p>\ \ \ 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TORM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0"/>
          <table:table-cell office:value-type="string" calcext:value-type="string">
            <text:p>\ \ \ 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IC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1"/>
          <table:table-cell office:value-type="string" calcext:value-type="string">
            <text:p>\ \ \ 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ET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2"/>
          <table:table-cell office:value-type="string" calcext:value-type="string">
            <text:p>\ \ \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N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string" calcext:value-type="string">
            <text:p>\ \ \ </text:p>
          </table:table-cell>
          <table:table-cell table:number-columns-repeated="36" office:value-type="float" office:value="0" calcext:value-type="float">
            <text:p>0</text:p>
          </table:table-cell>
          <table:table-cell/>
          <table:table-cell table:number-columns-repeated="28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CO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\ \ \ </text:p>
          </table:table-cell>
          <table:table-cell table:number-columns-repeated="71"/>
        </table:table-row>
        <table:table-row table:style-name="ro1">
          <table:table-cell/>
          <table:table-cell office:value-type="string" calcext:value-type="string">
            <text:p>NEO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\ \ \ 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ZE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69"/>
        </table:table-row>
        <table:table-row table:style-name="ro1">
          <table:table-cell/>
          <table:table-cell office:value-type="string" calcext:value-type="string">
            <text:p>LR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68"/>
        </table:table-row>
        <table:table-row table:style-name="ro1">
          <table:table-cell/>
          <table:table-cell office:value-type="string" calcext:value-type="string">
            <text:p>APP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67"/>
        </table:table-row>
        <table:table-row table:style-name="ro1">
          <table:table-cell/>
          <table:table-cell office:value-type="string" calcext:value-type="string">
            <text:p>REP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66"/>
        </table:table-row>
        <table:table-row table:style-name="ro1">
          <table:table-cell/>
          <table:table-cell office:value-type="string" calcext:value-type="string">
            <text:p>VE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ADA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F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63"/>
        </table:table-row>
        <table:table-row table:style-name="ro1">
          <table:table-cell/>
          <table:table-cell office:value-type="string" calcext:value-type="string">
            <text:p>REQ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TORJ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IC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MTH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XZ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LOOM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GX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MTL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YOYO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BN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USDT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QL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MDA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DASH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NANO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EDO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WAVE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AD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26"/>
          <table:table-cell office:value-type="string" calcext:value-type="string">
            <text:p>\ \ \ 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AMB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27"/>
          <table:table-cell office:value-type="string" calcext:value-type="string">
            <text:p>\ \ \ 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XRP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FUEL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29"/>
          <table:table-cell office:value-type="string" calcext:value-type="string">
            <text:p>\ \ \ 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WPR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30"/>
          <table:table-cell office:value-type="string" calcext:value-type="string">
            <text:p>\ \ \ 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TR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31"/>
          <table:table-cell office:value-type="string" calcext:value-type="string">
            <text:p>\ \ \ 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LSK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32"/>
          <table:table-cell office:value-type="string" calcext:value-type="string">
            <text:p>\ \ \ 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HSR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33"/>
          <table:table-cell office:value-type="string" calcext:value-type="string">
            <text:p>\ \ \ 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NUL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34"/>
          <table:table-cell office:value-type="string" calcext:value-type="string">
            <text:p>\ \ \ 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SY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35"/>
          <table:table-cell office:value-type="string" calcext:value-type="string">
            <text:p>\ \ \ 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GA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71"/>
          <table:table-cell office:value-type="string" calcext:value-type="string">
            <text:p>\ \ \ 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WABI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37"/>
          <table:table-cell office:value-type="string" calcext:value-type="string">
            <text:p>\ \ \ 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3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RA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39"/>
          <table:table-cell office:value-type="string" calcext:value-type="string">
            <text:p>\ \ \ 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40"/>
          <table:table-cell office:value-type="string" calcext:value-type="string">
            <text:p>\ \ \ 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ENJ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41"/>
          <table:table-cell office:value-type="string" calcext:value-type="string">
            <text:p>\ \ \ 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WA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42"/>
          <table:table-cell office:value-type="string" calcext:value-type="string">
            <text:p>\ \ \ 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EV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43"/>
          <table:table-cell office:value-type="string" calcext:value-type="string">
            <text:p>\ \ \ 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OA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44"/>
          <table:table-cell office:value-type="string" calcext:value-type="string">
            <text:p>\ \ \ 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R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45"/>
          <table:table-cell office:value-type="string" calcext:value-type="string">
            <text:p>\ \ \ 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LEND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46"/>
          <table:table-cell office:value-type="string" calcext:value-type="string">
            <text:p>\ \ \ 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L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47"/>
          <table:table-cell office:value-type="string" calcext:value-type="string">
            <text:p>\ \ \ 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N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48"/>
          <table:table-cell office:value-type="string" calcext:value-type="string">
            <text:p>\ \ \ 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XLM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49"/>
          <table:table-cell office:value-type="string" calcext:value-type="string">
            <text:p>\ \ \ 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50"/>
          <table:table-cell office:value-type="string" calcext:value-type="string">
            <text:p>\ \ \ 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P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51"/>
          <table:table-cell office:value-type="string" calcext:value-type="string">
            <text:p>\ \ \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QTUM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32"/>
          <table:table-cell office:value-type="string" calcext:value-type="string">
            <text:p>\ \ \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OD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53"/>
          <table:table-cell office:value-type="string" calcext:value-type="string">
            <text:p>\ \ \ 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U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54"/>
          <table:table-cell office:value-type="string" calcext:value-type="string">
            <text:p>\ \ \ 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EO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55"/>
          <table:table-cell office:value-type="string" calcext:value-type="string">
            <text:p>\ \ \ 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Q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56"/>
          <table:table-cell office:value-type="string" calcext:value-type="string">
            <text:p>\ \ \ 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NCASH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57"/>
          <table:table-cell office:value-type="string" calcext:value-type="string">
            <text:p>\ \ \ 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VIB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58"/>
          <table:table-cell office:value-type="string" calcext:value-type="string">
            <text:p>\ \ \ 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IA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59"/>
          <table:table-cell office:value-type="string" calcext:value-type="string">
            <text:p>\ \ \ 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OS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60"/>
          <table:table-cell office:value-type="string" calcext:value-type="string">
            <text:p>\ \ \ 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A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61"/>
          <table:table-cell office:value-type="string" calcext:value-type="string">
            <text:p>\ \ \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RD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62"/>
          <table:table-cell office:value-type="string" calcext:value-type="string">
            <text:p>\ \ \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MR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63"/>
          <table:table-cell office:value-type="string" calcext:value-type="string">
            <text:p>\ \ \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L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64"/>
          <table:table-cell office:value-type="string" calcext:value-type="string">
            <text:p>\ \ \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DAX</text:p>
          </table:table-cell>
          <table:table-cell office:value-type="string" calcext:value-type="string">
            <text:p>BT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00"/>
          <table:table-cell office:value-type="string" calcext:value-type="string">
            <text:p>\ \ \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UR</text:p>
          </table:table-cell>
          <table:table-cell table:number-columns-repeated="127"/>
          <table:table-cell office:value-type="float" office:value="0" calcext:value-type="float">
            <text:p>0</text:p>
          </table:table-cell>
          <table:table-cell office:value-type="string" calcext:value-type="string">
            <text:p>\ \ \ 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BP</text:p>
          </table:table-cell>
          <table:table-cell table:number-columns-repeated="127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\ \ \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H</text:p>
          </table:table-cell>
          <table:table-cell table:number-columns-repeated="127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\ \ \ 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D</text:p>
          </table:table-cell>
          <table:table-cell table:number-columns-repeated="127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\ \ \ 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table:number-columns-repeated="61"/>
          <table:table-cell office:value-type="float" office:value="0" calcext:value-type="float">
            <text:p>0</text:p>
          </table:table-cell>
          <table:table-cell table:number-columns-repeated="65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table:number-columns-repeated="100"/>
          <table:table-cell office:value-type="float" office:value="0" calcext:value-type="float">
            <text:p>0</text:p>
          </table:table-cell>
          <table:table-cell table:number-columns-repeated="26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table_tradeFees" table:style-name="ta1">
        <table:table-source xlink:type="simple" xlink:href="../../../../logs/table_tradeFees.txt" table:table-name="table_tradeFees" table:filter-name="Text - txt - csv (StarCalc)" table:filter-options="44,34,76,1,,0,false,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31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TradeFee</text:p>
          </table:table-cell>
          <table:table-cell/>
          <table:table-cell office:value-type="string" calcext:value-type="string">
            <text:p>Binance</text:p>
          </table:table-cell>
          <table:table-cell table:number-columns-repeated="126"/>
          <table:table-cell office:value-type="string" calcext:value-type="string">
            <text:p>GDAX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18-05-17T02:11:07.172</text:p>
          </table:table-cell>
          <table:table-cell/>
          <table:table-cell office:value-type="string" calcext:value-type="string">
            <text:p>XEM</text:p>
          </table:table-cell>
          <table:table-cell office:value-type="string" calcext:value-type="string">
            <text:p>NA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XVG</text:p>
          </table:table-cell>
          <table:table-cell office:value-type="string" calcext:value-type="string">
            <text:p>TNB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STEEM</text:p>
          </table:table-cell>
          <table:table-cell office:value-type="string" calcext:value-type="string">
            <text:p>AION</text:p>
          </table:table-cell>
          <table:table-cell office:value-type="string" calcext:value-type="string">
            <text:p>BCPT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VIBE</text:p>
          </table:table-cell>
          <table:table-cell office:value-type="string" calcext:value-type="string">
            <text:p>DGD</text:p>
          </table:table-cell>
          <table:table-cell office:value-type="string" calcext:value-type="string">
            <text:p>ZRX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KMD</text:p>
          </table:table-cell>
          <table:table-cell office:value-type="string" calcext:value-type="string">
            <text:p>PO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IOS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OMG</text:p>
          </table:table-cell>
          <table:table-cell office:value-type="string" calcext:value-type="string">
            <text:p>CM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BTG</text:p>
          </table:table-cell>
          <table:table-cell office:value-type="string" calcext:value-type="string">
            <text:p>CND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TRIG</text:p>
          </table:table-cell>
          <table:table-cell office:value-type="string" calcext:value-type="string">
            <text:p>RCN</text:p>
          </table:table-cell>
          <table:table-cell office:value-type="string" calcext:value-type="string">
            <text:p>ARN</text:p>
          </table:table-cell>
          <table:table-cell office:value-type="string" calcext:value-type="string">
            <text:p>POWR</text:p>
          </table:table-cell>
          <table:table-cell office:value-type="string" calcext:value-type="string">
            <text:p>BTS</text:p>
          </table:table-cell>
          <table:table-cell office:value-type="string" calcext:value-type="string">
            <text:p>KNC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GNT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SNM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PPT</text:p>
          </table:table-cell>
          <table:table-cell office:value-type="string" calcext:value-type="string">
            <text:p>SNT</text:p>
          </table:table-cell>
          <table:table-cell office:value-type="string" calcext:value-type="string">
            <text:p>RDN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PIVX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SNGLS</text:p>
          </table:table-cell>
          <table:table-cell office:value-type="string" calcext:value-type="string">
            <text:p>NEBL</text:p>
          </table:table-cell>
          <table:table-cell office:value-type="string" calcext:value-type="string">
            <text:p>QSP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ICN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BNB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ZEC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APPC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STORJ</text:p>
          </table:table-cell>
          <table:table-cell office:value-type="string" calcext:value-type="string">
            <text:p>ICX</text:p>
          </table:table-cell>
          <table:table-cell office:value-type="string" calcext:value-type="string">
            <text:p>MTH</text:p>
          </table:table-cell>
          <table:table-cell office:value-type="string" calcext:value-type="string">
            <text:p>XZC</text:p>
          </table:table-cell>
          <table:table-cell office:value-type="string" calcext:value-type="string">
            <text:p>LOOM</text:p>
          </table:table-cell>
          <table:table-cell office:value-type="string" calcext:value-type="string">
            <text:p>GXS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YOYO</text:p>
          </table:table-cell>
          <table:table-cell office:value-type="string" calcext:value-type="string">
            <text:p>BNT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QLC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EDO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ADX</text:p>
          </table:table-cell>
          <table:table-cell office:value-type="string" calcext:value-type="string">
            <text:p>AMB</text:p>
          </table:table-cell>
          <table:table-cell office:value-type="string" calcext:value-type="string">
            <text:p>XRP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PR</text:p>
          </table:table-cell>
          <table:table-cell office:value-type="string" calcext:value-type="string">
            <text:p>TRX</text:p>
          </table:table-cell>
          <table:table-cell office:value-type="string" calcext:value-type="string">
            <text:p>LSK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NUL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WABI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ENJ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EVX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GRS</text:p>
          </table:table-cell>
          <table:table-cell office:value-type="string" calcext:value-type="string">
            <text:p>LEND</text:p>
          </table:table-cell>
          <table:table-cell office:value-type="string" calcext:value-type="string">
            <text:p>DLT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PX</text:p>
          </table:table-cell>
          <table:table-cell office:value-type="string" calcext:value-type="string">
            <text:p>QTUM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BQX</text:p>
          </table:table-cell>
          <table:table-cell office:value-type="string" calcext:value-type="string">
            <text:p>NCASH</text:p>
          </table:table-cell>
          <table:table-cell office:value-type="string" calcext:value-type="string">
            <text:p>VIB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BRD</text:p>
          </table:table-cell>
          <table:table-cell office:value-type="string" calcext:value-type="string">
            <text:p>XMR</text:p>
          </table:table-cell>
          <table:table-cell office:value-type="string" calcext:value-type="string">
            <text:p>ZIL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BCH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LTC</text:p>
          </table:table-cell>
        </table:table-row>
        <table:table-row table:style-name="ro1">
          <table:table-cell office:value-type="string" calcext:value-type="string">
            <text:p>Binance</text:p>
          </table:table-cell>
          <table:table-cell office:value-type="string" calcext:value-type="string">
            <text:p>XEM</text:p>
          </table:table-cell>
          <table:table-cell office:value-type="string" calcext:value-type="string">
            <text:p>\ \ \ 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NAV</text:p>
          </table:table-cell>
          <table:table-cell/>
          <table:table-cell office:value-type="string" calcext:value-type="string">
            <text:p>\ \ \ </text:p>
          </table:table-cell>
          <table:table-cell table:number-columns-repeated="24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GTO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WTC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22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XVG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21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TNB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DNT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DT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TEEM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ION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CPT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TNT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VIBE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DGD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ZRX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CD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CC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KMD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OA</text:p>
          </table:table-cell>
          <table:table-cell table:number-columns-repeated="19"/>
          <table:table-cell office:value-type="string" calcext:value-type="string">
            <text:p>\ \ \ 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E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IOST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OE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OMG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MT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CN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TC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string" calcext:value-type="string">
            <text:p>\ \ \ 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OTA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office:value-type="string" calcext:value-type="string">
            <text:p>\ \ \ </text:p>
          </table:table-cell>
          <table:table-cell table:number-columns-repeated="32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TG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\ \ \ </text:p>
          </table:table-cell>
          <table:table-cell table:number-columns-repeated="32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ND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30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RK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TRIG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28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RC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27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R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27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OWR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25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T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24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KN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2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GV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WING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22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HA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21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RL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19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GN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18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LZ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17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NM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15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P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N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\ \ \ 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RD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12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FU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IV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10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S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LOAK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MANA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NGL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6"/>
          <table:table-cell office:value-type="string" calcext:value-type="string">
            <text:p>\ \ \ 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NEBL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7"/>
          <table:table-cell office:value-type="string" calcext:value-type="string">
            <text:p>\ \ \ 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QSP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8"/>
          <table:table-cell office:value-type="string" calcext:value-type="string">
            <text:p>\ \ \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9"/>
          <table:table-cell office:value-type="string" calcext:value-type="string">
            <text:p>\ \ \ 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TORM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0"/>
          <table:table-cell office:value-type="string" calcext:value-type="string">
            <text:p>\ \ \ 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IC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1"/>
          <table:table-cell office:value-type="string" calcext:value-type="string">
            <text:p>\ \ \ 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ET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2"/>
          <table:table-cell office:value-type="string" calcext:value-type="string">
            <text:p>\ \ \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N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string" calcext:value-type="string">
            <text:p>\ \ \ </text:p>
          </table:table-cell>
          <table:table-cell table:number-columns-repeated="36" office:value-type="float" office:value="0" calcext:value-type="float">
            <text:p>0</text:p>
          </table:table-cell>
          <table:table-cell/>
          <table:table-cell table:number-columns-repeated="28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CO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\ \ \ </text:p>
          </table:table-cell>
          <table:table-cell table:number-columns-repeated="71"/>
        </table:table-row>
        <table:table-row table:style-name="ro1">
          <table:table-cell/>
          <table:table-cell office:value-type="string" calcext:value-type="string">
            <text:p>NEO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\ \ \ 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ZE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69"/>
        </table:table-row>
        <table:table-row table:style-name="ro1">
          <table:table-cell/>
          <table:table-cell office:value-type="string" calcext:value-type="string">
            <text:p>LR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68"/>
        </table:table-row>
        <table:table-row table:style-name="ro1">
          <table:table-cell/>
          <table:table-cell office:value-type="string" calcext:value-type="string">
            <text:p>APP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67"/>
        </table:table-row>
        <table:table-row table:style-name="ro1">
          <table:table-cell/>
          <table:table-cell office:value-type="string" calcext:value-type="string">
            <text:p>REP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66"/>
        </table:table-row>
        <table:table-row table:style-name="ro1">
          <table:table-cell/>
          <table:table-cell office:value-type="string" calcext:value-type="string">
            <text:p>VE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ADA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F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63"/>
        </table:table-row>
        <table:table-row table:style-name="ro1">
          <table:table-cell/>
          <table:table-cell office:value-type="string" calcext:value-type="string">
            <text:p>REQ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TORJ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IC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MTH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XZ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LOOM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GX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MTL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YOYO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BN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USDT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QL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MDA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DASH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NANO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EDO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WAVE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AD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26"/>
          <table:table-cell office:value-type="string" calcext:value-type="string">
            <text:p>\ \ \ 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AMB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27"/>
          <table:table-cell office:value-type="string" calcext:value-type="string">
            <text:p>\ \ \ 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XRP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FUEL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29"/>
          <table:table-cell office:value-type="string" calcext:value-type="string">
            <text:p>\ \ \ 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WPR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30"/>
          <table:table-cell office:value-type="string" calcext:value-type="string">
            <text:p>\ \ \ 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TR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31"/>
          <table:table-cell office:value-type="string" calcext:value-type="string">
            <text:p>\ \ \ 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LSK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32"/>
          <table:table-cell office:value-type="string" calcext:value-type="string">
            <text:p>\ \ \ 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HSR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33"/>
          <table:table-cell office:value-type="string" calcext:value-type="string">
            <text:p>\ \ \ 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NUL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34"/>
          <table:table-cell office:value-type="string" calcext:value-type="string">
            <text:p>\ \ \ 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SY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35"/>
          <table:table-cell office:value-type="string" calcext:value-type="string">
            <text:p>\ \ \ 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GA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71"/>
          <table:table-cell office:value-type="string" calcext:value-type="string">
            <text:p>\ \ \ 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WABI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37"/>
          <table:table-cell office:value-type="string" calcext:value-type="string">
            <text:p>\ \ \ 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3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RA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39"/>
          <table:table-cell office:value-type="string" calcext:value-type="string">
            <text:p>\ \ \ 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40"/>
          <table:table-cell office:value-type="string" calcext:value-type="string">
            <text:p>\ \ \ 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ENJ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41"/>
          <table:table-cell office:value-type="string" calcext:value-type="string">
            <text:p>\ \ \ 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WA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42"/>
          <table:table-cell office:value-type="string" calcext:value-type="string">
            <text:p>\ \ \ 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EV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43"/>
          <table:table-cell office:value-type="string" calcext:value-type="string">
            <text:p>\ \ \ 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OA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44"/>
          <table:table-cell office:value-type="string" calcext:value-type="string">
            <text:p>\ \ \ 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R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45"/>
          <table:table-cell office:value-type="string" calcext:value-type="string">
            <text:p>\ \ \ 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LEND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46"/>
          <table:table-cell office:value-type="string" calcext:value-type="string">
            <text:p>\ \ \ 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L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47"/>
          <table:table-cell office:value-type="string" calcext:value-type="string">
            <text:p>\ \ \ 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N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48"/>
          <table:table-cell office:value-type="string" calcext:value-type="string">
            <text:p>\ \ \ 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XLM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49"/>
          <table:table-cell office:value-type="string" calcext:value-type="string">
            <text:p>\ \ \ 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50"/>
          <table:table-cell office:value-type="string" calcext:value-type="string">
            <text:p>\ \ \ 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P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51"/>
          <table:table-cell office:value-type="string" calcext:value-type="string">
            <text:p>\ \ \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QTUM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32"/>
          <table:table-cell office:value-type="string" calcext:value-type="string">
            <text:p>\ \ \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OD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53"/>
          <table:table-cell office:value-type="string" calcext:value-type="string">
            <text:p>\ \ \ 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U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54"/>
          <table:table-cell office:value-type="string" calcext:value-type="string">
            <text:p>\ \ \ 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EO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55"/>
          <table:table-cell office:value-type="string" calcext:value-type="string">
            <text:p>\ \ \ 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Q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56"/>
          <table:table-cell office:value-type="string" calcext:value-type="string">
            <text:p>\ \ \ 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NCASH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57"/>
          <table:table-cell office:value-type="string" calcext:value-type="string">
            <text:p>\ \ \ 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VIB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58"/>
          <table:table-cell office:value-type="string" calcext:value-type="string">
            <text:p>\ \ \ 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IA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59"/>
          <table:table-cell office:value-type="string" calcext:value-type="string">
            <text:p>\ \ \ 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OS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60"/>
          <table:table-cell office:value-type="string" calcext:value-type="string">
            <text:p>\ \ \ 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A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61"/>
          <table:table-cell office:value-type="string" calcext:value-type="string">
            <text:p>\ \ \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RD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62"/>
          <table:table-cell office:value-type="string" calcext:value-type="string">
            <text:p>\ \ \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MR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63"/>
          <table:table-cell office:value-type="string" calcext:value-type="string">
            <text:p>\ \ \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L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64"/>
          <table:table-cell office:value-type="string" calcext:value-type="string">
            <text:p>\ \ \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DAX</text:p>
          </table:table-cell>
          <table:table-cell office:value-type="string" calcext:value-type="string">
            <text:p>BT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00"/>
          <table:table-cell office:value-type="string" calcext:value-type="string">
            <text:p>\ \ \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UR</text:p>
          </table:table-cell>
          <table:table-cell table:number-columns-repeated="127"/>
          <table:table-cell office:value-type="float" office:value="0" calcext:value-type="float">
            <text:p>0</text:p>
          </table:table-cell>
          <table:table-cell office:value-type="string" calcext:value-type="string">
            <text:p>\ \ \ 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BP</text:p>
          </table:table-cell>
          <table:table-cell table:number-columns-repeated="127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\ \ \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H</text:p>
          </table:table-cell>
          <table:table-cell table:number-columns-repeated="127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\ \ \ 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D</text:p>
          </table:table-cell>
          <table:table-cell table:number-columns-repeated="127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\ \ \ 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table:number-columns-repeated="61"/>
          <table:table-cell office:value-type="float" office:value="0" calcext:value-type="float">
            <text:p>0</text:p>
          </table:table-cell>
          <table:table-cell table:number-columns-repeated="65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table:number-columns-repeated="100"/>
          <table:table-cell office:value-type="float" office:value="0" calcext:value-type="float">
            <text:p>0</text:p>
          </table:table-cell>
          <table:table-cell table:number-columns-repeated="26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table_withdrawFees" table:style-name="ta1">
        <table:table-source xlink:type="simple" xlink:href="../../../../logs/table_withdrawFees.txt" table:table-name="table_withdrawFees" table:filter-name="Text - txt - csv (StarCalc)" table:filter-options="44,34,76,1,,0,false,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31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WithdrawFee</text:p>
          </table:table-cell>
          <table:table-cell/>
          <table:table-cell office:value-type="string" calcext:value-type="string">
            <text:p>Binance</text:p>
          </table:table-cell>
          <table:table-cell table:number-columns-repeated="126"/>
          <table:table-cell office:value-type="string" calcext:value-type="string">
            <text:p>GDAX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18-05-17T02:11:07.172</text:p>
          </table:table-cell>
          <table:table-cell/>
          <table:table-cell office:value-type="string" calcext:value-type="string">
            <text:p>XEM</text:p>
          </table:table-cell>
          <table:table-cell office:value-type="string" calcext:value-type="string">
            <text:p>NA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XVG</text:p>
          </table:table-cell>
          <table:table-cell office:value-type="string" calcext:value-type="string">
            <text:p>TNB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STEEM</text:p>
          </table:table-cell>
          <table:table-cell office:value-type="string" calcext:value-type="string">
            <text:p>AION</text:p>
          </table:table-cell>
          <table:table-cell office:value-type="string" calcext:value-type="string">
            <text:p>BCPT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VIBE</text:p>
          </table:table-cell>
          <table:table-cell office:value-type="string" calcext:value-type="string">
            <text:p>DGD</text:p>
          </table:table-cell>
          <table:table-cell office:value-type="string" calcext:value-type="string">
            <text:p>ZRX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KMD</text:p>
          </table:table-cell>
          <table:table-cell office:value-type="string" calcext:value-type="string">
            <text:p>PO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IOS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OMG</text:p>
          </table:table-cell>
          <table:table-cell office:value-type="string" calcext:value-type="string">
            <text:p>CM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BTG</text:p>
          </table:table-cell>
          <table:table-cell office:value-type="string" calcext:value-type="string">
            <text:p>CND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TRIG</text:p>
          </table:table-cell>
          <table:table-cell office:value-type="string" calcext:value-type="string">
            <text:p>RCN</text:p>
          </table:table-cell>
          <table:table-cell office:value-type="string" calcext:value-type="string">
            <text:p>ARN</text:p>
          </table:table-cell>
          <table:table-cell office:value-type="string" calcext:value-type="string">
            <text:p>POWR</text:p>
          </table:table-cell>
          <table:table-cell office:value-type="string" calcext:value-type="string">
            <text:p>BTS</text:p>
          </table:table-cell>
          <table:table-cell office:value-type="string" calcext:value-type="string">
            <text:p>KNC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GNT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SNM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PPT</text:p>
          </table:table-cell>
          <table:table-cell office:value-type="string" calcext:value-type="string">
            <text:p>SNT</text:p>
          </table:table-cell>
          <table:table-cell office:value-type="string" calcext:value-type="string">
            <text:p>RDN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PIVX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SNGLS</text:p>
          </table:table-cell>
          <table:table-cell office:value-type="string" calcext:value-type="string">
            <text:p>NEBL</text:p>
          </table:table-cell>
          <table:table-cell office:value-type="string" calcext:value-type="string">
            <text:p>QSP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ICN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BNB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ZEC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APPC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STORJ</text:p>
          </table:table-cell>
          <table:table-cell office:value-type="string" calcext:value-type="string">
            <text:p>ICX</text:p>
          </table:table-cell>
          <table:table-cell office:value-type="string" calcext:value-type="string">
            <text:p>MTH</text:p>
          </table:table-cell>
          <table:table-cell office:value-type="string" calcext:value-type="string">
            <text:p>XZC</text:p>
          </table:table-cell>
          <table:table-cell office:value-type="string" calcext:value-type="string">
            <text:p>LOOM</text:p>
          </table:table-cell>
          <table:table-cell office:value-type="string" calcext:value-type="string">
            <text:p>GXS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YOYO</text:p>
          </table:table-cell>
          <table:table-cell office:value-type="string" calcext:value-type="string">
            <text:p>BNT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QLC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EDO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ADX</text:p>
          </table:table-cell>
          <table:table-cell office:value-type="string" calcext:value-type="string">
            <text:p>AMB</text:p>
          </table:table-cell>
          <table:table-cell office:value-type="string" calcext:value-type="string">
            <text:p>XRP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PR</text:p>
          </table:table-cell>
          <table:table-cell office:value-type="string" calcext:value-type="string">
            <text:p>TRX</text:p>
          </table:table-cell>
          <table:table-cell office:value-type="string" calcext:value-type="string">
            <text:p>LSK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NUL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WABI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ENJ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EVX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GRS</text:p>
          </table:table-cell>
          <table:table-cell office:value-type="string" calcext:value-type="string">
            <text:p>LEND</text:p>
          </table:table-cell>
          <table:table-cell office:value-type="string" calcext:value-type="string">
            <text:p>DLT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PX</text:p>
          </table:table-cell>
          <table:table-cell office:value-type="string" calcext:value-type="string">
            <text:p>QTUM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BQX</text:p>
          </table:table-cell>
          <table:table-cell office:value-type="string" calcext:value-type="string">
            <text:p>NCASH</text:p>
          </table:table-cell>
          <table:table-cell office:value-type="string" calcext:value-type="string">
            <text:p>VIB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BRD</text:p>
          </table:table-cell>
          <table:table-cell office:value-type="string" calcext:value-type="string">
            <text:p>XMR</text:p>
          </table:table-cell>
          <table:table-cell office:value-type="string" calcext:value-type="string">
            <text:p>ZIL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BCH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LTC</text:p>
          </table:table-cell>
        </table:table-row>
        <table:table-row table:style-name="ro1">
          <table:table-cell office:value-type="string" calcext:value-type="string">
            <text:p>Binance</text:p>
          </table:table-cell>
          <table:table-cell office:value-type="string" calcext:value-type="string">
            <text:p>XEM</text:p>
          </table:table-cell>
          <table:table-cell office:value-type="string" calcext:value-type="string">
            <text:p>\ \ \ 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NAV</text:p>
          </table:table-cell>
          <table:table-cell/>
          <table:table-cell office:value-type="string" calcext:value-type="string">
            <text:p>\ \ \ </text:p>
          </table:table-cell>
          <table:table-cell table:number-columns-repeated="24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GTO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WTC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22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XVG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21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TNB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DNT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DT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TEEM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ION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CPT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TNT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VIBE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DGD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ZRX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CD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CC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KMD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OA</text:p>
          </table:table-cell>
          <table:table-cell table:number-columns-repeated="19"/>
          <table:table-cell office:value-type="string" calcext:value-type="string">
            <text:p>\ \ \ 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E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IOST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OE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OMG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MT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CN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TC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string" calcext:value-type="string">
            <text:p>\ \ \ 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OTA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office:value-type="string" calcext:value-type="string">
            <text:p>\ \ \ </text:p>
          </table:table-cell>
          <table:table-cell table:number-columns-repeated="32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TG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\ \ \ </text:p>
          </table:table-cell>
          <table:table-cell table:number-columns-repeated="32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ND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30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RK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TRIG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28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RC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27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R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27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OWR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25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T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24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KN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2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GV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WING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22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HA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21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RL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19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GN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18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LZ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17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NM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15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P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N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\ \ \ 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RD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12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FU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IV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10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S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LOAK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MANA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NGL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6"/>
          <table:table-cell office:value-type="string" calcext:value-type="string">
            <text:p>\ \ \ 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NEBL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7"/>
          <table:table-cell office:value-type="string" calcext:value-type="string">
            <text:p>\ \ \ 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QSP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8"/>
          <table:table-cell office:value-type="string" calcext:value-type="string">
            <text:p>\ \ \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29"/>
          <table:table-cell office:value-type="string" calcext:value-type="string">
            <text:p>\ \ \ 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TORM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0"/>
          <table:table-cell office:value-type="string" calcext:value-type="string">
            <text:p>\ \ \ 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IC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1"/>
          <table:table-cell office:value-type="string" calcext:value-type="string">
            <text:p>\ \ \ 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ET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2"/>
          <table:table-cell office:value-type="string" calcext:value-type="string">
            <text:p>\ \ \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N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string" calcext:value-type="string">
            <text:p>\ \ \ </text:p>
          </table:table-cell>
          <table:table-cell table:number-columns-repeated="36" office:value-type="float" office:value="0" calcext:value-type="float">
            <text:p>0</text:p>
          </table:table-cell>
          <table:table-cell/>
          <table:table-cell table:number-columns-repeated="28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CO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\ \ \ </text:p>
          </table:table-cell>
          <table:table-cell table:number-columns-repeated="71"/>
        </table:table-row>
        <table:table-row table:style-name="ro1">
          <table:table-cell/>
          <table:table-cell office:value-type="string" calcext:value-type="string">
            <text:p>NEO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\ \ \ 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ZE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69"/>
        </table:table-row>
        <table:table-row table:style-name="ro1">
          <table:table-cell/>
          <table:table-cell office:value-type="string" calcext:value-type="string">
            <text:p>LR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68"/>
        </table:table-row>
        <table:table-row table:style-name="ro1">
          <table:table-cell/>
          <table:table-cell office:value-type="string" calcext:value-type="string">
            <text:p>APP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67"/>
        </table:table-row>
        <table:table-row table:style-name="ro1">
          <table:table-cell/>
          <table:table-cell office:value-type="string" calcext:value-type="string">
            <text:p>REP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66"/>
        </table:table-row>
        <table:table-row table:style-name="ro1">
          <table:table-cell/>
          <table:table-cell office:value-type="string" calcext:value-type="string">
            <text:p>VE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ADA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F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63"/>
        </table:table-row>
        <table:table-row table:style-name="ro1">
          <table:table-cell/>
          <table:table-cell office:value-type="string" calcext:value-type="string">
            <text:p>REQ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TORJ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IC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MTH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XZ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LOOM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GX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MTL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YOYO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BN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USDT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QL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MDA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DASH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NANO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EDO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WAVE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AD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26"/>
          <table:table-cell office:value-type="string" calcext:value-type="string">
            <text:p>\ \ \ 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AMB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27"/>
          <table:table-cell office:value-type="string" calcext:value-type="string">
            <text:p>\ \ \ 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XRP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FUEL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29"/>
          <table:table-cell office:value-type="string" calcext:value-type="string">
            <text:p>\ \ \ 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WPR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30"/>
          <table:table-cell office:value-type="string" calcext:value-type="string">
            <text:p>\ \ \ 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TR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31"/>
          <table:table-cell office:value-type="string" calcext:value-type="string">
            <text:p>\ \ \ 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LSK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32"/>
          <table:table-cell office:value-type="string" calcext:value-type="string">
            <text:p>\ \ \ 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HSR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33"/>
          <table:table-cell office:value-type="string" calcext:value-type="string">
            <text:p>\ \ \ 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NUL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34"/>
          <table:table-cell office:value-type="string" calcext:value-type="string">
            <text:p>\ \ \ 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SY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35"/>
          <table:table-cell office:value-type="string" calcext:value-type="string">
            <text:p>\ \ \ 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GA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71"/>
          <table:table-cell office:value-type="string" calcext:value-type="string">
            <text:p>\ \ \ 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WABI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37"/>
          <table:table-cell office:value-type="string" calcext:value-type="string">
            <text:p>\ \ \ 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3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RA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39"/>
          <table:table-cell office:value-type="string" calcext:value-type="string">
            <text:p>\ \ \ 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40"/>
          <table:table-cell office:value-type="string" calcext:value-type="string">
            <text:p>\ \ \ 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ENJ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41"/>
          <table:table-cell office:value-type="string" calcext:value-type="string">
            <text:p>\ \ \ 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WA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42"/>
          <table:table-cell office:value-type="string" calcext:value-type="string">
            <text:p>\ \ \ 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EV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43"/>
          <table:table-cell office:value-type="string" calcext:value-type="string">
            <text:p>\ \ \ 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OA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44"/>
          <table:table-cell office:value-type="string" calcext:value-type="string">
            <text:p>\ \ \ 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R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45"/>
          <table:table-cell office:value-type="string" calcext:value-type="string">
            <text:p>\ \ \ 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LEND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46"/>
          <table:table-cell office:value-type="string" calcext:value-type="string">
            <text:p>\ \ \ 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L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47"/>
          <table:table-cell office:value-type="string" calcext:value-type="string">
            <text:p>\ \ \ 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N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48"/>
          <table:table-cell office:value-type="string" calcext:value-type="string">
            <text:p>\ \ \ 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XLM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49"/>
          <table:table-cell office:value-type="string" calcext:value-type="string">
            <text:p>\ \ \ 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50"/>
          <table:table-cell office:value-type="string" calcext:value-type="string">
            <text:p>\ \ \ 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P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51"/>
          <table:table-cell office:value-type="string" calcext:value-type="string">
            <text:p>\ \ \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QTUM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32"/>
          <table:table-cell office:value-type="string" calcext:value-type="string">
            <text:p>\ \ \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OD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53"/>
          <table:table-cell office:value-type="string" calcext:value-type="string">
            <text:p>\ \ \ 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UN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54"/>
          <table:table-cell office:value-type="string" calcext:value-type="string">
            <text:p>\ \ \ 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EOS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55"/>
          <table:table-cell office:value-type="string" calcext:value-type="string">
            <text:p>\ \ \ 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QX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56"/>
          <table:table-cell office:value-type="string" calcext:value-type="string">
            <text:p>\ \ \ 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NCASH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57"/>
          <table:table-cell office:value-type="string" calcext:value-type="string">
            <text:p>\ \ \ 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VIB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58"/>
          <table:table-cell office:value-type="string" calcext:value-type="string">
            <text:p>\ \ \ 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IA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59"/>
          <table:table-cell office:value-type="string" calcext:value-type="string">
            <text:p>\ \ \ 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OS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60"/>
          <table:table-cell office:value-type="string" calcext:value-type="string">
            <text:p>\ \ \ 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AT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61"/>
          <table:table-cell office:value-type="string" calcext:value-type="string">
            <text:p>\ \ \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RD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62"/>
          <table:table-cell office:value-type="string" calcext:value-type="string">
            <text:p>\ \ \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MR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63"/>
          <table:table-cell office:value-type="string" calcext:value-type="string">
            <text:p>\ \ \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L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3"/>
          <table:table-cell table:number-columns-repeated="2" office:value-type="float" office:value="0" calcext:value-type="float">
            <text:p>0</text:p>
          </table:table-cell>
          <table:table-cell table:number-columns-repeated="64"/>
          <table:table-cell office:value-type="string" calcext:value-type="string">
            <text:p>\ \ \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DAX</text:p>
          </table:table-cell>
          <table:table-cell office:value-type="string" calcext:value-type="string">
            <text:p>BTC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00"/>
          <table:table-cell office:value-type="string" calcext:value-type="string">
            <text:p>\ \ \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UR</text:p>
          </table:table-cell>
          <table:table-cell table:number-columns-repeated="127"/>
          <table:table-cell office:value-type="float" office:value="0" calcext:value-type="float">
            <text:p>0</text:p>
          </table:table-cell>
          <table:table-cell office:value-type="string" calcext:value-type="string">
            <text:p>\ \ \ 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BP</text:p>
          </table:table-cell>
          <table:table-cell table:number-columns-repeated="127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\ \ \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H</text:p>
          </table:table-cell>
          <table:table-cell table:number-columns-repeated="127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\ \ \ 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D</text:p>
          </table:table-cell>
          <table:table-cell table:number-columns-repeated="127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\ \ \ 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table:number-columns-repeated="61"/>
          <table:table-cell office:value-type="float" office:value="0" calcext:value-type="float">
            <text:p>0</text:p>
          </table:table-cell>
          <table:table-cell table:number-columns-repeated="65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table:number-columns-repeated="100"/>
          <table:table-cell office:value-type="float" office:value="0" calcext:value-type="float">
            <text:p>0</text:p>
          </table:table-cell>
          <table:table-cell table:number-columns-repeated="26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table_residuals" table:style-name="ta1">
        <table:table-source xlink:type="simple" xlink:href="../../../../logs/table_residuals.txt" table:table-name="table_residuals" table:filter-name="Text - txt - csv (StarCalc)" table:filter-options="44,34,76,1,,0,false,false"/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5" table:default-cell-style-name="Default"/>
        <table:table-column table:style-name="co5" table:default-cell-style-name="Default"/>
        <table:table-column table:style-name="co4" table:number-columns-repeated="73" table:default-cell-style-name="Default"/>
        <table:table-column table:style-name="co5" table:default-cell-style-name="Default"/>
        <table:table-column table:style-name="co4" table:number-columns-repeated="26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36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sidual</text:p>
          </table:table-cell>
          <table:table-cell/>
          <table:table-cell office:value-type="string" calcext:value-type="string">
            <text:p>Binance</text:p>
          </table:table-cell>
          <table:table-cell table:number-columns-repeated="126"/>
          <table:table-cell office:value-type="string" calcext:value-type="string">
            <text:p>GDAX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18-05-17T02:11:07.172</text:p>
          </table:table-cell>
          <table:table-cell/>
          <table:table-cell office:value-type="string" calcext:value-type="string">
            <text:p>XEM</text:p>
          </table:table-cell>
          <table:table-cell office:value-type="string" calcext:value-type="string">
            <text:p>NAV</text:p>
          </table:table-cell>
          <table:table-cell office:value-type="string" calcext:value-type="string">
            <text:p>GTO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XVG</text:p>
          </table:table-cell>
          <table:table-cell office:value-type="string" calcext:value-type="string">
            <text:p>TNB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STEEM</text:p>
          </table:table-cell>
          <table:table-cell office:value-type="string" calcext:value-type="string">
            <text:p>AION</text:p>
          </table:table-cell>
          <table:table-cell office:value-type="string" calcext:value-type="string">
            <text:p>BCPT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VIBE</text:p>
          </table:table-cell>
          <table:table-cell office:value-type="string" calcext:value-type="string">
            <text:p>DGD</text:p>
          </table:table-cell>
          <table:table-cell office:value-type="string" calcext:value-type="string">
            <text:p>ZRX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KMD</text:p>
          </table:table-cell>
          <table:table-cell office:value-type="string" calcext:value-type="string">
            <text:p>PO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IOS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OMG</text:p>
          </table:table-cell>
          <table:table-cell office:value-type="string" calcext:value-type="string">
            <text:p>CM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BTG</text:p>
          </table:table-cell>
          <table:table-cell office:value-type="string" calcext:value-type="string">
            <text:p>CND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TRIG</text:p>
          </table:table-cell>
          <table:table-cell office:value-type="string" calcext:value-type="string">
            <text:p>RCN</text:p>
          </table:table-cell>
          <table:table-cell office:value-type="string" calcext:value-type="string">
            <text:p>ARN</text:p>
          </table:table-cell>
          <table:table-cell office:value-type="string" calcext:value-type="string">
            <text:p>POWR</text:p>
          </table:table-cell>
          <table:table-cell office:value-type="string" calcext:value-type="string">
            <text:p>BTS</text:p>
          </table:table-cell>
          <table:table-cell office:value-type="string" calcext:value-type="string">
            <text:p>KNC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GNT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SNM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PPT</text:p>
          </table:table-cell>
          <table:table-cell office:value-type="string" calcext:value-type="string">
            <text:p>SNT</text:p>
          </table:table-cell>
          <table:table-cell office:value-type="string" calcext:value-type="string">
            <text:p>RDN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PIVX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SNGLS</text:p>
          </table:table-cell>
          <table:table-cell office:value-type="string" calcext:value-type="string">
            <text:p>NEBL</text:p>
          </table:table-cell>
          <table:table-cell office:value-type="string" calcext:value-type="string">
            <text:p>QSP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ICN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BNB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ZEC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APPC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STORJ</text:p>
          </table:table-cell>
          <table:table-cell office:value-type="string" calcext:value-type="string">
            <text:p>ICX</text:p>
          </table:table-cell>
          <table:table-cell office:value-type="string" calcext:value-type="string">
            <text:p>MTH</text:p>
          </table:table-cell>
          <table:table-cell office:value-type="string" calcext:value-type="string">
            <text:p>XZC</text:p>
          </table:table-cell>
          <table:table-cell office:value-type="string" calcext:value-type="string">
            <text:p>LOOM</text:p>
          </table:table-cell>
          <table:table-cell office:value-type="string" calcext:value-type="string">
            <text:p>GXS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YOYO</text:p>
          </table:table-cell>
          <table:table-cell office:value-type="string" calcext:value-type="string">
            <text:p>BNT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QLC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EDO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ADX</text:p>
          </table:table-cell>
          <table:table-cell office:value-type="string" calcext:value-type="string">
            <text:p>AMB</text:p>
          </table:table-cell>
          <table:table-cell office:value-type="string" calcext:value-type="string">
            <text:p>XRP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PR</text:p>
          </table:table-cell>
          <table:table-cell office:value-type="string" calcext:value-type="string">
            <text:p>TRX</text:p>
          </table:table-cell>
          <table:table-cell office:value-type="string" calcext:value-type="string">
            <text:p>LSK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NUL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WABI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STRAT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ENJ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EVX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GRS</text:p>
          </table:table-cell>
          <table:table-cell office:value-type="string" calcext:value-type="string">
            <text:p>LEND</text:p>
          </table:table-cell>
          <table:table-cell office:value-type="string" calcext:value-type="string">
            <text:p>DLT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XLM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PX</text:p>
          </table:table-cell>
          <table:table-cell office:value-type="string" calcext:value-type="string">
            <text:p>QTUM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BQX</text:p>
          </table:table-cell>
          <table:table-cell office:value-type="string" calcext:value-type="string">
            <text:p>NCASH</text:p>
          </table:table-cell>
          <table:table-cell office:value-type="string" calcext:value-type="string">
            <text:p>VIB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BRD</text:p>
          </table:table-cell>
          <table:table-cell office:value-type="string" calcext:value-type="string">
            <text:p>XMR</text:p>
          </table:table-cell>
          <table:table-cell office:value-type="string" calcext:value-type="string">
            <text:p>ZIL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BCH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LTC</text:p>
          </table:table-cell>
        </table:table-row>
        <table:table-row table:style-name="ro1">
          <table:table-cell office:value-type="string" calcext:value-type="string">
            <text:p>Binance</text:p>
          </table:table-cell>
          <table:table-cell office:value-type="string" calcext:value-type="string">
            <text:p>XEM</text:p>
          </table:table-cell>
          <table:table-cell office:value-type="string" calcext:value-type="string">
            <text:p>\ \ \ </text:p>
          </table:table-cell>
          <table:table-cell table:number-columns-repeated="25"/>
          <table:table-cell office:value-type="float" office:value="1.016304" calcext:value-type="float">
            <text:p>1.016304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NAV</text:p>
          </table:table-cell>
          <table:table-cell/>
          <table:table-cell office:value-type="string" calcext:value-type="string">
            <text:p>\ \ \ </text:p>
          </table:table-cell>
          <table:table-cell table:number-columns-repeated="24"/>
          <table:table-cell office:value-type="float" office:value="1.016304" calcext:value-type="float">
            <text:p>1.016304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GTO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23"/>
          <table:table-cell office:value-type="float" office:value="1.016304" calcext:value-type="float">
            <text:p>1.016304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WTC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22"/>
          <table:table-cell office:value-type="float" office:value="1.016304" calcext:value-type="float">
            <text:p>1.016304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XVG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21"/>
          <table:table-cell office:value-type="float" office:value="1.016304" calcext:value-type="float">
            <text:p>1.016304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TNB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20"/>
          <table:table-cell office:value-type="float" office:value="1.016304" calcext:value-type="float">
            <text:p>1.016304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DNT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19"/>
          <table:table-cell office:value-type="float" office:value="1.016304" calcext:value-type="float">
            <text:p>1.016304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DT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18"/>
          <table:table-cell office:value-type="float" office:value="1.016304" calcext:value-type="float">
            <text:p>1.016304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TEEM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17"/>
          <table:table-cell office:value-type="float" office:value="1.016304" calcext:value-type="float">
            <text:p>1.016304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ION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16"/>
          <table:table-cell office:value-type="float" office:value="1.016304" calcext:value-type="float">
            <text:p>1.016304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CPT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15"/>
          <table:table-cell office:value-type="float" office:value="1.016304" calcext:value-type="float">
            <text:p>1.016304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TNT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14"/>
          <table:table-cell office:value-type="float" office:value="1.016304" calcext:value-type="float">
            <text:p>1.016304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VIBE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13"/>
          <table:table-cell office:value-type="float" office:value="1.016304" calcext:value-type="float">
            <text:p>1.016304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DGD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12"/>
          <table:table-cell office:value-type="float" office:value="1.016304" calcext:value-type="float">
            <text:p>1.016304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ZRX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11"/>
          <table:table-cell office:value-type="float" office:value="1.016304" calcext:value-type="float">
            <text:p>1.016304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10"/>
          <table:table-cell office:value-type="float" office:value="1.016304" calcext:value-type="float">
            <text:p>1.016304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CD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9"/>
          <table:table-cell office:value-type="float" office:value="1.016304" calcext:value-type="float">
            <text:p>1.016304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CC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8"/>
          <table:table-cell office:value-type="float" office:value="1.016304" calcext:value-type="float">
            <text:p>1.016304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KMD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7"/>
          <table:table-cell office:value-type="float" office:value="1.016304" calcext:value-type="float">
            <text:p>1.016304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OA</text:p>
          </table:table-cell>
          <table:table-cell table:number-columns-repeated="19"/>
          <table:table-cell office:value-type="string" calcext:value-type="string">
            <text:p>\ \ \ </text:p>
          </table:table-cell>
          <table:table-cell table:number-columns-repeated="6"/>
          <table:table-cell office:value-type="float" office:value="1.016304" calcext:value-type="float">
            <text:p>1.016304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E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5"/>
          <table:table-cell office:value-type="float" office:value="1.016304" calcext:value-type="float">
            <text:p>1.016304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IOST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4"/>
          <table:table-cell office:value-type="float" office:value="1.016304" calcext:value-type="float">
            <text:p>1.016304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OE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3"/>
          <table:table-cell office:value-type="float" office:value="1.016304" calcext:value-type="float">
            <text:p>1.016304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OMG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2"/>
          <table:table-cell office:value-type="float" office:value="1.016304" calcext:value-type="float">
            <text:p>1.016304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MT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/>
          <table:table-cell office:value-type="float" office:value="1.016304" calcext:value-type="float">
            <text:p>1.016304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CN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office:value-type="float" office:value="1.016304" calcext:value-type="float">
            <text:p>1.016304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TC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string" calcext:value-type="string">
            <text:p>\ \ \ 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61.17154" calcext:value-type="float">
            <text:p>61.17154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.01544" calcext:value-type="float">
            <text:p>1.0154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OTA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office:value-type="string" calcext:value-type="string">
            <text:p>\ \ \ </text:p>
          </table:table-cell>
          <table:table-cell table:number-columns-repeated="3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TG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/>
          <table:table-cell office:value-type="string" calcext:value-type="string">
            <text:p>\ \ \ </text:p>
          </table:table-cell>
          <table:table-cell table:number-columns-repeated="32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ND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RK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30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TRIG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28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RCN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27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RN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27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OWR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TS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24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KNC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24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GVT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23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WINGS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22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HAT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21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RLC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GNT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LZ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NM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17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PT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15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NT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19"/>
          <table:table-cell office:value-type="string" calcext:value-type="string">
            <text:p>\ \ \ </text:p>
          </table:table-cell>
          <table:table-cell table:number-columns-repeated="14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RDN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FUN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12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PIVX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AST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CLOAK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MANA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NGLS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26"/>
          <table:table-cell office:value-type="string" calcext:value-type="string">
            <text:p>\ \ \ 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NEBL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27"/>
          <table:table-cell office:value-type="string" calcext:value-type="string">
            <text:p>\ \ \ 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QSP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28"/>
          <table:table-cell office:value-type="string" calcext:value-type="string">
            <text:p>\ \ \ 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29"/>
          <table:table-cell office:value-type="string" calcext:value-type="string">
            <text:p>\ \ \ 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TORM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0"/>
          <table:table-cell office:value-type="string" calcext:value-type="string">
            <text:p>\ \ \ 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ICN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1"/>
          <table:table-cell office:value-type="string" calcext:value-type="string">
            <text:p>\ \ \ 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ETC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2"/>
          <table:table-cell office:value-type="string" calcext:value-type="string">
            <text:p>\ \ \ 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BN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.016304" calcext:value-type="float">
            <text:p>1.0163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.17154" calcext:value-type="float">
            <text:p>61.1715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.016304" calcext:value-type="float">
            <text:p>1.016304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string" calcext:value-type="string">
            <text:p>\ \ \ </text:p>
          </table:table-cell>
          <table:table-cell table:number-columns-repeated="3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.17154" calcext:value-type="float">
            <text:p>61.1715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CO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\ \ \ </text:p>
          </table:table-cell>
          <table:table-cell table:number-columns-repeated="71"/>
        </table:table-row>
        <table:table-row table:style-name="ro1">
          <table:table-cell/>
          <table:table-cell office:value-type="string" calcext:value-type="string">
            <text:p>NEO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\ \ \ 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ZEC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\ \ \ </text:p>
          </table:table-cell>
          <table:table-cell table:number-columns-repeated="69"/>
        </table:table-row>
        <table:table-row table:style-name="ro1">
          <table:table-cell/>
          <table:table-cell office:value-type="string" calcext:value-type="string">
            <text:p>LRC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\ \ \ </text:p>
          </table:table-cell>
          <table:table-cell table:number-columns-repeated="68"/>
        </table:table-row>
        <table:table-row table:style-name="ro1">
          <table:table-cell/>
          <table:table-cell office:value-type="string" calcext:value-type="string">
            <text:p>APPC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\ \ \ </text:p>
          </table:table-cell>
          <table:table-cell table:number-columns-repeated="67"/>
        </table:table-row>
        <table:table-row table:style-name="ro1">
          <table:table-cell/>
          <table:table-cell office:value-type="string" calcext:value-type="string">
            <text:p>REP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\ \ \ </text:p>
          </table:table-cell>
          <table:table-cell table:number-columns-repeated="66"/>
        </table:table-row>
        <table:table-row table:style-name="ro1">
          <table:table-cell/>
          <table:table-cell office:value-type="string" calcext:value-type="string">
            <text:p>VEN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\ \ \ </text:p>
          </table:table-cell>
          <table:table-cell table:number-columns-repeated="65"/>
        </table:table-row>
        <table:table-row table:style-name="ro1">
          <table:table-cell/>
          <table:table-cell office:value-type="string" calcext:value-type="string">
            <text:p>ADA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string" calcext:value-type="string">
            <text:p>\ \ \ 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F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63"/>
        </table:table-row>
        <table:table-row table:style-name="ro1">
          <table:table-cell/>
          <table:table-cell office:value-type="string" calcext:value-type="string">
            <text:p>REQ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9"/>
          <table:table-cell office:value-type="string" calcext:value-type="string">
            <text:p>\ \ \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TORJ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10"/>
          <table:table-cell office:value-type="string" calcext:value-type="string">
            <text:p>\ \ \ 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ICX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MTH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12"/>
          <table:table-cell office:value-type="string" calcext:value-type="string">
            <text:p>\ \ \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XZC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3"/>
          <table:table-cell office:value-type="string" calcext:value-type="string">
            <text:p>\ \ \ 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LOOM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4"/>
          <table:table-cell office:value-type="string" calcext:value-type="string">
            <text:p>\ \ \ 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GXS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15"/>
          <table:table-cell office:value-type="string" calcext:value-type="string">
            <text:p>\ \ \ 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MTL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16"/>
          <table:table-cell office:value-type="string" calcext:value-type="string">
            <text:p>\ \ \ 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YOYO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7"/>
          <table:table-cell office:value-type="string" calcext:value-type="string">
            <text:p>\ \ \ 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BNT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USDT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.016304" calcext:value-type="float">
            <text:p>1.016304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\ \ \ 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61.17154" calcext:value-type="float">
            <text:p>61.17154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QLC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0"/>
          <table:table-cell office:value-type="string" calcext:value-type="string">
            <text:p>\ \ \ 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MDA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21"/>
          <table:table-cell office:value-type="string" calcext:value-type="string">
            <text:p>\ \ \ 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DASH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22"/>
          <table:table-cell office:value-type="string" calcext:value-type="string">
            <text:p>\ \ \ 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NANO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3"/>
          <table:table-cell office:value-type="string" calcext:value-type="string">
            <text:p>\ \ \ 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EDO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24"/>
          <table:table-cell office:value-type="string" calcext:value-type="string">
            <text:p>\ \ \ 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WAVES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5"/>
          <table:table-cell office:value-type="string" calcext:value-type="string">
            <text:p>\ \ \ 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ADX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6"/>
          <table:table-cell office:value-type="string" calcext:value-type="string">
            <text:p>\ \ \ 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AMB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7"/>
          <table:table-cell office:value-type="string" calcext:value-type="string">
            <text:p>\ \ \ 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XRP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\ \ \ 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FUEL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29"/>
          <table:table-cell office:value-type="string" calcext:value-type="string">
            <text:p>\ \ \ 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WPR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30"/>
          <table:table-cell office:value-type="string" calcext:value-type="string">
            <text:p>\ \ \ 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TRX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31"/>
          <table:table-cell office:value-type="string" calcext:value-type="string">
            <text:p>\ \ \ 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LSK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2"/>
          <table:table-cell office:value-type="string" calcext:value-type="string">
            <text:p>\ \ \ 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HSR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33"/>
          <table:table-cell office:value-type="string" calcext:value-type="string">
            <text:p>\ \ \ 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NULS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4"/>
          <table:table-cell office:value-type="string" calcext:value-type="string">
            <text:p>\ \ \ 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SYS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5"/>
          <table:table-cell office:value-type="string" calcext:value-type="string">
            <text:p>\ \ \ 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GAS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71"/>
          <table:table-cell office:value-type="string" calcext:value-type="string">
            <text:p>\ \ \ 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WABI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7"/>
          <table:table-cell office:value-type="string" calcext:value-type="string">
            <text:p>\ \ \ 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18"/>
          <table:table-cell office:value-type="string" calcext:value-type="string">
            <text:p>\ \ \ </text:p>
          </table:table-cell>
          <table:table-cell table:number-columns-repeated="32"/>
          <table:table-cell office:value-type="float" office:value="61.06" calcext:value-type="float">
            <text:p>61.06</text:p>
          </table:table-cell>
        </table:table-row>
        <table:table-row table:style-name="ro1">
          <table:table-cell/>
          <table:table-cell office:value-type="string" calcext:value-type="string">
            <text:p>STRAT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39"/>
          <table:table-cell office:value-type="string" calcext:value-type="string">
            <text:p>\ \ \ 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40"/>
          <table:table-cell office:value-type="string" calcext:value-type="string">
            <text:p>\ \ \ 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ENJ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41"/>
          <table:table-cell office:value-type="string" calcext:value-type="string">
            <text:p>\ \ \ 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WAN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2"/>
          <table:table-cell office:value-type="string" calcext:value-type="string">
            <text:p>\ \ \ 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EVX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43"/>
          <table:table-cell office:value-type="string" calcext:value-type="string">
            <text:p>\ \ \ 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OAX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44"/>
          <table:table-cell office:value-type="string" calcext:value-type="string">
            <text:p>\ \ \ 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RS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45"/>
          <table:table-cell office:value-type="string" calcext:value-type="string">
            <text:p>\ \ \ 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LEND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46"/>
          <table:table-cell office:value-type="string" calcext:value-type="string">
            <text:p>\ \ \ 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LT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7"/>
          <table:table-cell office:value-type="string" calcext:value-type="string">
            <text:p>\ \ \ 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NS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48"/>
          <table:table-cell office:value-type="string" calcext:value-type="string">
            <text:p>\ \ \ 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XLM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9"/>
          <table:table-cell office:value-type="string" calcext:value-type="string">
            <text:p>\ \ \ 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50"/>
          <table:table-cell office:value-type="string" calcext:value-type="string">
            <text:p>\ \ \ 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PX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1"/>
          <table:table-cell office:value-type="string" calcext:value-type="string">
            <text:p>\ \ \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QTUM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32"/>
          <table:table-cell office:value-type="string" calcext:value-type="string">
            <text:p>\ \ \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OD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53"/>
          <table:table-cell office:value-type="string" calcext:value-type="string">
            <text:p>\ \ \ 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UN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54"/>
          <table:table-cell office:value-type="string" calcext:value-type="string">
            <text:p>\ \ \ 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EOS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55"/>
          <table:table-cell office:value-type="string" calcext:value-type="string">
            <text:p>\ \ \ 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QX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56"/>
          <table:table-cell office:value-type="string" calcext:value-type="string">
            <text:p>\ \ \ 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NCASH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7"/>
          <table:table-cell office:value-type="string" calcext:value-type="string">
            <text:p>\ \ \ 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VIB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58"/>
          <table:table-cell office:value-type="string" calcext:value-type="string">
            <text:p>\ \ \ 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IA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9"/>
          <table:table-cell office:value-type="string" calcext:value-type="string">
            <text:p>\ \ \ 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OST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0"/>
          <table:table-cell office:value-type="string" calcext:value-type="string">
            <text:p>\ \ \ 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AT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1"/>
          <table:table-cell office:value-type="string" calcext:value-type="string">
            <text:p>\ \ \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RD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2"/>
          <table:table-cell office:value-type="string" calcext:value-type="string">
            <text:p>\ \ \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MR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63"/>
          <table:table-cell office:value-type="string" calcext:value-type="string">
            <text:p>\ \ \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L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3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4"/>
          <table:table-cell office:value-type="string" calcext:value-type="string">
            <text:p>\ \ \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DAX</text:p>
          </table:table-cell>
          <table:table-cell office:value-type="string" calcext:value-type="string">
            <text:p>BTC</text:p>
          </table:table-cell>
          <table:table-cell table:number-columns-repeated="26"/>
          <table:table-cell office:value-type="float" office:value="1.016304" calcext:value-type="float">
            <text:p>1.016304</text:p>
          </table:table-cell>
          <table:table-cell table:number-columns-repeated="100"/>
          <table:table-cell office:value-type="string" calcext:value-type="string">
            <text:p>\ \ \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1.06" calcext:value-type="float">
            <text:p>61.06</text:p>
          </table:table-cell>
        </table:table-row>
        <table:table-row table:style-name="ro1">
          <table:table-cell/>
          <table:table-cell office:value-type="string" calcext:value-type="string">
            <text:p>EUR</text:p>
          </table:table-cell>
          <table:table-cell table:number-columns-repeated="127"/>
          <table:table-cell office:value-type="float" office:value="1.01544" calcext:value-type="float">
            <text:p>1.01544</text:p>
          </table:table-cell>
          <table:table-cell office:value-type="string" calcext:value-type="string">
            <text:p>\ \ \ 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1.06" calcext:value-type="float">
            <text:p>61.06</text:p>
          </table:table-cell>
        </table:table-row>
        <table:table-row table:style-name="ro1">
          <table:table-cell/>
          <table:table-cell office:value-type="string" calcext:value-type="string">
            <text:p>GBP</text:p>
          </table:table-cell>
          <table:table-cell table:number-columns-repeated="127"/>
          <table:table-cell office:value-type="float" office:value="1.01544" calcext:value-type="float">
            <text:p>1.01544</text:p>
          </table:table-cell>
          <table:table-cell/>
          <table:table-cell office:value-type="string" calcext:value-type="string">
            <text:p>\ \ \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H</text:p>
          </table:table-cell>
          <table:table-cell table:number-columns-repeated="127"/>
          <table:table-cell office:value-type="float" office:value="1.01544" calcext:value-type="float">
            <text:p>1.0154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\ \ \ 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D</text:p>
          </table:table-cell>
          <table:table-cell table:number-columns-repeated="127"/>
          <table:table-cell office:value-type="float" office:value="1.01544" calcext:value-type="float">
            <text:p>1.015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\ \ \ </text:p>
          </table:table-cell>
          <table:table-cell office:value-type="float" office:value="12" calcext:value-type="float">
            <text:p>12</text:p>
          </table:table-cell>
          <table:table-cell office:value-type="float" office:value="61.06" calcext:value-type="float">
            <text:p>61.06</text:p>
          </table:table-cell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table:number-columns-repeated="61"/>
          <table:table-cell office:value-type="float" office:value="12" calcext:value-type="float">
            <text:p>12</text:p>
          </table:table-cell>
          <table:table-cell table:number-columns-repeated="65"/>
          <table:table-cell office:value-type="float" office:value="1.01544" calcext:value-type="float">
            <text:p>1.015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table:number-columns-repeated="100"/>
          <table:table-cell office:value-type="float" office:value="61.17154" calcext:value-type="float">
            <text:p>61.17154</text:p>
          </table:table-cell>
          <table:table-cell table:number-columns-repeated="26"/>
          <table:table-cell office:value-type="float" office:value="1.01544" calcext:value-type="float">
            <text:p>1.015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/00/0000</text:date>, <text:time style:data-style-name="N2" text:time-value="02:11:17.1741768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02:07:00.429359381</meta:creation-date>
    <dc:date>2018-05-18T01:00:53.391828983</dc:date>
    <meta:editing-duration>PT22H46M57S</meta:editing-duration>
    <meta:editing-cycles>4</meta:editing-cycles>
    <meta:generator>LibreOffice/5.1.6.2$Linux_X86_64 LibreOffice_project/10m0$Build-2</meta:generator>
    <meta:document-statistic meta:table-count="6" meta:cell-count="6396" meta:object-count="0"/>
  </office:meta>
</office:document-meta>
</file>